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99in" fo:margin-left="0in" fo:margin-right="-0.0049in" table:align="margins"/>
    </style:style>
    <style:style style:name="Table8.A" style:family="table-column">
      <style:table-column-properties style:column-width="1.0778in" style:rel-column-width="10192*"/>
    </style:style>
    <style:style style:name="Table8.B" style:family="table-column">
      <style:table-column-properties style:column-width="0.8465in" style:rel-column-width="8005*"/>
    </style:style>
    <style:style style:name="Table8.C" style:family="table-column">
      <style:table-column-properties style:column-width="2.575in" style:rel-column-width="24351*"/>
    </style:style>
    <style:style style:name="Table8.D" style:family="table-column">
      <style:table-column-properties style:column-width="2.4306in" style:rel-column-width="22987*"/>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C2" style:family="table-cell">
      <style:table-cell-properties fo:background-color="#00ffff" fo:padding="0.0382in" fo:border-left="0.05pt solid #000000" fo:border-right="none" fo:border-top="none" fo:border-bottom="0.05pt solid #000000">
        <style:background-image/>
      </style:table-cell-properties>
    </style:style>
    <style:style style:name="Table8.D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3" style:family="table-cell">
      <style:table-cell-properties fo:background-color="#00ffff" fo:padding="0.0382in" fo:border-left="0.05pt solid #000000" fo:border-right="none" fo:border-top="none" fo:border-bottom="0.05pt solid #000000">
        <style:background-image/>
      </style:table-cell-properties>
    </style:style>
    <style:style style:name="Table8.D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4" style:family="table-cell">
      <style:table-cell-properties fo:background-color="#00ffff" fo:padding="0.0382in" fo:border-left="0.05pt solid #000000" fo:border-right="none" fo:border-top="none" fo:border-bottom="0.05pt solid #000000">
        <style:background-image/>
      </style:table-cell-properties>
    </style:style>
    <style:style style:name="Table8.D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8.C5" style:family="table-cell">
      <style:table-cell-properties fo:background-color="#ffff00" fo:padding="0.0382in" fo:border-left="0.05pt solid #000000" fo:border-right="none" fo:border-top="none" fo:border-bottom="0.05pt solid #000000">
        <style:background-image/>
      </style:table-cell-properties>
    </style:style>
    <style:style style:name="Table8.D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C6" style:family="table-cell">
      <style:table-cell-properties fo:background-color="#ffff00" fo:padding="0.0382in" fo:border-left="0.05pt solid #000000" fo:border-right="none" fo:border-top="none" fo:border-bottom="0.05pt solid #000000">
        <style:background-image/>
      </style:table-cell-properties>
    </style:style>
    <style:style style:name="Table8.D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C7" style:family="table-cell">
      <style:table-cell-properties fo:background-color="transparent" fo:padding="0.0382in" fo:border-left="0.05pt solid #000000" fo:border-right="none" fo:border-top="none" fo:border-bottom="0.05pt solid #000000">
        <style:background-image/>
      </style:table-cell-properties>
    </style:style>
    <style:style style:name="Table8.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0.9403in" style:rel-column-width="8898*"/>
    </style:style>
    <style:style style:name="Table6.B" style:family="table-column">
      <style:table-column-properties style:column-width="0.8028in" style:rel-column-width="7597*"/>
    </style:style>
    <style:style style:name="Table6.C" style:family="table-column">
      <style:table-column-properties style:column-width="1.2444in" style:rel-column-width="11776*"/>
    </style:style>
    <style:style style:name="Table6.D" style:family="table-column">
      <style:table-column-properties style:column-width="1.9313in" style:rel-column-width="18276*"/>
    </style:style>
    <style:style style:name="Table6.E" style:family="table-column">
      <style:table-column-properties style:column-width="2.0063in" style:rel-column-width="1898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5201in" style:rel-column-width="4922*"/>
    </style:style>
    <style:style style:name="Table2.B" style:family="table-column">
      <style:table-column-properties style:column-width="0.5063in" style:rel-column-width="4790*"/>
    </style:style>
    <style:style style:name="Table2.C" style:family="table-column">
      <style:table-column-properties style:column-width="0.6007in" style:rel-column-width="5684*"/>
    </style:style>
    <style:style style:name="Table2.D" style:family="table-column">
      <style:table-column-properties style:column-width="0.8347in" style:rel-column-width="7899*"/>
    </style:style>
    <style:style style:name="Table2.E" style:family="table-column">
      <style:table-column-properties style:column-width="4.4632in" style:rel-column-width="4224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7" style:family="table-cell">
      <style:table-cell-properties fo:background-color="#00ffff" fo:padding="0.0382in" fo:border-left="0.05pt solid #000000" fo:border-right="none" fo:border-top="none" fo:border-bottom="0.05pt solid #000000">
        <style:background-image/>
      </style:table-cell-properties>
    </style:style>
    <style:style style:name="Table2.E7"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16" style:family="table-cell">
      <style:table-cell-properties fo:background-color="#cccccd" fo:padding="0.0382in" fo:border-left="0.05pt solid #000000" fo:border-right="none" fo:border-top="none" fo:border-bottom="0.05pt solid #000000">
        <style:background-image/>
      </style:table-cell-properties>
    </style:style>
    <style:style style:name="Table2.E16" style:family="table-cell">
      <style:table-cell-properties fo:background-color="#cccccd" fo:padding="0.0382in" fo:border-left="0.05pt solid #000000" fo:border-right="0.05pt solid #000000" fo:border-top="none" fo:border-bottom="0.05pt solid #000000">
        <style:background-image/>
      </style:table-cell-properties>
    </style:style>
    <style:style style:name="Table2.A18" style:family="table-cell">
      <style:table-cell-properties fo:background-color="transparent" fo:padding="0.0382in" fo:border-left="0.05pt solid #000000" fo:border-right="none" fo:border-top="none" fo:border-bottom="0.05pt solid #000000">
        <style:background-image/>
      </style:table-cell-properties>
    </style:style>
    <style:style style:name="Table2.E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9"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2.A20" style:family="table-cell">
      <style:table-cell-properties style:vertical-align="middle" fo:background-color="#cccccd" fo:padding="0.0382in" fo:border-left="0.05pt solid #000000" fo:border-right="none" fo:border-top="none" fo:border-bottom="0.05pt solid #000000">
        <style:background-image/>
      </style:table-cell-properties>
    </style:style>
    <style:style style:name="Table2.E20" style:family="table-cell">
      <style:table-cell-properties style:vertical-align="middle" fo:background-color="#cccccd"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0.6722in" style:rel-column-width="6361*"/>
    </style:style>
    <style:style style:name="Table1.B" style:family="table-column">
      <style:table-column-properties style:column-width="0.6361in" style:rel-column-width="6019*"/>
    </style:style>
    <style:style style:name="Table1.C" style:family="table-column">
      <style:table-column-properties style:column-width="0.975in" style:rel-column-width="9226*"/>
    </style:style>
    <style:style style:name="Table1.D" style:family="table-column">
      <style:table-column-properties style:column-width="1.0875in" style:rel-column-width="10291*"/>
    </style:style>
    <style:style style:name="Table1.E" style:family="table-column">
      <style:table-column-properties style:column-width="0.5632in" style:rel-column-width="5329*"/>
    </style:style>
    <style:style style:name="Table1.F" style:family="table-column">
      <style:table-column-properties style:column-width="2.9917in" style:rel-column-width="2830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9in" style:rel-column-width="6433*"/>
    </style:style>
    <style:style style:name="Table4.B" style:family="table-column">
      <style:table-column-properties style:column-width="0.5792in" style:rel-column-width="5480*"/>
    </style:style>
    <style:style style:name="Table4.C" style:family="table-column">
      <style:table-column-properties style:column-width="1.025in" style:rel-column-width="9700*"/>
    </style:style>
    <style:style style:name="Table4.D" style:family="table-column">
      <style:table-column-properties style:column-width="1.0132in" style:rel-column-width="9588*"/>
    </style:style>
    <style:style style:name="Table4.E" style:family="table-column">
      <style:table-column-properties style:column-width="0.6375in" style:rel-column-width="6033*"/>
    </style:style>
    <style:style style:name="Table4.F" style:family="table-column">
      <style:table-column-properties style:column-width="2.9903in" style:rel-column-width="2830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0993in" style:rel-column-width="10403*"/>
    </style:style>
    <style:style style:name="Table5.B" style:family="table-column">
      <style:table-column-properties style:column-width="1.5729in" style:rel-column-width="14885*"/>
    </style:style>
    <style:style style:name="Table5.C" style:family="table-column">
      <style:table-column-properties style:column-width="4.2528in" style:rel-column-width="4024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125in" style:rel-column-width="9581*"/>
    </style:style>
    <style:style style:name="Table3.B" style:family="table-column">
      <style:table-column-properties style:column-width="1.2299in" style:rel-column-width="11638*"/>
    </style:style>
    <style:style style:name="Table3.C" style:family="table-column">
      <style:table-column-properties style:column-width="4.6826in" style:rel-column-width="4431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P2" style:family="paragraph" style:parent-style-name="Footer">
      <style:paragraph-properties fo:text-align="center" style:justify-single-word="false"/>
      <style:text-properties officeooo:paragraph-rsid="00159e98"/>
    </style:style>
    <style:style style:name="P3" style:family="paragraph" style:parent-style-name="Text_20_body">
      <style:text-properties style:font-name="Arial1" officeooo:paragraph-rsid="00159e98"/>
    </style:style>
    <style:style style:name="P4" style:family="paragraph" style:parent-style-name="Text_20_body">
      <style:text-properties style:font-name="Arial1" officeooo:rsid="0016ffa8" officeooo:paragraph-rsid="0016ffa8"/>
    </style:style>
    <style:style style:name="P5" style:family="paragraph" style:parent-style-name="Text_20_body">
      <style:text-properties style:font-name="Arial1" officeooo:rsid="001b109c" officeooo:paragraph-rsid="001b109c"/>
    </style:style>
    <style:style style:name="P6" style:family="paragraph" style:parent-style-name="Text_20_body">
      <style:text-properties style:font-name="Arial1" officeooo:rsid="002284f1" officeooo:paragraph-rsid="002284f1"/>
    </style:style>
    <style:style style:name="P7" style:family="paragraph" style:parent-style-name="Text_20_body">
      <style:text-properties style:font-name="Arial1" officeooo:rsid="00239674" officeooo:paragraph-rsid="00239674"/>
    </style:style>
    <style:style style:name="P8" style:family="paragraph" style:parent-style-name="Text_20_body">
      <style:text-properties style:font-name="Arial1" officeooo:rsid="002a71e0" officeooo:paragraph-rsid="002a71e0"/>
    </style:style>
    <style:style style:name="P9" style:family="paragraph" style:parent-style-name="Text_20_body">
      <style:text-properties style:font-name="Arial1" officeooo:rsid="002b7917" officeooo:paragraph-rsid="002b7917"/>
    </style:style>
    <style:style style:name="P10" style:family="paragraph" style:parent-style-name="Text_20_body">
      <style:text-properties style:font-name="Arial1" officeooo:rsid="002c6d56" officeooo:paragraph-rsid="002c6d56"/>
    </style:style>
    <style:style style:name="P11" style:family="paragraph" style:parent-style-name="Text_20_body">
      <style:text-properties style:font-name="Arial1" officeooo:rsid="00412635" officeooo:paragraph-rsid="00412635"/>
    </style:style>
    <style:style style:name="P12" style:family="paragraph" style:parent-style-name="Text_20_body">
      <style:text-properties style:font-name="Arial1" officeooo:rsid="005040c3" officeooo:paragraph-rsid="005040c3"/>
    </style:style>
    <style:style style:name="P13" style:family="paragraph" style:parent-style-name="Text_20_body">
      <style:text-properties style:font-name="Arial1" officeooo:rsid="002fe2e6" officeooo:paragraph-rsid="002fe2e6"/>
    </style:style>
    <style:style style:name="P14" style:family="paragraph" style:parent-style-name="Text_20_body">
      <style:text-properties style:font-name="Arial1" officeooo:rsid="0035bf83" officeooo:paragraph-rsid="0035bf83"/>
    </style:style>
    <style:style style:name="P15" style:family="paragraph" style:parent-style-name="Text_20_body">
      <style:text-properties style:font-name="Arial1" officeooo:rsid="0035bf83" officeooo:paragraph-rsid="0074f13e"/>
    </style:style>
    <style:style style:name="P16" style:family="paragraph" style:parent-style-name="Text_20_body">
      <style:text-properties style:font-name="Arial1" officeooo:rsid="004b6b41" officeooo:paragraph-rsid="004b6b41"/>
    </style:style>
    <style:style style:name="P17" style:family="paragraph" style:parent-style-name="Text_20_body">
      <style:text-properties style:font-name="Arial1" officeooo:rsid="00644e3b" officeooo:paragraph-rsid="00644e3b"/>
    </style:style>
    <style:style style:name="P18" style:family="paragraph" style:parent-style-name="Text_20_body">
      <style:text-properties style:font-name="Arial1" officeooo:rsid="00644e3b" officeooo:paragraph-rsid="006ac1fc"/>
    </style:style>
    <style:style style:name="P19" style:family="paragraph" style:parent-style-name="Text_20_body">
      <style:text-properties style:font-name="Arial1" officeooo:rsid="00681d49" officeooo:paragraph-rsid="00589eeb"/>
    </style:style>
    <style:style style:name="P20" style:family="paragraph" style:parent-style-name="Text_20_body">
      <style:text-properties style:font-name="Arial1" officeooo:rsid="00589eeb" officeooo:paragraph-rsid="006c526c"/>
    </style:style>
    <style:style style:name="P21" style:family="paragraph" style:parent-style-name="Text_20_body">
      <style:text-properties style:font-name="Arial1" officeooo:rsid="00589eeb" officeooo:paragraph-rsid="00589eeb"/>
    </style:style>
    <style:style style:name="P22" style:family="paragraph" style:parent-style-name="Text_20_body">
      <style:text-properties style:font-name="Arial1" officeooo:rsid="00580a86" officeooo:paragraph-rsid="00580a86"/>
    </style:style>
    <style:style style:name="P23" style:family="paragraph" style:parent-style-name="Text_20_body">
      <style:text-properties style:font-name="Arial1" officeooo:rsid="0037a9cd" officeooo:paragraph-rsid="0074f13e"/>
    </style:style>
    <style:style style:name="P24" style:family="paragraph" style:parent-style-name="Text_20_body">
      <style:text-properties style:font-name="Arial1" officeooo:rsid="0037a9cd" officeooo:paragraph-rsid="0088fea2"/>
    </style:style>
    <style:style style:name="P25" style:family="paragraph" style:parent-style-name="Text_20_body">
      <style:text-properties style:font-name="Arial1" officeooo:rsid="0037a9cd" officeooo:paragraph-rsid="00af1ac9"/>
    </style:style>
    <style:style style:name="P26" style:family="paragraph" style:parent-style-name="Text_20_body">
      <style:text-properties style:font-name="Arial1" officeooo:rsid="006ac1fc" officeooo:paragraph-rsid="006ac1fc"/>
    </style:style>
    <style:style style:name="P27" style:family="paragraph" style:parent-style-name="Text_20_body">
      <style:text-properties style:font-name="Arial1" officeooo:rsid="0034ca1b" officeooo:paragraph-rsid="0074f13e"/>
    </style:style>
    <style:style style:name="P28" style:family="paragraph" style:parent-style-name="Text_20_body">
      <style:text-properties style:font-name="Arial1" officeooo:rsid="003d72df" officeooo:paragraph-rsid="0074f13e"/>
    </style:style>
    <style:style style:name="P29" style:family="paragraph" style:parent-style-name="Text_20_body">
      <style:text-properties style:font-name="Arial1" officeooo:rsid="0081b334" officeooo:paragraph-rsid="0081b334"/>
    </style:style>
    <style:style style:name="P30" style:family="paragraph" style:parent-style-name="Text_20_body">
      <style:text-properties style:font-name="Arial1" officeooo:rsid="0088fe71" officeooo:paragraph-rsid="0088fe71"/>
    </style:style>
    <style:style style:name="P31" style:family="paragraph" style:parent-style-name="Text_20_body">
      <style:text-properties style:font-name="Arial1" officeooo:rsid="0088fea2" officeooo:paragraph-rsid="0088fea2"/>
    </style:style>
    <style:style style:name="P32" style:family="paragraph" style:parent-style-name="Text_20_body">
      <style:text-properties style:font-name="Arial1" officeooo:rsid="0078a362" officeooo:paragraph-rsid="0078a362"/>
    </style:style>
    <style:style style:name="P33" style:family="paragraph" style:parent-style-name="Text_20_body">
      <style:text-properties style:font-name="Arial1" officeooo:rsid="0074080a" officeooo:paragraph-rsid="0074080a"/>
    </style:style>
    <style:style style:name="P34" style:family="paragraph" style:parent-style-name="Text_20_body">
      <style:text-properties style:font-name="Arial1" officeooo:rsid="007dccaa" officeooo:paragraph-rsid="007dccaa"/>
    </style:style>
    <style:style style:name="P35" style:family="paragraph" style:parent-style-name="Text_20_body">
      <style:text-properties style:font-name="Arial1" officeooo:rsid="008f19f5"/>
    </style:style>
    <style:style style:name="P36" style:family="paragraph" style:parent-style-name="Text_20_body">
      <style:text-properties style:font-name="Arial1" officeooo:rsid="008f19f5" officeooo:paragraph-rsid="008f19f5"/>
    </style:style>
    <style:style style:name="P37" style:family="paragraph" style:parent-style-name="Text_20_body">
      <style:text-properties style:font-name="Arial1" officeooo:rsid="00935552" officeooo:paragraph-rsid="00935552"/>
    </style:style>
    <style:style style:name="P38" style:family="paragraph" style:parent-style-name="Text_20_body">
      <style:text-properties style:font-name="Arial1" officeooo:rsid="0094bfcb" officeooo:paragraph-rsid="0094bfcb"/>
    </style:style>
    <style:style style:name="P39" style:family="paragraph" style:parent-style-name="Text_20_body">
      <style:text-properties style:font-name="Arial1" fo:font-weight="bold" officeooo:rsid="0094bfcb" officeooo:paragraph-rsid="0094bfcb" style:font-weight-asian="bold" style:font-weight-complex="bold"/>
    </style:style>
    <style:style style:name="P40" style:family="paragraph" style:parent-style-name="Text_20_body">
      <style:text-properties style:font-name="Arial1" officeooo:rsid="009aa5b0" officeooo:paragraph-rsid="009aa5b0"/>
    </style:style>
    <style:style style:name="P41" style:family="paragraph" style:parent-style-name="Text_20_body">
      <style:text-properties style:font-name="Arial1" officeooo:rsid="00a084f0" officeooo:paragraph-rsid="00a084f0"/>
    </style:style>
    <style:style style:name="P42" style:family="paragraph" style:parent-style-name="Text_20_body">
      <style:text-properties style:font-name="Arial1" officeooo:rsid="008d5582" officeooo:paragraph-rsid="008d5582"/>
    </style:style>
    <style:style style:name="P43" style:family="paragraph" style:parent-style-name="Text_20_body">
      <style:text-properties style:font-name="Arial1" officeooo:rsid="0091f800" officeooo:paragraph-rsid="0091f800"/>
    </style:style>
    <style:style style:name="P44" style:family="paragraph" style:parent-style-name="Text_20_body">
      <style:text-properties style:font-name="Arial1" officeooo:rsid="006c526c" officeooo:paragraph-rsid="00b871dc"/>
    </style:style>
    <style:style style:name="P45" style:family="paragraph" style:parent-style-name="Text_20_body">
      <style:text-properties style:font-name="Arial1" officeooo:rsid="00a25443" officeooo:paragraph-rsid="00bc288c"/>
    </style:style>
    <style:style style:name="P46" style:family="paragraph" style:parent-style-name="Text_20_body">
      <style:text-properties style:font-name="Arial1" officeooo:rsid="00a409ea" officeooo:paragraph-rsid="00bc8fb5"/>
    </style:style>
    <style:style style:name="P47" style:family="paragraph" style:parent-style-name="Text_20_body">
      <style:text-properties officeooo:paragraph-rsid="00159e98"/>
    </style:style>
    <style:style style:name="P48" style:family="paragraph" style:parent-style-name="Text_20_body">
      <style:text-properties officeooo:paragraph-rsid="0016ffa8"/>
    </style:style>
    <style:style style:name="P49" style:family="paragraph" style:parent-style-name="Text_20_body">
      <style:text-properties officeooo:rsid="00159e98" officeooo:paragraph-rsid="00159e98"/>
    </style:style>
    <style:style style:name="P50" style:family="paragraph" style:parent-style-name="Text_20_body">
      <style:text-properties officeooo:rsid="001f00f8" officeooo:paragraph-rsid="001f00f8"/>
    </style:style>
    <style:style style:name="P51" style:family="paragraph" style:parent-style-name="Text_20_body">
      <style:text-properties officeooo:rsid="00205896"/>
    </style:style>
    <style:style style:name="P52" style:family="paragraph" style:parent-style-name="Text_20_body">
      <style:text-properties officeooo:rsid="00205896" officeooo:paragraph-rsid="00239674"/>
    </style:style>
    <style:style style:name="P53" style:family="paragraph" style:parent-style-name="Text_20_body">
      <style:text-properties officeooo:rsid="00205896" officeooo:paragraph-rsid="0024a643"/>
    </style:style>
    <style:style style:name="P54" style:family="paragraph" style:parent-style-name="Text_20_body">
      <style:text-properties officeooo:rsid="00205896" officeooo:paragraph-rsid="002a54ea"/>
    </style:style>
    <style:style style:name="P55" style:family="paragraph" style:parent-style-name="Text_20_body">
      <style:text-properties officeooo:rsid="00205896" officeooo:paragraph-rsid="002a71e0"/>
    </style:style>
    <style:style style:name="P56" style:family="paragraph" style:parent-style-name="Text_20_body">
      <style:text-properties officeooo:rsid="00205896" officeooo:paragraph-rsid="002b7917"/>
    </style:style>
    <style:style style:name="P57" style:family="paragraph" style:parent-style-name="Text_20_body">
      <style:text-properties officeooo:rsid="00205896" officeooo:paragraph-rsid="002c6d56"/>
    </style:style>
    <style:style style:name="P58" style:family="paragraph" style:parent-style-name="Text_20_body">
      <style:text-properties officeooo:rsid="00205896" officeooo:paragraph-rsid="00348dab"/>
    </style:style>
    <style:style style:name="P59" style:family="paragraph" style:parent-style-name="Text_20_body">
      <style:text-properties officeooo:rsid="00205896" officeooo:paragraph-rsid="00580a86"/>
    </style:style>
    <style:style style:name="P60" style:family="paragraph" style:parent-style-name="Text_20_body">
      <style:text-properties officeooo:rsid="00205896" officeooo:paragraph-rsid="00589eeb"/>
    </style:style>
    <style:style style:name="P61" style:family="paragraph" style:parent-style-name="Text_20_body">
      <style:text-properties officeooo:rsid="00205896" officeooo:paragraph-rsid="006ac1fc"/>
    </style:style>
    <style:style style:name="P62" style:family="paragraph" style:parent-style-name="Text_20_body">
      <style:text-properties officeooo:rsid="00205896" officeooo:paragraph-rsid="006c526c"/>
    </style:style>
    <style:style style:name="P63" style:family="paragraph" style:parent-style-name="Text_20_body">
      <style:text-properties officeooo:rsid="00205896" officeooo:paragraph-rsid="002f46f9"/>
    </style:style>
    <style:style style:name="P64" style:family="paragraph" style:parent-style-name="Text_20_body">
      <style:text-properties officeooo:rsid="00205896" officeooo:paragraph-rsid="0072d3c4"/>
    </style:style>
    <style:style style:name="P65" style:family="paragraph" style:parent-style-name="Text_20_body">
      <style:text-properties officeooo:rsid="00205896" officeooo:paragraph-rsid="0074f13e"/>
    </style:style>
    <style:style style:name="P66" style:family="paragraph" style:parent-style-name="Text_20_body">
      <style:text-properties officeooo:rsid="00205896" officeooo:paragraph-rsid="0074080a"/>
    </style:style>
    <style:style style:name="P67" style:family="paragraph" style:parent-style-name="Text_20_body">
      <style:text-properties officeooo:rsid="00205896" officeooo:paragraph-rsid="0078a362"/>
    </style:style>
    <style:style style:name="P68" style:family="paragraph" style:parent-style-name="Text_20_body">
      <style:text-properties officeooo:rsid="00205896" officeooo:paragraph-rsid="008c659d"/>
    </style:style>
    <style:style style:name="P69" style:family="paragraph" style:parent-style-name="Text_20_body">
      <style:text-properties officeooo:rsid="00205896" officeooo:paragraph-rsid="008f19f5"/>
    </style:style>
    <style:style style:name="P70" style:family="paragraph" style:parent-style-name="Text_20_body">
      <style:text-properties officeooo:rsid="00205896" officeooo:paragraph-rsid="00b00111"/>
    </style:style>
    <style:style style:name="P71" style:family="paragraph" style:parent-style-name="Text_20_body">
      <style:text-properties officeooo:rsid="00239674" officeooo:paragraph-rsid="00239674"/>
    </style:style>
    <style:style style:name="P72" style:family="paragraph" style:parent-style-name="Text_20_body">
      <style:text-properties officeooo:rsid="0024a643" officeooo:paragraph-rsid="0024a643"/>
    </style:style>
    <style:style style:name="P73" style:family="paragraph" style:parent-style-name="Text_20_body">
      <style:text-properties officeooo:paragraph-rsid="002c6d56"/>
    </style:style>
    <style:style style:name="P74" style:family="paragraph" style:parent-style-name="Text_20_body">
      <style:text-properties officeooo:paragraph-rsid="002d3992"/>
    </style:style>
    <style:style style:name="P75" style:family="paragraph" style:parent-style-name="Text_20_body">
      <style:text-properties officeooo:paragraph-rsid="00412635"/>
    </style:style>
    <style:style style:name="P76" style:family="paragraph" style:parent-style-name="Text_20_body">
      <style:text-properties officeooo:paragraph-rsid="005ce3d1"/>
    </style:style>
    <style:style style:name="P77" style:family="paragraph" style:parent-style-name="Text_20_body">
      <style:text-properties officeooo:rsid="003a349d" officeooo:paragraph-rsid="003a349d"/>
    </style:style>
    <style:style style:name="P78" style:family="paragraph" style:parent-style-name="Text_20_body">
      <style:text-properties officeooo:rsid="003d72df" officeooo:paragraph-rsid="003d72df"/>
    </style:style>
    <style:style style:name="P79" style:family="paragraph" style:parent-style-name="Text_20_body">
      <style:text-properties officeooo:paragraph-rsid="0088fe71"/>
    </style:style>
    <style:style style:name="P80" style:family="paragraph" style:parent-style-name="Text_20_body">
      <style:text-properties officeooo:rsid="0074080a" officeooo:paragraph-rsid="0074080a"/>
    </style:style>
    <style:style style:name="P81" style:family="paragraph" style:parent-style-name="Text_20_body">
      <style:text-properties officeooo:rsid="0088fe71" officeooo:paragraph-rsid="0088fe71"/>
    </style:style>
    <style:style style:name="P82" style:family="paragraph" style:parent-style-name="Text_20_body">
      <style:text-properties officeooo:paragraph-rsid="009aa5b0"/>
    </style:style>
    <style:style style:name="P83" style:family="paragraph" style:parent-style-name="Text_20_body">
      <style:text-properties officeooo:paragraph-rsid="009f3044"/>
    </style:style>
    <style:style style:name="P84" style:family="paragraph" style:parent-style-name="Text_20_body">
      <style:text-properties officeooo:paragraph-rsid="00aa230e"/>
    </style:style>
    <style:style style:name="P85" style:family="paragraph" style:parent-style-name="Text_20_body">
      <style:text-properties officeooo:paragraph-rsid="00aaf207"/>
    </style:style>
    <style:style style:name="P86" style:family="paragraph" style:parent-style-name="Text_20_body">
      <style:text-properties officeooo:paragraph-rsid="00ac4781"/>
    </style:style>
    <style:style style:name="P87" style:family="paragraph" style:parent-style-name="Text_20_body">
      <style:text-properties officeooo:rsid="00aa230e" officeooo:paragraph-rsid="00aa230e"/>
    </style:style>
    <style:style style:name="P88" style:family="paragraph" style:parent-style-name="Text_20_body">
      <style:text-properties officeooo:paragraph-rsid="00580a86"/>
    </style:style>
    <style:style style:name="P89" style:family="paragraph" style:parent-style-name="Text_20_body">
      <style:text-properties officeooo:paragraph-rsid="00b54f86"/>
    </style:style>
    <style:style style:name="P90" style:family="paragraph" style:parent-style-name="Text_20_body">
      <style:text-properties officeooo:paragraph-rsid="00b5a915"/>
    </style:style>
    <style:style style:name="P91" style:family="paragraph" style:parent-style-name="Text_20_body">
      <style:text-properties officeooo:paragraph-rsid="00b31025"/>
    </style:style>
    <style:style style:name="P92" style:family="paragraph" style:parent-style-name="Table_20_Contents">
      <style:paragraph-properties fo:text-align="center" style:justify-single-word="false"/>
      <style:text-properties officeooo:paragraph-rsid="001b109c"/>
    </style:style>
    <style:style style:name="P93" style:family="paragraph" style:parent-style-name="Table_20_Contents">
      <style:text-properties officeooo:paragraph-rsid="001b109c"/>
    </style:style>
    <style:style style:name="P94" style:family="paragraph" style:parent-style-name="Table_20_Contents">
      <style:text-properties officeooo:paragraph-rsid="001ce3c5"/>
    </style:style>
    <style:style style:name="P95" style:family="paragraph" style:parent-style-name="Table_20_Contents">
      <style:paragraph-properties fo:text-align="center" style:justify-single-word="false"/>
      <style:text-properties officeooo:rsid="001b109c" officeooo:paragraph-rsid="001b109c"/>
    </style:style>
    <style:style style:name="P96" style:family="paragraph" style:parent-style-name="Table_20_Contents">
      <style:text-properties officeooo:rsid="001b109c" officeooo:paragraph-rsid="001b109c"/>
    </style:style>
    <style:style style:name="P97" style:family="paragraph" style:parent-style-name="Table_20_Contents">
      <style:paragraph-properties fo:text-align="center" style:justify-single-word="false"/>
      <style:text-properties officeooo:rsid="001ce3c5" officeooo:paragraph-rsid="001ce3c5"/>
    </style:style>
    <style:style style:name="P98" style:family="paragraph" style:parent-style-name="Table_20_Contents">
      <style:text-properties officeooo:rsid="0026f41b" officeooo:paragraph-rsid="0026f41b"/>
    </style:style>
    <style:style style:name="P99" style:family="paragraph" style:parent-style-name="Table_20_Contents">
      <style:paragraph-properties fo:text-align="center" style:justify-single-word="false"/>
      <style:text-properties style:font-name="Courier New" fo:font-size="10pt" officeooo:paragraph-rsid="004d4e0c" style:font-size-asian="10pt" style:font-size-complex="10pt"/>
    </style:style>
    <style:style style:name="P100" style:family="paragraph" style:parent-style-name="Table_20_Contents">
      <style:paragraph-properties fo:text-align="center" style:justify-single-word="false"/>
      <style:text-properties style:font-name="Courier New" fo:font-size="10pt" officeooo:paragraph-rsid="0074080a" style:font-size-asian="10pt" style:font-size-complex="10pt"/>
    </style:style>
    <style:style style:name="P101" style:family="paragraph" style:parent-style-name="Table_20_Contents">
      <style:paragraph-properties fo:text-align="center" style:justify-single-word="false"/>
      <style:text-properties style:font-name="Courier New" fo:font-size="10pt" officeooo:rsid="00447d85" officeooo:paragraph-rsid="00447d85" style:font-size-asian="10pt" style:font-size-complex="10pt"/>
    </style:style>
    <style:style style:name="P102" style:family="paragraph" style:parent-style-name="Table_20_Contents">
      <style:paragraph-properties fo:text-align="center" style:justify-single-word="false"/>
      <style:text-properties style:font-name="Courier New" fo:font-size="10pt" officeooo:rsid="004b6b41" officeooo:paragraph-rsid="004b6b41" style:font-size-asian="10pt" style:font-size-complex="10pt"/>
    </style:style>
    <style:style style:name="P103" style:family="paragraph" style:parent-style-name="Table_20_Contents">
      <style:paragraph-properties fo:text-align="center" style:justify-single-word="false"/>
      <style:text-properties style:font-name="Courier New" fo:font-size="10pt" officeooo:rsid="004d4d0a" officeooo:paragraph-rsid="004d4d0a" style:font-size-asian="10pt" style:font-size-complex="10pt"/>
    </style:style>
    <style:style style:name="P104" style:family="paragraph" style:parent-style-name="Table_20_Contents">
      <style:paragraph-properties fo:text-align="center" style:justify-single-word="false"/>
      <style:text-properties style:font-name="Courier New" fo:font-size="10pt" officeooo:rsid="0051f0f6" officeooo:paragraph-rsid="0051f0f6" style:font-size-asian="10pt" style:font-size-complex="10pt"/>
    </style:style>
    <style:style style:name="P105" style:family="paragraph" style:parent-style-name="Table_20_Contents">
      <style:paragraph-properties fo:text-align="center" style:justify-single-word="false"/>
      <style:text-properties style:font-name="Courier New" fo:font-size="10pt" officeooo:rsid="00312868" officeooo:paragraph-rsid="00312868" style:font-size-asian="10pt" style:font-size-complex="10pt"/>
    </style:style>
    <style:style style:name="P106" style:family="paragraph" style:parent-style-name="Table_20_Contents">
      <style:paragraph-properties fo:text-align="center" style:justify-single-word="false"/>
      <style:text-properties style:font-name="Courier New" fo:font-size="10pt" officeooo:rsid="00312868" officeooo:paragraph-rsid="0074080a" style:font-size-asian="10pt" style:font-size-complex="10pt"/>
    </style:style>
    <style:style style:name="P107" style:family="paragraph" style:parent-style-name="Table_20_Contents">
      <style:text-properties style:font-name="Courier New" fo:font-size="10pt" officeooo:rsid="00312868" officeooo:paragraph-rsid="00312868" style:font-size-asian="10pt" style:font-size-complex="10pt"/>
    </style:style>
    <style:style style:name="P108" style:family="paragraph" style:parent-style-name="Table_20_Contents">
      <style:text-properties style:font-name="Courier New" fo:font-size="10pt" officeooo:rsid="00312868" officeooo:paragraph-rsid="0074080a" style:font-size-asian="10pt" style:font-size-complex="10pt"/>
    </style:style>
    <style:style style:name="P109" style:family="paragraph" style:parent-style-name="Table_20_Contents">
      <style:paragraph-properties fo:text-align="center" style:justify-single-word="false"/>
      <style:text-properties style:font-name="Courier New" fo:font-size="10pt" officeooo:rsid="002fe2e6" officeooo:paragraph-rsid="002fe2e6" style:font-size-asian="10pt" style:font-size-complex="10pt"/>
    </style:style>
    <style:style style:name="P110" style:family="paragraph" style:parent-style-name="Table_20_Contents">
      <style:paragraph-properties fo:text-align="center" style:justify-single-word="false"/>
      <style:text-properties style:font-name="Courier New" fo:font-size="10pt" officeooo:rsid="002fe2e6" officeooo:paragraph-rsid="0074080a" style:font-size-asian="10pt" style:font-size-complex="10pt"/>
    </style:style>
    <style:style style:name="P111" style:family="paragraph" style:parent-style-name="Table_20_Contents">
      <style:text-properties style:font-name="Courier New" fo:font-size="10pt" officeooo:rsid="002fe2e6" officeooo:paragraph-rsid="002fe2e6" style:font-size-asian="10pt" style:font-size-complex="10pt"/>
    </style:style>
    <style:style style:name="P112" style:family="paragraph" style:parent-style-name="Table_20_Contents">
      <style:text-properties style:font-name="Courier New" fo:font-size="10pt" officeooo:rsid="002fe2e6" officeooo:paragraph-rsid="0074080a" style:font-size-asian="10pt" style:font-size-complex="10pt"/>
    </style:style>
    <style:style style:name="P113" style:family="paragraph" style:parent-style-name="Table_20_Contents">
      <style:paragraph-properties fo:text-align="center" style:justify-single-word="false"/>
      <style:text-properties style:font-name="Courier New" fo:font-size="10pt" officeooo:rsid="00348dab" officeooo:paragraph-rsid="00348dab" style:font-size-asian="10pt" style:font-size-complex="10pt"/>
    </style:style>
    <style:style style:name="P114" style:family="paragraph" style:parent-style-name="Table_20_Contents">
      <style:paragraph-properties fo:text-align="center" style:justify-single-word="false"/>
      <style:text-properties style:font-name="Courier New" fo:font-size="10pt" officeooo:rsid="00348dab" officeooo:paragraph-rsid="0074080a" style:font-size-asian="10pt" style:font-size-complex="10pt"/>
    </style:style>
    <style:style style:name="P115" style:family="paragraph" style:parent-style-name="Table_20_Contents">
      <style:paragraph-properties fo:text-align="center" style:justify-single-word="false"/>
      <style:text-properties style:font-name="Courier New" fo:font-size="10pt" officeooo:rsid="006e88cc" officeooo:paragraph-rsid="006e88cc" style:font-size-asian="10pt" style:font-size-complex="10pt"/>
    </style:style>
    <style:style style:name="P116" style:family="paragraph" style:parent-style-name="Table_20_Contents">
      <style:paragraph-properties fo:text-align="center" style:justify-single-word="false"/>
      <style:text-properties style:font-name="Courier New" fo:font-size="10pt" officeooo:rsid="0035bf83" officeooo:paragraph-rsid="0074080a" style:font-size-asian="10pt" style:font-size-complex="10pt"/>
    </style:style>
    <style:style style:name="P117" style:family="paragraph" style:parent-style-name="Table_20_Contents">
      <style:paragraph-properties fo:text-align="center" style:justify-single-word="false"/>
      <style:text-properties style:font-name="Courier New" fo:font-size="10pt" officeooo:rsid="0032aeea" officeooo:paragraph-rsid="0074080a" style:font-size-asian="10pt" style:font-size-complex="10pt"/>
    </style:style>
    <style:style style:name="P118" style:family="paragraph" style:parent-style-name="Table_20_Contents">
      <style:text-properties style:font-name="Courier New" fo:font-size="10pt" officeooo:rsid="0032aeea" officeooo:paragraph-rsid="0074080a" style:font-size-asian="10pt" style:font-size-complex="10pt"/>
    </style:style>
    <style:style style:name="P119" style:family="paragraph" style:parent-style-name="Table_20_Contents">
      <style:paragraph-properties fo:text-align="center" style:justify-single-word="false"/>
      <style:text-properties style:font-name="Courier New" fo:font-size="10pt" officeooo:rsid="0074080a" officeooo:paragraph-rsid="0074080a" style:font-size-asian="10pt" style:font-size-complex="10pt"/>
    </style:style>
    <style:style style:name="P120" style:family="paragraph" style:parent-style-name="Table_20_Contents">
      <style:paragraph-properties fo:text-align="center" style:justify-single-word="false"/>
      <style:text-properties style:font-name="Courier New" fo:font-size="10pt" officeooo:rsid="0074f13e" officeooo:paragraph-rsid="0074f13e" style:font-size-asian="10pt" style:font-size-complex="10pt"/>
    </style:style>
    <style:style style:name="P121" style:family="paragraph" style:parent-style-name="Table_20_Contents">
      <style:paragraph-properties fo:text-align="center" style:justify-single-word="false"/>
      <style:text-properties style:font-name="Courier New" fo:font-size="10pt" officeooo:rsid="0074f13e" officeooo:paragraph-rsid="0078a362" style:font-size-asian="10pt" style:font-size-complex="10pt"/>
    </style:style>
    <style:style style:name="P122" style:family="paragraph" style:parent-style-name="Table_20_Contents">
      <style:paragraph-properties fo:text-align="center" style:justify-single-word="false"/>
      <style:text-properties style:font-name="Courier New" fo:font-size="10pt" officeooo:rsid="0078a362" officeooo:paragraph-rsid="0078a362" style:font-size-asian="10pt" style:font-size-complex="10pt"/>
    </style:style>
    <style:style style:name="P123" style:family="paragraph" style:parent-style-name="Table_20_Contents">
      <style:text-properties style:font-name="Courier New" fo:font-size="10pt" officeooo:rsid="00a5f864" officeooo:paragraph-rsid="00a5f864" style:font-size-asian="10pt" style:font-size-complex="10pt"/>
    </style:style>
    <style:style style:name="P124" style:family="paragraph" style:parent-style-name="Table_20_Contents">
      <style:text-properties style:font-name="Courier New" fo:font-size="10pt" officeooo:rsid="009c4806" officeooo:paragraph-rsid="009c4806" style:font-size-asian="10pt" style:font-size-complex="10pt"/>
    </style:style>
    <style:style style:name="P125" style:family="paragraph" style:parent-style-name="Table_20_Contents">
      <style:paragraph-properties fo:text-align="center" style:justify-single-word="false"/>
      <style:text-properties style:font-name="Courier New" fo:font-size="10pt" officeooo:rsid="009c4806" officeooo:paragraph-rsid="00ad01ea" style:font-size-asian="10pt" style:font-size-complex="10pt"/>
    </style:style>
    <style:style style:name="P126" style:family="paragraph" style:parent-style-name="Table_20_Contents">
      <style:text-properties style:font-name="Courier New" fo:font-size="10pt" officeooo:rsid="009aa5b0" officeooo:paragraph-rsid="009aa5b0" style:font-size-asian="10pt" style:font-size-complex="10pt"/>
    </style:style>
    <style:style style:name="P127" style:family="paragraph" style:parent-style-name="Table_20_Contents">
      <style:paragraph-properties fo:text-align="center" style:justify-single-word="false"/>
      <style:text-properties style:font-name="Courier New" fo:font-size="10pt" officeooo:rsid="009f3044" officeooo:paragraph-rsid="009aa5b0" style:font-size-asian="10pt" style:font-size-complex="10pt"/>
    </style:style>
    <style:style style:name="P128" style:family="paragraph" style:parent-style-name="Table_20_Contents">
      <style:paragraph-properties fo:text-align="center" style:justify-single-word="false"/>
      <style:text-properties style:font-name="Courier New" fo:font-size="10pt" officeooo:rsid="009f3044" officeooo:paragraph-rsid="009f3044" style:font-size-asian="10pt" style:font-size-complex="10pt"/>
    </style:style>
    <style:style style:name="P129" style:family="paragraph" style:parent-style-name="Table_20_Contents">
      <style:text-properties style:font-name="Courier New" fo:font-size="10pt" officeooo:rsid="009dcb47" officeooo:paragraph-rsid="009dcb47" style:font-size-asian="10pt" style:font-size-complex="10pt"/>
    </style:style>
    <style:style style:name="P130" style:family="paragraph" style:parent-style-name="Table_20_Contents">
      <style:text-properties style:font-name="Courier New" officeooo:rsid="00681d49" officeooo:paragraph-rsid="00681d49"/>
    </style:style>
    <style:style style:name="P131" style:family="paragraph" style:parent-style-name="Table_20_Contents">
      <style:paragraph-properties fo:text-align="center" style:justify-single-word="false"/>
      <style:text-properties fo:font-size="10pt" officeooo:paragraph-rsid="002fe2e6" style:font-size-asian="10pt" style:font-size-complex="10pt"/>
    </style:style>
    <style:style style:name="P132" style:family="paragraph" style:parent-style-name="Table_20_Contents">
      <style:paragraph-properties fo:text-align="center" style:justify-single-word="false"/>
      <style:text-properties fo:font-size="10pt" officeooo:paragraph-rsid="00447d85" style:font-size-asian="10pt" style:font-size-complex="10pt"/>
    </style:style>
    <style:style style:name="P133" style:family="paragraph" style:parent-style-name="Table_20_Contents">
      <style:paragraph-properties fo:text-align="center" style:justify-single-word="false"/>
      <style:text-properties fo:font-size="10pt" officeooo:paragraph-rsid="004d4e0c" style:font-size-asian="10pt" style:font-size-complex="10pt"/>
    </style:style>
    <style:style style:name="P134" style:family="paragraph" style:parent-style-name="Table_20_Contents">
      <style:paragraph-properties fo:text-align="center" style:justify-single-word="false"/>
      <style:text-properties fo:font-size="10pt" officeooo:paragraph-rsid="0074080a" style:font-size-asian="10pt" style:font-size-complex="10pt"/>
    </style:style>
    <style:style style:name="P135" style:family="paragraph" style:parent-style-name="Table_20_Contents">
      <style:paragraph-properties fo:text-align="center" style:justify-single-word="false"/>
      <style:text-properties fo:font-size="10pt" officeooo:paragraph-rsid="009c4806" style:font-size-asian="10pt" style:font-size-complex="10pt"/>
    </style:style>
    <style:style style:name="P136" style:family="paragraph" style:parent-style-name="Table_20_Contents">
      <style:paragraph-properties fo:text-align="center" style:justify-single-word="false"/>
      <style:text-properties fo:font-size="10pt" officeooo:paragraph-rsid="009dcb47" style:font-size-asian="10pt" style:font-size-complex="10pt"/>
    </style:style>
    <style:style style:name="P137" style:family="paragraph" style:parent-style-name="Table_20_Contents">
      <style:text-properties fo:font-size="10pt" officeooo:paragraph-rsid="00312868" style:font-size-asian="10pt" style:font-size-complex="10pt"/>
    </style:style>
    <style:style style:name="P138" style:family="paragraph" style:parent-style-name="Table_20_Contents">
      <style:text-properties fo:font-size="10pt" officeooo:paragraph-rsid="002fe2e6" style:font-size-asian="10pt" style:font-size-complex="10pt"/>
    </style:style>
    <style:style style:name="P139" style:family="paragraph" style:parent-style-name="Table_20_Contents">
      <style:text-properties fo:font-size="10pt" officeooo:paragraph-rsid="00348dab" style:font-size-asian="10pt" style:font-size-complex="10pt"/>
    </style:style>
    <style:style style:name="P140" style:family="paragraph" style:parent-style-name="Table_20_Contents">
      <style:text-properties fo:font-size="10pt" officeooo:paragraph-rsid="00427376" style:font-size-asian="10pt" style:font-size-complex="10pt"/>
    </style:style>
    <style:style style:name="P141" style:family="paragraph" style:parent-style-name="Table_20_Contents">
      <style:text-properties fo:font-size="10pt" officeooo:paragraph-rsid="00475437" style:font-size-asian="10pt" style:font-size-complex="10pt"/>
    </style:style>
    <style:style style:name="P142" style:family="paragraph" style:parent-style-name="Table_20_Contents">
      <style:text-properties fo:font-size="10pt" officeooo:paragraph-rsid="004aa42b" style:font-size-asian="10pt" style:font-size-complex="10pt"/>
    </style:style>
    <style:style style:name="P143" style:family="paragraph" style:parent-style-name="Table_20_Contents">
      <style:text-properties fo:font-size="10pt" officeooo:paragraph-rsid="004b6b41" style:font-size-asian="10pt" style:font-size-complex="10pt"/>
    </style:style>
    <style:style style:name="P144" style:family="paragraph" style:parent-style-name="Table_20_Contents">
      <style:text-properties fo:font-size="10pt" officeooo:paragraph-rsid="0051f0f6" style:font-size-asian="10pt" style:font-size-complex="10pt"/>
    </style:style>
    <style:style style:name="P145" style:family="paragraph" style:parent-style-name="Table_20_Contents">
      <style:paragraph-properties fo:text-align="center" style:justify-single-word="false"/>
      <style:text-properties fo:font-size="10pt" officeooo:rsid="00427376" officeooo:paragraph-rsid="00427376" style:font-size-asian="10pt" style:font-size-complex="10pt"/>
    </style:style>
    <style:style style:name="P146" style:family="paragraph" style:parent-style-name="Table_20_Contents">
      <style:text-properties fo:font-size="10pt" officeooo:rsid="00427376" officeooo:paragraph-rsid="00427376" style:font-size-asian="10pt" style:font-size-complex="10pt"/>
    </style:style>
    <style:style style:name="P147" style:family="paragraph" style:parent-style-name="Table_20_Contents">
      <style:text-properties fo:font-size="10pt" officeooo:rsid="00475437" officeooo:paragraph-rsid="00475437" style:font-size-asian="10pt" style:font-size-complex="10pt"/>
    </style:style>
    <style:style style:name="P148" style:family="paragraph" style:parent-style-name="Table_20_Contents">
      <style:text-properties fo:font-size="10pt" officeooo:rsid="00475437" officeooo:paragraph-rsid="006d9771" style:font-size-asian="10pt" style:font-size-complex="10pt"/>
    </style:style>
    <style:style style:name="P149" style:family="paragraph" style:parent-style-name="Table_20_Contents">
      <style:text-properties fo:font-size="10pt" officeooo:rsid="004aa42b" officeooo:paragraph-rsid="004aa42b" style:font-size-asian="10pt" style:font-size-complex="10pt"/>
    </style:style>
    <style:style style:name="P150" style:family="paragraph" style:parent-style-name="Table_20_Contents">
      <style:text-properties fo:font-size="10pt" officeooo:rsid="00447d85" officeooo:paragraph-rsid="00447d85" style:font-size-asian="10pt" style:font-size-complex="10pt"/>
    </style:style>
    <style:style style:name="P151" style:family="paragraph" style:parent-style-name="Table_20_Contents">
      <style:paragraph-properties fo:text-align="center" style:justify-single-word="false"/>
      <style:text-properties fo:font-size="10pt" officeooo:rsid="004b6b41" officeooo:paragraph-rsid="004b6b41" style:font-size-asian="10pt" style:font-size-complex="10pt"/>
    </style:style>
    <style:style style:name="P152" style:family="paragraph" style:parent-style-name="Table_20_Contents">
      <style:text-properties fo:font-size="10pt" officeooo:rsid="004b6b41" officeooo:paragraph-rsid="004b6b41" style:font-size-asian="10pt" style:font-size-complex="10pt"/>
    </style:style>
    <style:style style:name="P153" style:family="paragraph" style:parent-style-name="Table_20_Contents">
      <style:paragraph-properties fo:text-align="center" style:justify-single-word="false"/>
      <style:text-properties fo:font-size="10pt" officeooo:rsid="004d4d0a" officeooo:paragraph-rsid="004d4d0a" style:font-size-asian="10pt" style:font-size-complex="10pt"/>
    </style:style>
    <style:style style:name="P154" style:family="paragraph" style:parent-style-name="Table_20_Contents">
      <style:text-properties fo:font-size="10pt" officeooo:rsid="004d4d0a" officeooo:paragraph-rsid="004d4d0a" style:font-size-asian="10pt" style:font-size-complex="10pt"/>
    </style:style>
    <style:style style:name="P155" style:family="paragraph" style:parent-style-name="Table_20_Contents">
      <style:paragraph-properties fo:text-align="center" style:justify-single-word="false"/>
      <style:text-properties fo:font-size="10pt" officeooo:rsid="0051f0f6" officeooo:paragraph-rsid="0051f0f6" style:font-size-asian="10pt" style:font-size-complex="10pt"/>
    </style:style>
    <style:style style:name="P156" style:family="paragraph" style:parent-style-name="Table_20_Contents">
      <style:text-properties fo:font-size="10pt" officeooo:rsid="0051f0f6" officeooo:paragraph-rsid="0051f0f6" style:font-size-asian="10pt" style:font-size-complex="10pt"/>
    </style:style>
    <style:style style:name="P157" style:family="paragraph" style:parent-style-name="Table_20_Contents">
      <style:text-properties fo:font-size="10pt" officeooo:rsid="004d4e0c" officeooo:paragraph-rsid="004d4e0c" style:font-size-asian="10pt" style:font-size-complex="10pt"/>
    </style:style>
    <style:style style:name="P158" style:family="paragraph" style:parent-style-name="Table_20_Contents">
      <style:paragraph-properties fo:text-align="center" style:justify-single-word="false"/>
      <style:text-properties fo:font-size="10pt" officeooo:rsid="00312868" officeooo:paragraph-rsid="00312868" style:font-size-asian="10pt" style:font-size-complex="10pt"/>
    </style:style>
    <style:style style:name="P159" style:family="paragraph" style:parent-style-name="Table_20_Contents">
      <style:paragraph-properties fo:text-align="center" style:justify-single-word="false"/>
      <style:text-properties fo:font-size="10pt" officeooo:rsid="00312868" officeooo:paragraph-rsid="0074080a" style:font-size-asian="10pt" style:font-size-complex="10pt"/>
    </style:style>
    <style:style style:name="P160" style:family="paragraph" style:parent-style-name="Table_20_Contents">
      <style:text-properties fo:font-size="10pt" officeooo:rsid="00312868" officeooo:paragraph-rsid="00312868" style:font-size-asian="10pt" style:font-size-complex="10pt"/>
    </style:style>
    <style:style style:name="P161" style:family="paragraph" style:parent-style-name="Table_20_Contents">
      <style:text-properties fo:font-size="10pt" officeooo:rsid="00312868" officeooo:paragraph-rsid="0074080a" style:font-size-asian="10pt" style:font-size-complex="10pt"/>
    </style:style>
    <style:style style:name="P162" style:family="paragraph" style:parent-style-name="Table_20_Contents">
      <style:paragraph-properties fo:text-align="center" style:justify-single-word="false"/>
      <style:text-properties fo:font-size="10pt" officeooo:rsid="00348dab" officeooo:paragraph-rsid="00348dab" style:font-size-asian="10pt" style:font-size-complex="10pt"/>
    </style:style>
    <style:style style:name="P163" style:family="paragraph" style:parent-style-name="Table_20_Contents">
      <style:paragraph-properties fo:text-align="center" style:justify-single-word="false"/>
      <style:text-properties fo:font-size="10pt" officeooo:rsid="00348dab" officeooo:paragraph-rsid="0074080a" style:font-size-asian="10pt" style:font-size-complex="10pt"/>
    </style:style>
    <style:style style:name="P164" style:family="paragraph" style:parent-style-name="Table_20_Contents">
      <style:text-properties fo:font-size="10pt" officeooo:paragraph-rsid="006e88cc" style:font-size-asian="10pt" style:font-size-complex="10pt"/>
    </style:style>
    <style:style style:name="P165" style:family="paragraph" style:parent-style-name="Table_20_Contents">
      <style:text-properties fo:font-size="10pt" officeooo:rsid="006e88cc" officeooo:paragraph-rsid="006e88cc" style:font-size-asian="10pt" style:font-size-complex="10pt"/>
    </style:style>
    <style:style style:name="P166" style:family="paragraph" style:parent-style-name="Table_20_Contents">
      <style:paragraph-properties fo:text-align="center" style:justify-single-word="false"/>
      <style:text-properties fo:font-size="10pt" officeooo:rsid="006e88cc" officeooo:paragraph-rsid="006e88cc" style:font-size-asian="10pt" style:font-size-complex="10pt"/>
    </style:style>
    <style:style style:name="P167" style:family="paragraph" style:parent-style-name="Table_20_Contents">
      <style:text-properties fo:font-size="10pt" officeooo:rsid="006e88cc" officeooo:paragraph-rsid="007ed669" style:font-size-asian="10pt" style:font-size-complex="10pt"/>
    </style:style>
    <style:style style:name="P168" style:family="paragraph" style:parent-style-name="Table_20_Contents">
      <style:paragraph-properties fo:text-align="center" style:justify-single-word="false"/>
      <style:text-properties fo:font-size="10pt" officeooo:rsid="0035bf83" officeooo:paragraph-rsid="0074080a" style:font-size-asian="10pt" style:font-size-complex="10pt"/>
    </style:style>
    <style:style style:name="P169" style:family="paragraph" style:parent-style-name="Table_20_Contents">
      <style:text-properties fo:font-size="10pt" officeooo:rsid="0035bf83" officeooo:paragraph-rsid="0074080a" style:font-size-asian="10pt" style:font-size-complex="10pt"/>
    </style:style>
    <style:style style:name="P170" style:family="paragraph" style:parent-style-name="Table_20_Contents">
      <style:paragraph-properties fo:text-align="center" style:justify-single-word="false"/>
      <style:text-properties fo:font-size="10pt" officeooo:rsid="0032aeea" officeooo:paragraph-rsid="0074080a" style:font-size-asian="10pt" style:font-size-complex="10pt"/>
    </style:style>
    <style:style style:name="P171" style:family="paragraph" style:parent-style-name="Table_20_Contents">
      <style:text-properties fo:font-size="10pt" officeooo:paragraph-rsid="0074080a" style:font-size-asian="10pt" style:font-size-complex="10pt"/>
    </style:style>
    <style:style style:name="P172" style:family="paragraph" style:parent-style-name="Table_20_Contents">
      <style:paragraph-properties fo:text-align="center" style:justify-single-word="false"/>
      <style:text-properties fo:font-size="10pt" officeooo:rsid="0074080a" officeooo:paragraph-rsid="0074080a" style:font-size-asian="10pt" style:font-size-complex="10pt"/>
    </style:style>
    <style:style style:name="P173" style:family="paragraph" style:parent-style-name="Table_20_Contents">
      <style:paragraph-properties fo:text-align="center" style:justify-single-word="false"/>
      <style:text-properties fo:font-size="10pt" officeooo:rsid="0074f13e" officeooo:paragraph-rsid="0074f13e" style:font-size-asian="10pt" style:font-size-complex="10pt"/>
    </style:style>
    <style:style style:name="P174" style:family="paragraph" style:parent-style-name="Table_20_Contents">
      <style:text-properties fo:font-size="10pt" officeooo:rsid="0074f13e" officeooo:paragraph-rsid="0074f13e" style:font-size-asian="10pt" style:font-size-complex="10pt"/>
    </style:style>
    <style:style style:name="P175" style:family="paragraph" style:parent-style-name="Table_20_Contents">
      <style:text-properties fo:font-size="10pt" officeooo:rsid="0078a362" officeooo:paragraph-rsid="0078a362" style:font-size-asian="10pt" style:font-size-complex="10pt"/>
    </style:style>
    <style:style style:name="P176" style:family="paragraph" style:parent-style-name="Table_20_Contents">
      <style:paragraph-properties fo:text-align="center" style:justify-single-word="false"/>
      <style:text-properties fo:font-size="10pt" officeooo:rsid="0078a362" officeooo:paragraph-rsid="0078a362" style:font-size-asian="10pt" style:font-size-complex="10pt"/>
    </style:style>
    <style:style style:name="P177" style:family="paragraph" style:parent-style-name="Table_20_Contents">
      <style:paragraph-properties fo:text-align="center" style:justify-single-word="false"/>
      <style:text-properties fo:font-size="10pt" officeooo:rsid="009c4806" officeooo:paragraph-rsid="009c4806" style:font-size-asian="10pt" style:font-size-complex="10pt"/>
    </style:style>
    <style:style style:name="P178" style:family="paragraph" style:parent-style-name="Table_20_Contents">
      <style:paragraph-properties fo:text-align="center" style:justify-single-word="false"/>
      <style:text-properties fo:font-size="10pt" officeooo:rsid="009aa5b0" officeooo:paragraph-rsid="009aa5b0" style:font-size-asian="10pt" style:font-size-complex="10pt"/>
    </style:style>
    <style:style style:name="P179" style:family="paragraph" style:parent-style-name="Table_20_Contents">
      <style:paragraph-properties fo:text-align="center" style:justify-single-word="false"/>
      <style:text-properties fo:font-size="10pt" officeooo:rsid="009dcb47" officeooo:paragraph-rsid="009dcb47" style:font-size-asian="10pt" style:font-size-complex="10pt"/>
    </style:style>
    <style:style style:name="P180" style:family="paragraph" style:parent-style-name="Table_20_Contents">
      <style:paragraph-properties fo:text-align="center" style:justify-single-word="false"/>
      <style:text-properties style:font-name="Arial1" fo:font-size="10pt" officeooo:paragraph-rsid="00348dab" style:font-size-asian="10pt" style:font-size-complex="10pt"/>
    </style:style>
    <style:style style:name="P181" style:family="paragraph" style:parent-style-name="Table_20_Contents">
      <style:paragraph-properties fo:text-align="center" style:justify-single-word="false"/>
      <style:text-properties style:font-name="Arial1" fo:font-size="10pt" officeooo:paragraph-rsid="0074080a" style:font-size-asian="10pt" style:font-size-complex="10pt"/>
    </style:style>
    <style:style style:name="P182" style:family="paragraph" style:parent-style-name="Table_20_Contents">
      <style:paragraph-properties fo:text-align="center" style:justify-single-word="false"/>
      <style:text-properties style:font-name="Arial1" fo:font-size="10pt" officeooo:paragraph-rsid="007ec69e" style:font-size-asian="10pt" style:font-size-complex="10pt"/>
    </style:style>
    <style:style style:name="P183" style:family="paragraph" style:parent-style-name="Table_20_Contents">
      <style:paragraph-properties fo:text-align="center" style:justify-single-word="false"/>
      <style:text-properties style:font-name="Arial1" fo:font-size="10pt" officeooo:rsid="00348dab" officeooo:paragraph-rsid="00348dab" style:font-size-asian="10pt" style:font-size-complex="10pt"/>
    </style:style>
    <style:style style:name="P184" style:family="paragraph" style:parent-style-name="Table_20_Contents">
      <style:paragraph-properties fo:text-align="center" style:justify-single-word="false"/>
      <style:text-properties style:font-name="Arial1" fo:font-size="10pt" officeooo:rsid="00348dab" officeooo:paragraph-rsid="0074080a" style:font-size-asian="10pt" style:font-size-complex="10pt"/>
    </style:style>
    <style:style style:name="P185" style:family="paragraph" style:parent-style-name="Table_20_Contents">
      <style:paragraph-properties fo:text-align="center" style:justify-single-word="false"/>
      <style:text-properties style:font-name="Arial1" fo:font-size="10pt" officeooo:rsid="0035bf83" officeooo:paragraph-rsid="0035bf83" style:font-size-asian="10pt" style:font-size-complex="10pt"/>
    </style:style>
    <style:style style:name="P186" style:family="paragraph" style:parent-style-name="Table_20_Contents">
      <style:paragraph-properties fo:text-align="center" style:justify-single-word="false"/>
      <style:text-properties style:font-name="Arial1" fo:font-size="10pt" officeooo:rsid="0035bf83" officeooo:paragraph-rsid="0074080a" style:font-size-asian="10pt" style:font-size-complex="10pt"/>
    </style:style>
    <style:style style:name="P187" style:family="paragraph" style:parent-style-name="Table_20_Contents">
      <style:paragraph-properties fo:text-align="center" style:justify-single-word="false"/>
      <style:text-properties style:font-name="Arial1" fo:font-size="10pt" officeooo:rsid="0074f13e" officeooo:paragraph-rsid="0074f13e" style:font-size-asian="10pt" style:font-size-complex="10pt"/>
    </style:style>
    <style:style style:name="P188" style:family="paragraph" style:parent-style-name="Table_20_Contents">
      <style:paragraph-properties fo:text-align="center" style:justify-single-word="false"/>
      <style:text-properties style:font-name="Arial1" fo:font-size="10pt" officeooo:rsid="007ec69e" officeooo:paragraph-rsid="0074080a" style:font-size-asian="10pt" style:font-size-complex="10pt"/>
    </style:style>
    <style:style style:name="P189" style:family="paragraph" style:parent-style-name="Table_20_Contents">
      <style:paragraph-properties fo:text-align="center" style:justify-single-word="false"/>
      <style:text-properties style:font-name="Arial1" fo:font-size="10pt" officeooo:rsid="007ec69e" officeooo:paragraph-rsid="007ec69e" style:font-size-asian="10pt" style:font-size-complex="10pt"/>
    </style:style>
    <style:style style:name="P190" style:family="paragraph" style:parent-style-name="Table_20_Contents">
      <style:paragraph-properties fo:text-align="center" style:justify-single-word="false"/>
      <style:text-properties style:font-name="Arial1" fo:font-size="10pt" officeooo:rsid="0086fcd1" officeooo:paragraph-rsid="0086fcd1" style:font-size-asian="10pt" style:font-size-complex="10pt"/>
    </style:style>
    <style:style style:name="P191" style:family="paragraph" style:parent-style-name="Table_20_Contents">
      <style:paragraph-properties fo:text-align="center" style:justify-single-word="false"/>
      <style:text-properties style:font-name="Arial1" fo:font-size="10pt" officeooo:rsid="009c4806" officeooo:paragraph-rsid="009c4806" style:font-size-asian="10pt" style:font-size-complex="10pt"/>
    </style:style>
    <style:style style:name="P192" style:family="paragraph" style:parent-style-name="Table_20_Contents">
      <style:paragraph-properties fo:text-align="center" style:justify-single-word="false"/>
      <style:text-properties style:font-name="Arial1" fo:font-size="10pt" officeooo:rsid="009dcb47" officeooo:paragraph-rsid="009dcb47" style:font-size-asian="10pt" style:font-size-complex="10pt"/>
    </style:style>
    <style:style style:name="P193" style:family="paragraph" style:parent-style-name="Table_20_Contents">
      <style:paragraph-properties fo:text-align="center" style:justify-single-word="false"/>
      <style:text-properties style:font-name="Arial1" fo:font-size="10pt" officeooo:rsid="00ad01ea" officeooo:paragraph-rsid="00ad01ea" style:font-size-asian="10pt" style:font-size-complex="10pt"/>
    </style:style>
    <style:style style:name="P194" style:family="paragraph" style:parent-style-name="Table_20_Contents">
      <style:text-properties officeooo:paragraph-rsid="00681d49"/>
    </style:style>
    <style:style style:name="P195" style:family="paragraph" style:parent-style-name="Table_20_Contents">
      <style:text-properties officeooo:paragraph-rsid="006820bc"/>
    </style:style>
    <style:style style:name="P196" style:family="paragraph" style:parent-style-name="Table_20_Contents">
      <style:text-properties officeooo:rsid="00681d49" officeooo:paragraph-rsid="00681d49"/>
    </style:style>
    <style:style style:name="P197" style:family="paragraph" style:parent-style-name="Table_20_Contents">
      <style:text-properties officeooo:rsid="006820bc" officeooo:paragraph-rsid="006820bc"/>
    </style:style>
    <style:style style:name="P198" style:family="paragraph" style:parent-style-name="Table_20_Contents">
      <style:text-properties officeooo:paragraph-rsid="00935552"/>
    </style:style>
    <style:style style:name="P199" style:family="paragraph" style:parent-style-name="Table_20_Contents">
      <style:paragraph-properties fo:text-align="center" style:justify-single-word="false"/>
      <style:text-properties officeooo:rsid="00935552" officeooo:paragraph-rsid="00935552"/>
    </style:style>
    <style:style style:name="P200" style:family="paragraph" style:parent-style-name="Table_20_Contents">
      <style:text-properties officeooo:rsid="00935552" officeooo:paragraph-rsid="00935552"/>
    </style:style>
    <style:style style:name="P201" style:family="paragraph" style:parent-style-name="Table_20_Contents">
      <style:paragraph-properties fo:text-align="center" style:justify-single-word="false"/>
      <style:text-properties officeooo:rsid="00aa230e" officeooo:paragraph-rsid="001b109c"/>
    </style:style>
    <style:style style:name="P202" style:family="paragraph" style:parent-style-name="Table_20_Contents">
      <style:paragraph-properties fo:text-align="center" style:justify-single-word="false"/>
      <style:text-properties officeooo:rsid="00aa230e" officeooo:paragraph-rsid="001ce3c5"/>
    </style:style>
    <style:style style:name="P203" style:family="paragraph" style:parent-style-name="Table_20_Heading">
      <style:text-properties officeooo:paragraph-rsid="001b109c"/>
    </style:style>
    <style:style style:name="P204" style:family="paragraph" style:parent-style-name="Table_20_Heading">
      <style:text-properties officeooo:rsid="001b109c" officeooo:paragraph-rsid="001b109c"/>
    </style:style>
    <style:style style:name="P205" style:family="paragraph" style:parent-style-name="Table_20_Heading">
      <style:text-properties fo:font-size="10pt" officeooo:paragraph-rsid="00348dab" style:font-size-asian="10pt" style:font-size-complex="10pt"/>
    </style:style>
    <style:style style:name="P206" style:family="paragraph" style:parent-style-name="Table_20_Heading">
      <style:text-properties fo:font-size="10pt" officeooo:rsid="00427376" officeooo:paragraph-rsid="00427376" style:font-size-asian="10pt" style:font-size-complex="10pt"/>
    </style:style>
    <style:style style:name="P207" style:family="paragraph" style:parent-style-name="Table_20_Heading">
      <style:text-properties fo:font-size="10pt" officeooo:rsid="00447d85" officeooo:paragraph-rsid="00447d85" style:font-size-asian="10pt" style:font-size-complex="10pt"/>
    </style:style>
    <style:style style:name="P208" style:family="paragraph" style:parent-style-name="Table_20_Heading">
      <style:text-properties fo:font-size="10pt" officeooo:rsid="002fe2e6" officeooo:paragraph-rsid="002fe2e6" style:font-size-asian="10pt" style:font-size-complex="10pt"/>
    </style:style>
    <style:style style:name="P209" style:family="paragraph" style:parent-style-name="Table_20_Heading">
      <style:text-properties fo:font-size="10pt" officeooo:rsid="002fe2e6" officeooo:paragraph-rsid="0074080a" style:font-size-asian="10pt" style:font-size-complex="10pt"/>
    </style:style>
    <style:style style:name="P210" style:family="paragraph" style:parent-style-name="Table_20_Heading">
      <style:text-properties fo:font-size="10pt" officeooo:paragraph-rsid="0074080a" style:font-size-asian="10pt" style:font-size-complex="10pt"/>
    </style:style>
    <style:style style:name="P211" style:family="paragraph" style:parent-style-name="Table_20_Heading">
      <style:text-properties fo:font-size="10pt" officeooo:rsid="009aa5b0" officeooo:paragraph-rsid="009aa5b0" style:font-size-asian="10pt" style:font-size-complex="10pt"/>
    </style:style>
    <style:style style:name="P212" style:family="paragraph" style:parent-style-name="Table_20_Heading">
      <style:text-properties fo:font-size="10pt" officeooo:rsid="009c4806" officeooo:paragraph-rsid="009c4806" style:font-size-asian="10pt" style:font-size-complex="10pt"/>
    </style:style>
    <style:style style:name="P213" style:family="paragraph" style:parent-style-name="Table_20_Heading">
      <style:text-properties fo:font-size="10pt" officeooo:rsid="00ad01ea" officeooo:paragraph-rsid="00ad01ea" style:font-size-asian="10pt" style:font-size-complex="10pt"/>
    </style:style>
    <style:style style:name="P214" style:family="paragraph" style:parent-style-name="Table_20_Heading">
      <style:text-properties officeooo:paragraph-rsid="00681d49"/>
    </style:style>
    <style:style style:name="P215" style:family="paragraph" style:parent-style-name="Table_20_Heading">
      <style:text-properties officeooo:rsid="00681d49" officeooo:paragraph-rsid="00681d49"/>
    </style:style>
    <style:style style:name="P216" style:family="paragraph" style:parent-style-name="Table_20_Heading">
      <style:text-properties officeooo:rsid="006820bc" officeooo:paragraph-rsid="006820bc"/>
    </style:style>
    <style:style style:name="P217" style:family="paragraph" style:parent-style-name="Table_20_Heading">
      <style:text-properties officeooo:rsid="00935552" officeooo:paragraph-rsid="00935552"/>
    </style:style>
    <style:style style:name="P218" style:family="paragraph" style:parent-style-name="Standard">
      <style:text-properties officeooo:rsid="0013e9ae"/>
    </style:style>
    <style:style style:name="P219" style:family="paragraph" style:parent-style-name="Standard">
      <style:text-properties officeooo:rsid="00205896" officeooo:paragraph-rsid="001b109c"/>
    </style:style>
    <style:style style:name="P220" style:family="paragraph" style:parent-style-name="Text_20_body">
      <style:paragraph-properties fo:break-before="page"/>
      <style:text-properties style:font-name="Arial1" officeooo:rsid="004b6b41" officeooo:paragraph-rsid="004b6b41"/>
    </style:style>
    <style:style style:name="P221" style:family="paragraph" style:parent-style-name="Text_20_body">
      <style:paragraph-properties fo:break-before="page"/>
      <style:text-properties style:font-name="Arial1" officeooo:rsid="008f19f5"/>
    </style:style>
    <style:style style:name="P222" style:family="paragraph" style:parent-style-name="Text_20_body">
      <style:paragraph-properties fo:margin-left="0.4925in" fo:margin-right="0in" fo:text-indent="0in" style:auto-text-indent="false"/>
      <style:text-properties officeooo:paragraph-rsid="0094bfcb"/>
    </style:style>
    <style:style style:name="P223" style:family="paragraph" style:parent-style-name="Text_20_body">
      <style:paragraph-properties fo:margin-left="0.4925in" fo:margin-right="0in" fo:text-indent="0in" style:auto-text-indent="false"/>
      <style:text-properties officeooo:paragraph-rsid="00b54f86"/>
    </style:style>
    <style:style style:name="P224" style:family="paragraph" style:parent-style-name="Text_20_body">
      <style:paragraph-properties fo:margin-left="0in" fo:margin-right="0in" fo:text-indent="0in" style:auto-text-indent="false"/>
      <style:text-properties officeooo:paragraph-rsid="0095718a"/>
    </style:style>
    <style:style style:name="P225" style:family="paragraph" style:parent-style-name="Text_20_body">
      <style:paragraph-properties fo:margin-left="0in" fo:margin-right="0in" fo:text-indent="0in" style:auto-text-indent="false"/>
      <style:text-properties style:font-name="Arial1" fo:font-weight="bold" officeooo:rsid="0094bfcb" officeooo:paragraph-rsid="0094bfcb" style:font-weight-asian="bold" style:font-weight-complex="bold"/>
    </style:style>
    <style:style style:name="P226" style:family="paragraph" style:parent-style-name="Text_20_body" style:list-style-name="L1">
      <style:text-properties officeooo:paragraph-rsid="0016ffa8"/>
    </style:style>
    <style:style style:name="P227" style:family="paragraph" style:parent-style-name="Text_20_body" style:list-style-name="L2">
      <style:text-properties style:font-name="Arial1" officeooo:rsid="00239674" officeooo:paragraph-rsid="00239674"/>
    </style:style>
    <style:style style:name="P228" style:family="paragraph" style:parent-style-name="Text_20_body" style:list-style-name="L3">
      <style:text-properties style:font-name="Arial1" officeooo:rsid="002a71e0" officeooo:paragraph-rsid="002a71e0"/>
    </style:style>
    <style:style style:name="P229" style:family="paragraph" style:parent-style-name="Text_20_body" style:list-style-name="L4">
      <style:text-properties style:font-name="Arial1" officeooo:rsid="002c6d56" officeooo:paragraph-rsid="002c6d56"/>
    </style:style>
    <style:style style:name="P230" style:family="paragraph" style:parent-style-name="Text_20_body" style:list-style-name="L5">
      <style:text-properties style:font-name="Arial1" officeooo:rsid="009aa5b0" officeooo:paragraph-rsid="009aa5b0"/>
    </style:style>
    <style:style style:name="P231" style:family="paragraph" style:parent-style-name="Text_20_body" style:list-style-name="L6">
      <style:text-properties style:font-name="Arial1" officeooo:rsid="00a084f0" officeooo:paragraph-rsid="00a084f0"/>
    </style:style>
    <style:style style:name="P232" style:family="paragraph" style:parent-style-name="Text_20_body">
      <style:text-properties style:font-name="Arial1" officeooo:rsid="00bc8fb5" officeooo:paragraph-rsid="00bc8fb5"/>
    </style:style>
    <style:style style:name="P233" style:family="paragraph" style:parent-style-name="Text_20_body" style:list-style-name="L9">
      <style:text-properties style:font-name="Arial1" officeooo:rsid="0037a9cd" officeooo:paragraph-rsid="0074f13e"/>
    </style:style>
    <style:style style:name="P234" style:family="paragraph" style:parent-style-name="Text_20_body" style:list-style-name="L11">
      <style:text-properties style:font-name="Arial1" officeooo:rsid="0037a9cd" officeooo:paragraph-rsid="0088fea2"/>
    </style:style>
    <style:style style:name="P235" style:family="paragraph" style:parent-style-name="Text_20_body">
      <style:text-properties style:font-name="Arial1" officeooo:rsid="00b70041" officeooo:paragraph-rsid="00b70041"/>
    </style:style>
    <style:style style:name="P236" style:family="paragraph" style:parent-style-name="Text_20_body">
      <style:text-properties style:font-name="Arial1" officeooo:rsid="00b54f86" officeooo:paragraph-rsid="00b54f86"/>
    </style:style>
    <style:style style:name="P237" style:family="paragraph" style:parent-style-name="Text_20_body">
      <style:text-properties style:font-name="Arial1" officeooo:rsid="008f19f5" officeooo:paragraph-rsid="00bda5c8"/>
    </style:style>
    <style:style style:name="P238" style:family="paragraph" style:parent-style-name="Text_20_body" style:list-style-name="L6">
      <style:text-properties officeooo:paragraph-rsid="00a084f0"/>
    </style:style>
    <style:style style:name="P239" style:family="paragraph" style:parent-style-name="Text_20_body" style:list-style-name="L7">
      <style:text-properties officeooo:rsid="00aa230e" officeooo:paragraph-rsid="00aa230e"/>
    </style:style>
    <style:style style:name="P240" style:family="paragraph" style:parent-style-name="Text_20_body" style:list-style-name="L7">
      <style:text-properties officeooo:rsid="00bc288c" officeooo:paragraph-rsid="00bc288c"/>
    </style:style>
    <style:style style:name="P241" style:family="paragraph" style:parent-style-name="Text_20_body" style:list-style-name="L9">
      <style:text-properties officeooo:rsid="00205896" officeooo:paragraph-rsid="0074f13e"/>
    </style:style>
    <style:style style:name="P242" style:family="paragraph" style:parent-style-name="Text_20_body" style:list-style-name="L12">
      <style:text-properties officeooo:paragraph-rsid="005ce3d1"/>
    </style:style>
    <style:style style:name="P243" style:family="paragraph" style:parent-style-name="Text_20_body" style:list-style-name="L13">
      <style:text-properties officeooo:paragraph-rsid="00b54f86"/>
    </style:style>
    <style:style style:name="P244" style:family="paragraph" style:parent-style-name="Text_20_body" style:list-style-name="L10">
      <style:paragraph-properties fo:margin-left="0.9846in" fo:margin-right="0in" fo:text-indent="-0.25in" style:auto-text-indent="false"/>
      <style:text-properties style:font-name="Arial1" officeooo:rsid="0037a9cd" officeooo:paragraph-rsid="0074f13e"/>
    </style:style>
    <style:style style:name="P245" style:family="paragraph" style:parent-style-name="Text_20_body">
      <style:paragraph-properties fo:margin-left="0in" fo:margin-right="0in" fo:text-indent="0in" style:auto-text-indent="false"/>
      <style:text-properties style:font-name="Arial1" officeooo:rsid="00b54f86" officeooo:paragraph-rsid="00b54f86"/>
    </style:style>
    <style:style style:name="P246" style:family="paragraph" style:parent-style-name="Heading_20_1">
      <style:text-properties officeooo:rsid="0013e9ae"/>
    </style:style>
    <style:style style:name="P247" style:family="paragraph" style:parent-style-name="Heading_20_1">
      <style:text-properties style:font-name="Arial1" officeooo:rsid="0016ffa8"/>
    </style:style>
    <style:style style:name="P248" style:family="paragraph" style:parent-style-name="Heading_20_1">
      <style:text-properties style:font-name="Arial1" officeooo:rsid="009aa5b0"/>
    </style:style>
    <style:style style:name="P249" style:family="paragraph" style:parent-style-name="Heading_20_1">
      <style:text-properties style:font-name="Arial1" officeooo:rsid="003be942"/>
    </style:style>
    <style:style style:name="P250" style:family="paragraph" style:parent-style-name="Heading_20_1">
      <style:text-properties style:font-name="Arial1" officeooo:rsid="002fe2e6"/>
    </style:style>
    <style:style style:name="P251" style:family="paragraph" style:parent-style-name="Heading_20_1">
      <style:text-properties style:font-name="Arial1" officeooo:rsid="00580a86"/>
    </style:style>
    <style:style style:name="P252" style:family="paragraph" style:parent-style-name="Heading_20_1">
      <style:text-properties officeooo:rsid="002a54ea"/>
    </style:style>
    <style:style style:name="P253" style:family="paragraph" style:parent-style-name="Heading_20_1">
      <style:text-properties officeooo:rsid="00935552"/>
    </style:style>
    <style:style style:name="P254" style:family="paragraph" style:parent-style-name="Contents_20_1">
      <style:paragraph-properties>
        <style:tab-stops>
          <style:tab-stop style:position="6.9252in" style:type="right" style:leader-style="dotted" style:leader-text="."/>
        </style:tab-stops>
      </style:paragraph-properties>
    </style:style>
    <style:style style:name="P255" style:family="paragraph" style:parent-style-name="Contents_20_2">
      <style:paragraph-properties>
        <style:tab-stops>
          <style:tab-stop style:position="6.7283in" style:type="right" style:leader-style="dotted" style:leader-text="."/>
        </style:tab-stops>
      </style:paragraph-properties>
    </style:style>
    <style:style style:name="P256" style:family="paragraph" style:parent-style-name="Heading_20_2">
      <style:text-properties style:font-name="Arial1" officeooo:rsid="0094bfcb"/>
    </style:style>
    <style:style style:name="P257" style:family="paragraph" style:parent-style-name="Heading_20_2">
      <style:text-properties style:font-name="Arial1" officeooo:rsid="0016ffa8"/>
    </style:style>
    <style:style style:name="P258" style:family="paragraph" style:parent-style-name="Heading_20_2">
      <style:text-properties style:font-name="Arial1" officeooo:rsid="002a71e0" officeooo:paragraph-rsid="002a71e0"/>
    </style:style>
    <style:style style:name="P259" style:family="paragraph" style:parent-style-name="Heading_20_2">
      <style:text-properties style:font-name="Arial1" officeooo:rsid="002b7917"/>
    </style:style>
    <style:style style:name="P260" style:family="paragraph" style:parent-style-name="Heading_20_2">
      <style:text-properties style:font-name="Arial1" officeooo:rsid="002a54ea"/>
    </style:style>
    <style:style style:name="P261" style:family="paragraph" style:parent-style-name="Heading_20_2">
      <style:text-properties style:font-name="Arial1" officeooo:rsid="00a409ea"/>
    </style:style>
    <style:style style:name="P262" style:family="paragraph" style:parent-style-name="Heading_20_2">
      <style:text-properties style:font-name="Arial1" officeooo:rsid="0074080a"/>
    </style:style>
    <style:style style:name="P263" style:family="paragraph" style:parent-style-name="Heading_20_2">
      <style:text-properties style:font-name="Arial1" officeooo:rsid="008f19f5"/>
    </style:style>
    <style:style style:name="P264" style:family="paragraph" style:parent-style-name="Heading_20_2">
      <style:text-properties officeooo:rsid="00aa230e"/>
    </style:style>
    <style:style style:name="P265" style:family="paragraph" style:parent-style-name="Heading_20_2">
      <style:text-properties officeooo:rsid="0074080a"/>
    </style:style>
    <style:style style:name="P266" style:family="paragraph" style:parent-style-name="Heading_20_2">
      <style:text-properties officeooo:rsid="0088fe71"/>
    </style:style>
    <style:style style:name="P267" style:family="paragraph" style:parent-style-name="Table_20_Contents" style:list-style-name="L8">
      <style:text-properties fo:font-size="10pt" officeooo:rsid="0045efcb" officeooo:paragraph-rsid="0045efcb" style:font-size-asian="10pt" style:font-size-complex="10pt"/>
    </style:style>
    <style:style style:name="P268" style:family="paragraph" style:parent-style-name="Table_20_Contents" style:list-style-name="L8">
      <style:text-properties fo:font-size="10pt" officeooo:rsid="0045efcb" officeooo:paragraph-rsid="0080a5e9" style:font-size-asian="10pt" style:font-size-complex="10pt"/>
    </style:style>
    <style:style style:name="P269" style:family="paragraph" style:parent-style-name="Table_20_Contents" style:list-style-name="L8">
      <style:text-properties fo:font-size="10pt" officeooo:paragraph-rsid="0045efcb" style:font-size-asian="10pt" style:font-size-complex="10pt"/>
    </style:style>
    <style:style style:name="P270" style:family="paragraph" style:parent-style-name="Table_20_Contents">
      <style:paragraph-properties fo:text-align="center" style:justify-single-word="false"/>
      <style:text-properties style:font-name="Arial1" fo:font-size="10pt" officeooo:rsid="00bc8fb5" officeooo:paragraph-rsid="00bc8fb5" style:font-size-asian="10pt" style:font-size-complex="10pt"/>
    </style:style>
    <style:style style:name="P271" style:family="paragraph" style:parent-style-name="Heading_20_3">
      <style:text-properties style:font-name="Arial1" officeooo:rsid="002c6d56"/>
    </style:style>
    <style:style style:name="P272" style:family="paragraph" style:parent-style-name="Heading_20_3">
      <style:text-properties style:font-name="Arial1" officeooo:rsid="002d3992"/>
    </style:style>
    <style:style style:name="P273" style:family="paragraph" style:parent-style-name="Heading_20_3">
      <style:text-properties style:font-name="Arial1" officeooo:rsid="00b31025"/>
    </style:style>
    <style:style style:name="P274" style:family="paragraph" style:parent-style-name="Heading_20_3">
      <style:text-properties style:font-name="Arial1" officeooo:rsid="0091f800"/>
    </style:style>
    <style:style style:name="P275" style:family="paragraph" style:parent-style-name="Heading_20_3">
      <style:text-properties style:font-name="Arial1" officeooo:rsid="006c526c"/>
    </style:style>
    <style:style style:name="P276" style:family="paragraph" style:parent-style-name="Heading_20_3">
      <style:text-properties style:font-name="Arial1" officeooo:rsid="00589eeb" officeooo:paragraph-rsid="006c526c"/>
    </style:style>
    <style:style style:name="P277" style:family="paragraph" style:parent-style-name="Heading_20_3">
      <style:text-properties style:font-name="Arial1" officeooo:rsid="006ac1fc" officeooo:paragraph-rsid="006c526c"/>
    </style:style>
    <style:style style:name="P278" style:family="paragraph" style:parent-style-name="Heading_20_3">
      <style:text-properties style:font-name="Arial1" officeooo:rsid="00b54f86"/>
    </style:style>
    <style:style style:name="P279" style:family="paragraph" style:parent-style-name="Heading_20_3">
      <style:text-properties officeooo:rsid="0088fea2"/>
    </style:style>
    <style:style style:name="P280" style:family="paragraph" style:parent-style-name="Heading_20_3">
      <style:text-properties officeooo:paragraph-rsid="006ac1fc"/>
    </style:style>
    <style:style style:name="P281" style:family="paragraph" style:parent-style-name="Heading_20_3">
      <style:text-properties officeooo:paragraph-rsid="00589eeb"/>
    </style:style>
    <style:style style:name="P28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59e98"/>
    </style:style>
    <style:style style:name="T2" style:family="text">
      <style:text-properties officeooo:rsid="0013e9ae"/>
    </style:style>
    <style:style style:name="T3" style:family="text">
      <style:text-properties style:font-name="Courier New" officeooo:rsid="0013e9ae"/>
    </style:style>
    <style:style style:name="T4" style:family="text">
      <style:text-properties style:font-name="Courier New" officeooo:rsid="00159e98"/>
    </style:style>
    <style:style style:name="T5" style:family="text">
      <style:text-properties style:font-name="Courier New" officeooo:rsid="0016ffa8"/>
    </style:style>
    <style:style style:name="T6" style:family="text">
      <style:text-properties style:font-name="Courier New" officeooo:rsid="001855f0"/>
    </style:style>
    <style:style style:name="T7" style:family="text">
      <style:text-properties style:font-name="Courier New" officeooo:rsid="0025a9b1"/>
    </style:style>
    <style:style style:name="T8" style:family="text">
      <style:text-properties style:font-name="Courier New" officeooo:rsid="002895a9"/>
    </style:style>
    <style:style style:name="T9" style:family="text">
      <style:text-properties style:font-name="Courier New" officeooo:rsid="002a54ea"/>
    </style:style>
    <style:style style:name="T10" style:family="text">
      <style:text-properties style:font-name="Courier New" officeooo:rsid="002a71e0"/>
    </style:style>
    <style:style style:name="T11" style:family="text">
      <style:text-properties style:font-name="Courier New" officeooo:rsid="002b7917"/>
    </style:style>
    <style:style style:name="T12" style:family="text">
      <style:text-properties style:font-name="Courier New" officeooo:rsid="002c6d56"/>
    </style:style>
    <style:style style:name="T13" style:family="text">
      <style:text-properties style:font-name="Courier New" officeooo:rsid="002d3992"/>
    </style:style>
    <style:style style:name="T14" style:family="text">
      <style:text-properties style:font-name="Courier New" officeooo:rsid="002e2510"/>
    </style:style>
    <style:style style:name="T15" style:family="text">
      <style:text-properties style:font-name="Courier New" officeooo:rsid="00312868"/>
    </style:style>
    <style:style style:name="T16" style:family="text">
      <style:text-properties style:font-name="Courier New" officeooo:rsid="00348dab"/>
    </style:style>
    <style:style style:name="T17" style:family="text">
      <style:text-properties style:font-name="Courier New" officeooo:rsid="003be942"/>
    </style:style>
    <style:style style:name="T18" style:family="text">
      <style:text-properties style:font-name="Courier New" officeooo:rsid="003eb90b"/>
    </style:style>
    <style:style style:name="T19" style:family="text">
      <style:text-properties style:font-name="Courier New" officeooo:rsid="003ff81d"/>
    </style:style>
    <style:style style:name="T20" style:family="text">
      <style:text-properties style:font-name="Courier New" officeooo:rsid="00427376"/>
    </style:style>
    <style:style style:name="T21" style:family="text">
      <style:text-properties style:font-name="Courier New" officeooo:rsid="00447d85"/>
    </style:style>
    <style:style style:name="T22" style:family="text">
      <style:text-properties style:font-name="Courier New" officeooo:rsid="00580a86"/>
    </style:style>
    <style:style style:name="T23" style:family="text">
      <style:text-properties style:font-name="Courier New" officeooo:rsid="005bdc5b"/>
    </style:style>
    <style:style style:name="T24" style:family="text">
      <style:text-properties style:font-name="Courier New" officeooo:rsid="005ce3d1"/>
    </style:style>
    <style:style style:name="T25" style:family="text">
      <style:text-properties style:font-name="Courier New" officeooo:rsid="00644e3b"/>
    </style:style>
    <style:style style:name="T26" style:family="text">
      <style:text-properties style:font-name="Courier New" officeooo:rsid="0066d8d9"/>
    </style:style>
    <style:style style:name="T27" style:family="text">
      <style:text-properties style:font-name="Courier New" officeooo:rsid="006820bc"/>
    </style:style>
    <style:style style:name="T28" style:family="text">
      <style:text-properties style:font-name="Courier New" officeooo:rsid="00681d49"/>
    </style:style>
    <style:style style:name="T29" style:family="text">
      <style:text-properties style:font-name="Courier New" officeooo:rsid="006c526c"/>
    </style:style>
    <style:style style:name="T30" style:family="text">
      <style:text-properties style:font-name="Courier New" officeooo:rsid="006d105e"/>
    </style:style>
    <style:style style:name="T31" style:family="text">
      <style:text-properties style:font-name="Courier New" officeooo:rsid="00684ce5"/>
    </style:style>
    <style:style style:name="T32" style:family="text">
      <style:text-properties style:font-name="Courier New" officeooo:rsid="0072147c"/>
    </style:style>
    <style:style style:name="T33" style:family="text">
      <style:text-properties style:font-name="Courier New" officeooo:rsid="0072d3c4"/>
    </style:style>
    <style:style style:name="T34" style:family="text">
      <style:text-properties style:font-name="Courier New" officeooo:rsid="0074080a"/>
    </style:style>
    <style:style style:name="T35" style:family="text">
      <style:text-properties style:font-name="Courier New" officeooo:rsid="0078a362"/>
    </style:style>
    <style:style style:name="T36" style:family="text">
      <style:text-properties style:font-name="Courier New" officeooo:rsid="007bd968"/>
    </style:style>
    <style:style style:name="T37" style:family="text">
      <style:text-properties style:font-name="Courier New" officeooo:rsid="008225ca"/>
    </style:style>
    <style:style style:name="T38" style:family="text">
      <style:text-properties style:font-name="Courier New" officeooo:rsid="0088fea2"/>
    </style:style>
    <style:style style:name="T39" style:family="text">
      <style:text-properties style:font-name="Courier New" officeooo:rsid="008a01e6"/>
    </style:style>
    <style:style style:name="T40" style:family="text">
      <style:text-properties style:font-name="Courier New" officeooo:rsid="008bad4f"/>
    </style:style>
    <style:style style:name="T41" style:family="text">
      <style:text-properties style:font-name="Courier New" officeooo:rsid="008c659d"/>
    </style:style>
    <style:style style:name="T42" style:family="text">
      <style:text-properties style:font-name="Courier New" officeooo:rsid="0090b53d"/>
    </style:style>
    <style:style style:name="T43" style:family="text">
      <style:text-properties style:font-name="Courier New" officeooo:rsid="00412635"/>
    </style:style>
    <style:style style:name="T44" style:family="text">
      <style:text-properties style:font-name="Courier New" officeooo:rsid="009aa5b0"/>
    </style:style>
    <style:style style:name="T45" style:family="text">
      <style:text-properties style:font-name="Courier New" officeooo:rsid="009dcb47"/>
    </style:style>
    <style:style style:name="T46" style:family="text">
      <style:text-properties style:font-name="Courier New" officeooo:rsid="00a084f0"/>
    </style:style>
    <style:style style:name="T47" style:family="text">
      <style:text-properties style:font-name="Courier New" officeooo:rsid="00aa230e"/>
    </style:style>
    <style:style style:name="T48" style:family="text">
      <style:text-properties style:font-name="Courier New" officeooo:rsid="00ac4781"/>
    </style:style>
    <style:style style:name="T49" style:family="text">
      <style:text-properties style:font-name="Courier New" officeooo:rsid="00b00111"/>
    </style:style>
    <style:style style:name="T50" style:family="text">
      <style:text-properties style:font-name="Courier New" officeooo:rsid="00b54f86"/>
    </style:style>
    <style:style style:name="T51" style:family="text">
      <style:text-properties style:font-name="Courier New" officeooo:rsid="00b5a915"/>
    </style:style>
    <style:style style:name="T52" style:family="text">
      <style:text-properties style:font-name="Courier New" officeooo:rsid="00b70041"/>
    </style:style>
    <style:style style:name="T53" style:family="text">
      <style:text-properties style:font-name="Courier New" officeooo:rsid="0067928d"/>
    </style:style>
    <style:style style:name="T54" style:family="text">
      <style:text-properties style:font-name="Courier New" officeooo:rsid="00b70300"/>
    </style:style>
    <style:style style:name="T55" style:family="text">
      <style:text-properties style:font-name="Courier New" officeooo:rsid="00b871dc"/>
    </style:style>
    <style:style style:name="T56" style:family="text">
      <style:text-properties style:font-name="Courier New" officeooo:rsid="00bc288c"/>
    </style:style>
    <style:style style:name="T57" style:family="text">
      <style:text-properties style:font-name="Courier New" officeooo:rsid="00bc8fb5"/>
    </style:style>
    <style:style style:name="T58" style:family="text">
      <style:text-properties officeooo:rsid="0171a626"/>
    </style:style>
    <style:style style:name="T59" style:family="text">
      <style:text-properties officeooo:rsid="018b2b54"/>
    </style:style>
    <style:style style:name="T60" style:family="text">
      <style:text-properties style:font-name="Arial1"/>
    </style:style>
    <style:style style:name="T61" style:family="text">
      <style:text-properties style:font-name="Arial1" officeooo:rsid="00159e98"/>
    </style:style>
    <style:style style:name="T62" style:family="text">
      <style:text-properties style:font-name="Arial1" officeooo:rsid="0016ffa8"/>
    </style:style>
    <style:style style:name="T63" style:family="text">
      <style:text-properties style:font-name="Arial1" fo:font-style="italic" officeooo:rsid="0016ffa8" style:font-style-asian="italic" style:font-style-complex="italic"/>
    </style:style>
    <style:style style:name="T64" style:family="text">
      <style:text-properties style:font-name="Arial1" fo:font-style="italic" officeooo:rsid="002a54ea" style:font-style-asian="italic" style:font-style-complex="italic"/>
    </style:style>
    <style:style style:name="T65" style:family="text">
      <style:text-properties style:font-name="Arial1" fo:font-style="italic" officeooo:rsid="0017d798" style:font-style-asian="italic" style:font-style-complex="italic"/>
    </style:style>
    <style:style style:name="T66" style:family="text">
      <style:text-properties style:font-name="Arial1" fo:font-style="italic" officeooo:rsid="002c6d56" style:font-style-asian="italic" style:font-style-complex="italic"/>
    </style:style>
    <style:style style:name="T67" style:family="text">
      <style:text-properties style:font-name="Arial1" officeooo:rsid="0017d798"/>
    </style:style>
    <style:style style:name="T68" style:family="text">
      <style:text-properties style:font-name="Arial1" officeooo:rsid="001855f0"/>
    </style:style>
    <style:style style:name="T69" style:family="text">
      <style:text-properties style:font-name="Arial1" officeooo:rsid="001f00f8"/>
    </style:style>
    <style:style style:name="T70" style:family="text">
      <style:text-properties style:font-name="Arial1" officeooo:rsid="00214449"/>
    </style:style>
    <style:style style:name="T71" style:family="text">
      <style:text-properties style:font-name="Arial1" officeooo:rsid="002a54ea"/>
    </style:style>
    <style:style style:name="T72" style:family="text">
      <style:text-properties style:font-name="Arial1" officeooo:rsid="0025a9b1"/>
    </style:style>
    <style:style style:name="T73" style:family="text">
      <style:text-properties style:font-name="Arial1" officeooo:rsid="0025aae6"/>
    </style:style>
    <style:style style:name="T74" style:family="text">
      <style:text-properties style:font-name="Arial1" officeooo:rsid="002895a9"/>
    </style:style>
    <style:style style:name="T75" style:family="text">
      <style:text-properties style:font-name="Arial1" officeooo:rsid="002a71e0"/>
    </style:style>
    <style:style style:name="T76" style:family="text">
      <style:text-properties style:font-name="Arial1" officeooo:rsid="002b7917"/>
    </style:style>
    <style:style style:name="T77" style:family="text">
      <style:text-properties style:font-name="Arial1" officeooo:rsid="002bbb5f"/>
    </style:style>
    <style:style style:name="T78" style:family="text">
      <style:text-properties style:font-name="Arial1" officeooo:rsid="002c6d56"/>
    </style:style>
    <style:style style:name="T79" style:family="text">
      <style:text-properties style:font-name="Arial1" officeooo:rsid="002d3992"/>
    </style:style>
    <style:style style:name="T80" style:family="text">
      <style:text-properties style:font-name="Arial1" officeooo:rsid="002e2510"/>
    </style:style>
    <style:style style:name="T81" style:family="text">
      <style:text-properties style:font-name="Arial1" officeooo:rsid="002fe2e6"/>
    </style:style>
    <style:style style:name="T82" style:family="text">
      <style:text-properties style:font-name="Arial1" officeooo:rsid="00348dab"/>
    </style:style>
    <style:style style:name="T83" style:family="text">
      <style:text-properties style:font-name="Arial1" officeooo:rsid="0035bf83"/>
    </style:style>
    <style:style style:name="T84" style:family="text">
      <style:text-properties style:font-name="Arial1" officeooo:rsid="0037a9cd"/>
    </style:style>
    <style:style style:name="T85" style:family="text">
      <style:text-properties style:font-name="Arial1" officeooo:rsid="003be942"/>
    </style:style>
    <style:style style:name="T86" style:family="text">
      <style:text-properties style:font-name="Arial1" officeooo:rsid="003eb90b"/>
    </style:style>
    <style:style style:name="T87" style:family="text">
      <style:text-properties style:font-name="Arial1" officeooo:rsid="003ff81d"/>
    </style:style>
    <style:style style:name="T88" style:family="text">
      <style:text-properties style:font-name="Arial1" officeooo:rsid="00412635"/>
    </style:style>
    <style:style style:name="T89" style:family="text">
      <style:text-properties style:font-name="Arial1" officeooo:rsid="004ecfe2"/>
    </style:style>
    <style:style style:name="T90" style:family="text">
      <style:text-properties style:font-name="Arial1" officeooo:rsid="005040c3"/>
    </style:style>
    <style:style style:name="T91" style:family="text">
      <style:text-properties style:font-name="Arial1" officeooo:rsid="0050a614"/>
    </style:style>
    <style:style style:name="T92" style:family="text">
      <style:text-properties style:font-name="Arial1" officeooo:rsid="0051f0f6"/>
    </style:style>
    <style:style style:name="T93" style:family="text">
      <style:text-properties style:font-name="Arial1" officeooo:rsid="0051f0f6" fo:background-color="#00ffff"/>
    </style:style>
    <style:style style:name="T94" style:family="text">
      <style:text-properties style:font-name="Arial1" officeooo:rsid="0051f0f6" fo:background-color="transparent"/>
    </style:style>
    <style:style style:name="T95" style:family="text">
      <style:text-properties style:font-name="Arial1" officeooo:rsid="005214da" fo:background-color="transparent"/>
    </style:style>
    <style:style style:name="T96" style:family="text">
      <style:text-properties style:font-name="Arial1" officeooo:rsid="005214da" fo:background-color="#cccccd"/>
    </style:style>
    <style:style style:name="T97" style:family="text">
      <style:text-properties style:font-name="Arial1" officeooo:rsid="00580a86"/>
    </style:style>
    <style:style style:name="T98" style:family="text">
      <style:text-properties style:font-name="Arial1" officeooo:rsid="00589eeb"/>
    </style:style>
    <style:style style:name="T99" style:family="text">
      <style:text-properties style:font-name="Arial1" officeooo:rsid="005bdc5b"/>
    </style:style>
    <style:style style:name="T100" style:family="text">
      <style:text-properties style:font-name="Arial1" officeooo:rsid="005ce3d1"/>
    </style:style>
    <style:style style:name="T101" style:family="text">
      <style:text-properties style:font-name="Arial1" officeooo:rsid="005e68a3"/>
    </style:style>
    <style:style style:name="T102" style:family="text">
      <style:text-properties style:font-name="Arial1" officeooo:rsid="00602c30"/>
    </style:style>
    <style:style style:name="T103" style:family="text">
      <style:text-properties style:font-name="Arial1" officeooo:rsid="00608097"/>
    </style:style>
    <style:style style:name="T104" style:family="text">
      <style:text-properties style:font-name="Arial1" officeooo:rsid="00618333"/>
    </style:style>
    <style:style style:name="T105" style:family="text">
      <style:text-properties style:font-name="Arial1" officeooo:rsid="00626b47"/>
    </style:style>
    <style:style style:name="T106" style:family="text">
      <style:text-properties style:font-name="Arial1" officeooo:rsid="00644e3b"/>
    </style:style>
    <style:style style:name="T107" style:family="text">
      <style:text-properties style:font-name="Arial1" officeooo:rsid="00648cd3"/>
    </style:style>
    <style:style style:name="T108" style:family="text">
      <style:text-properties style:font-name="Arial1" officeooo:rsid="0065c9f7"/>
    </style:style>
    <style:style style:name="T109" style:family="text">
      <style:text-properties style:font-name="Arial1" officeooo:rsid="0066d8d9"/>
    </style:style>
    <style:style style:name="T110" style:family="text">
      <style:text-properties style:font-name="Arial1" officeooo:rsid="0067928d"/>
    </style:style>
    <style:style style:name="T111" style:family="text">
      <style:text-properties style:font-name="Arial1" officeooo:rsid="00684ce5"/>
    </style:style>
    <style:style style:name="T112" style:family="text">
      <style:text-properties style:font-name="Arial1" officeooo:rsid="006ac1fc"/>
    </style:style>
    <style:style style:name="T113" style:family="text">
      <style:text-properties style:font-name="Arial1" officeooo:rsid="006c526c"/>
    </style:style>
    <style:style style:name="T114" style:family="text">
      <style:text-properties style:font-name="Arial1" officeooo:rsid="006d105e"/>
    </style:style>
    <style:style style:name="T115" style:family="text">
      <style:text-properties style:font-name="Arial1" officeooo:rsid="006e1be7"/>
    </style:style>
    <style:style style:name="T116" style:family="text">
      <style:text-properties style:font-name="Arial1" officeooo:rsid="0072d3c4"/>
    </style:style>
    <style:style style:name="T117" style:family="text">
      <style:text-properties style:font-name="Arial1" officeooo:rsid="0074080a"/>
    </style:style>
    <style:style style:name="T118" style:family="text">
      <style:text-properties style:font-name="Arial1" officeooo:rsid="0074f13e"/>
    </style:style>
    <style:style style:name="T119" style:family="text">
      <style:text-properties style:font-name="Arial1" officeooo:rsid="0076bb16"/>
    </style:style>
    <style:style style:name="T120" style:family="text">
      <style:text-properties style:font-name="Arial1" officeooo:rsid="0078a362"/>
    </style:style>
    <style:style style:name="T121" style:family="text">
      <style:text-properties style:font-name="Arial1" officeooo:rsid="007a98b5"/>
    </style:style>
    <style:style style:name="T122" style:family="text">
      <style:text-properties style:font-name="Arial1" officeooo:rsid="007bd968"/>
    </style:style>
    <style:style style:name="T123" style:family="text">
      <style:text-properties style:font-name="Arial1" officeooo:rsid="008225ca"/>
    </style:style>
    <style:style style:name="T124" style:family="text">
      <style:text-properties style:font-name="Arial1" officeooo:rsid="0085cbb8"/>
    </style:style>
    <style:style style:name="T125" style:family="text">
      <style:text-properties style:font-name="Arial1" officeooo:rsid="0086fcd1"/>
    </style:style>
    <style:style style:name="T126" style:family="text">
      <style:text-properties style:font-name="Arial1" officeooo:rsid="008c659d"/>
    </style:style>
    <style:style style:name="T127" style:family="text">
      <style:text-properties style:font-name="Arial1" officeooo:rsid="008f19f5"/>
    </style:style>
    <style:style style:name="T128" style:family="text">
      <style:text-properties style:font-name="Arial1" officeooo:rsid="0090b53d"/>
    </style:style>
    <style:style style:name="T129" style:family="text">
      <style:text-properties style:font-name="Arial1" officeooo:rsid="0094bfcb"/>
    </style:style>
    <style:style style:name="T130" style:family="text">
      <style:text-properties style:font-name="Arial1" officeooo:rsid="0095718a"/>
    </style:style>
    <style:style style:name="T131" style:family="text">
      <style:text-properties style:font-name="Arial1" officeooo:rsid="00961d1d"/>
    </style:style>
    <style:style style:name="T132" style:family="text">
      <style:text-properties style:font-name="Arial1" officeooo:rsid="0099c44e"/>
    </style:style>
    <style:style style:name="T133" style:family="text">
      <style:text-properties style:font-name="Arial1" officeooo:rsid="009aa5b0"/>
    </style:style>
    <style:style style:name="T134" style:family="text">
      <style:text-properties style:font-name="Arial1" officeooo:rsid="009f3044"/>
    </style:style>
    <style:style style:name="T135" style:family="text">
      <style:text-properties style:font-name="Arial1" officeooo:rsid="00a084f0"/>
    </style:style>
    <style:style style:name="T136" style:family="text">
      <style:text-properties style:font-name="Arial1" officeooo:rsid="00a25443"/>
    </style:style>
    <style:style style:name="T137" style:family="text">
      <style:text-properties style:font-name="Arial1" officeooo:rsid="00a5e36d"/>
    </style:style>
    <style:style style:name="T138" style:family="text">
      <style:text-properties style:font-name="Arial1" officeooo:rsid="00a5f864"/>
    </style:style>
    <style:style style:name="T139" style:family="text">
      <style:text-properties style:font-name="Arial1" officeooo:rsid="00aaf207"/>
    </style:style>
    <style:style style:name="T140" style:family="text">
      <style:text-properties style:font-name="Arial1" officeooo:rsid="00ac5b8c"/>
    </style:style>
    <style:style style:name="T141" style:family="text">
      <style:text-properties style:font-name="Arial1" officeooo:rsid="00acb604"/>
    </style:style>
    <style:style style:name="T142" style:family="text">
      <style:text-properties style:font-name="Arial1" officeooo:rsid="00aec234"/>
    </style:style>
    <style:style style:name="T143" style:family="text">
      <style:text-properties style:font-name="Arial1" officeooo:rsid="00b00111"/>
    </style:style>
    <style:style style:name="T144" style:family="text">
      <style:text-properties style:font-name="Arial1" officeooo:rsid="00b31025"/>
    </style:style>
    <style:style style:name="T145" style:family="text">
      <style:text-properties style:font-name="Arial1" officeooo:rsid="00b54f86"/>
    </style:style>
    <style:style style:name="T146" style:family="text">
      <style:text-properties style:font-name="Arial1" officeooo:rsid="00b5a915"/>
    </style:style>
    <style:style style:name="T147" style:family="text">
      <style:text-properties style:font-name="Arial1" officeooo:rsid="00b70041"/>
    </style:style>
    <style:style style:name="T148" style:family="text">
      <style:text-properties style:font-name="Arial1" officeooo:rsid="00b70300"/>
    </style:style>
    <style:style style:name="T149" style:family="text">
      <style:text-properties style:font-name="Arial1" officeooo:rsid="00ba7188"/>
    </style:style>
    <style:style style:name="T150" style:family="text">
      <style:text-properties style:font-name="Arial1" officeooo:rsid="00baa6f9"/>
    </style:style>
    <style:style style:name="T151" style:family="text">
      <style:text-properties style:font-name="Arial1" officeooo:rsid="00bc8fb5"/>
    </style:style>
    <style:style style:name="T152" style:family="text">
      <style:text-properties style:font-name="Arial1" fo:font-weight="bold" officeooo:rsid="00b5a915" style:font-weight-asian="bold" style:font-weight-complex="bold"/>
    </style:style>
    <style:style style:name="T153" style:family="text">
      <style:text-properties style:font-name="Arial1" officeooo:rsid="00c06cdc"/>
    </style:style>
    <style:style style:name="T154" style:family="text">
      <style:text-properties officeooo:rsid="0015b518"/>
    </style:style>
    <style:style style:name="T155" style:family="text">
      <style:text-properties officeooo:rsid="001b109c"/>
    </style:style>
    <style:style style:name="T156" style:family="text">
      <style:text-properties officeooo:rsid="001ce3c5"/>
    </style:style>
    <style:style style:name="T157" style:family="text">
      <style:text-properties officeooo:rsid="001f00f8"/>
    </style:style>
    <style:style style:name="T158" style:family="text">
      <style:text-properties officeooo:rsid="001f00f8" fo:background-color="#00ffff"/>
    </style:style>
    <style:style style:name="T159" style:family="text">
      <style:text-properties officeooo:rsid="00214449"/>
    </style:style>
    <style:style style:name="T160" style:family="text">
      <style:text-properties officeooo:rsid="00239674"/>
    </style:style>
    <style:style style:name="T161" style:family="text">
      <style:text-properties officeooo:rsid="0024a643"/>
    </style:style>
    <style:style style:name="T162" style:family="text">
      <style:text-properties officeooo:rsid="0025a9b1"/>
    </style:style>
    <style:style style:name="T163" style:family="text">
      <style:text-properties officeooo:rsid="0026f41b"/>
    </style:style>
    <style:style style:name="T164" style:family="text">
      <style:text-properties officeooo:rsid="002895a9"/>
    </style:style>
    <style:style style:name="T165" style:family="text">
      <style:text-properties officeooo:rsid="002a54ea"/>
    </style:style>
    <style:style style:name="T166" style:family="text">
      <style:text-properties officeooo:rsid="002fe2e6"/>
    </style:style>
    <style:style style:name="T167" style:family="text">
      <style:text-properties officeooo:rsid="00312868"/>
    </style:style>
    <style:style style:name="T168" style:family="text">
      <style:text-properties officeooo:rsid="0032aeea"/>
    </style:style>
    <style:style style:name="T169" style:family="text">
      <style:text-properties officeooo:rsid="00348dab"/>
    </style:style>
    <style:style style:name="T170" style:family="text">
      <style:text-properties officeooo:rsid="0034ca1b"/>
    </style:style>
    <style:style style:name="T171" style:family="text">
      <style:text-properties officeooo:rsid="0035bf83"/>
    </style:style>
    <style:style style:name="T172" style:family="text">
      <style:text-properties officeooo:rsid="0037a9cd"/>
    </style:style>
    <style:style style:name="T173" style:family="text">
      <style:text-properties officeooo:rsid="003a349d"/>
    </style:style>
    <style:style style:name="T174" style:family="text">
      <style:text-properties officeooo:rsid="003eb90b"/>
    </style:style>
    <style:style style:name="T175" style:family="text">
      <style:text-properties officeooo:rsid="003ebb14"/>
    </style:style>
    <style:style style:name="T176" style:family="text">
      <style:text-properties officeooo:rsid="00427376"/>
    </style:style>
    <style:style style:name="T177" style:family="text">
      <style:text-properties officeooo:rsid="00447d85"/>
    </style:style>
    <style:style style:name="T178" style:family="text">
      <style:text-properties officeooo:rsid="0045efcb"/>
    </style:style>
    <style:style style:name="T179" style:family="text">
      <style:text-properties officeooo:rsid="00475437"/>
    </style:style>
    <style:style style:name="T180" style:family="text">
      <style:text-properties officeooo:rsid="00483528"/>
    </style:style>
    <style:style style:name="T181" style:family="text">
      <style:text-properties officeooo:rsid="004aa42b"/>
    </style:style>
    <style:style style:name="T182" style:family="text">
      <style:text-properties officeooo:rsid="004b6b41"/>
    </style:style>
    <style:style style:name="T183" style:family="text">
      <style:text-properties officeooo:rsid="004d4d0a"/>
    </style:style>
    <style:style style:name="T184" style:family="text">
      <style:text-properties officeooo:rsid="004d4e0c"/>
    </style:style>
    <style:style style:name="T185" style:family="text">
      <style:text-properties officeooo:rsid="004d82a8"/>
    </style:style>
    <style:style style:name="T186" style:family="text">
      <style:text-properties officeooo:rsid="004da492"/>
    </style:style>
    <style:style style:name="T187" style:family="text">
      <style:text-properties officeooo:rsid="0051f0f6"/>
    </style:style>
    <style:style style:name="T188" style:family="text">
      <style:text-properties officeooo:rsid="005214da"/>
    </style:style>
    <style:style style:name="T189" style:family="text">
      <style:text-properties officeooo:rsid="005290de"/>
    </style:style>
    <style:style style:name="T190" style:family="text">
      <style:text-properties officeooo:rsid="005454b9"/>
    </style:style>
    <style:style style:name="T191" style:family="text">
      <style:text-properties officeooo:rsid="00563242"/>
    </style:style>
    <style:style style:name="T192" style:family="text">
      <style:text-properties officeooo:rsid="00568a54"/>
    </style:style>
    <style:style style:name="T193" style:family="text">
      <style:text-properties officeooo:rsid="0056c71b"/>
    </style:style>
    <style:style style:name="T194" style:family="text">
      <style:text-properties officeooo:rsid="00681d49"/>
    </style:style>
    <style:style style:name="T195" style:family="text">
      <style:text-properties officeooo:rsid="006820bc"/>
    </style:style>
    <style:style style:name="T196" style:family="text">
      <style:text-properties officeooo:rsid="006c526c"/>
    </style:style>
    <style:style style:name="T197" style:family="text">
      <style:text-properties officeooo:rsid="006d9771"/>
    </style:style>
    <style:style style:name="T198" style:family="text">
      <style:text-properties officeooo:rsid="006e88cc"/>
    </style:style>
    <style:style style:name="T199" style:family="text">
      <style:text-properties officeooo:rsid="00705deb"/>
    </style:style>
    <style:style style:name="T200" style:family="text">
      <style:text-properties officeooo:rsid="007062d4"/>
    </style:style>
    <style:style style:name="T201" style:family="text">
      <style:text-properties officeooo:rsid="0072147c"/>
    </style:style>
    <style:style style:name="T202" style:family="text">
      <style:text-properties officeooo:rsid="0074080a"/>
    </style:style>
    <style:style style:name="T203" style:family="text">
      <style:text-properties officeooo:rsid="0074f13e"/>
    </style:style>
    <style:style style:name="T204" style:family="text">
      <style:text-properties officeooo:rsid="00759902"/>
    </style:style>
    <style:style style:name="T205" style:family="text">
      <style:text-properties officeooo:rsid="0076bb16"/>
    </style:style>
    <style:style style:name="T206" style:family="text">
      <style:text-properties officeooo:rsid="0078a362"/>
    </style:style>
    <style:style style:name="T207" style:family="text">
      <style:text-properties officeooo:rsid="007dccaa"/>
    </style:style>
    <style:style style:name="T208" style:family="text">
      <style:text-properties officeooo:rsid="007ec69e"/>
    </style:style>
    <style:style style:name="T209" style:family="text">
      <style:text-properties officeooo:rsid="007ed669"/>
    </style:style>
    <style:style style:name="T210" style:family="text">
      <style:text-properties officeooo:rsid="008025df"/>
    </style:style>
    <style:style style:name="T211" style:family="text">
      <style:text-properties officeooo:rsid="0080a5e9"/>
    </style:style>
    <style:style style:name="T212" style:family="text">
      <style:text-properties officeooo:rsid="0083d113"/>
    </style:style>
    <style:style style:name="T213" style:family="text">
      <style:text-properties officeooo:rsid="0085cbb8"/>
    </style:style>
    <style:style style:name="T214" style:family="text">
      <style:text-properties officeooo:rsid="0086fcd1"/>
    </style:style>
    <style:style style:name="T215" style:family="text">
      <style:text-properties officeooo:rsid="00880db8"/>
    </style:style>
    <style:style style:name="T216" style:family="text">
      <style:text-properties officeooo:rsid="0088fe71"/>
    </style:style>
    <style:style style:name="T217" style:family="text">
      <style:text-properties fo:font-style="italic" officeooo:rsid="0088fe71" style:font-style-asian="italic" style:font-style-complex="italic"/>
    </style:style>
    <style:style style:name="T218" style:family="text">
      <style:text-properties fo:font-style="italic" officeooo:rsid="00bc8fb5" style:font-style-asian="italic" style:font-style-complex="italic"/>
    </style:style>
    <style:style style:name="T219" style:family="text">
      <style:text-properties officeooo:rsid="0088fea2"/>
    </style:style>
    <style:style style:name="T220" style:family="text">
      <style:text-properties officeooo:rsid="008a01e6"/>
    </style:style>
    <style:style style:name="T221" style:family="text">
      <style:text-properties officeooo:rsid="008c659d"/>
    </style:style>
    <style:style style:name="T222" style:family="text">
      <style:text-properties officeooo:rsid="008f19f5"/>
    </style:style>
    <style:style style:name="T223" style:family="text">
      <style:text-properties officeooo:rsid="00935552"/>
    </style:style>
    <style:style style:name="T224" style:family="text">
      <style:text-properties officeooo:rsid="009416c2"/>
    </style:style>
    <style:style style:name="T225" style:family="text">
      <style:text-properties officeooo:rsid="00978c26"/>
    </style:style>
    <style:style style:name="T226" style:family="text">
      <style:text-properties officeooo:rsid="00991952"/>
    </style:style>
    <style:style style:name="T227" style:family="text">
      <style:text-properties officeooo:rsid="009c4806"/>
    </style:style>
    <style:style style:name="T228" style:family="text">
      <style:text-properties officeooo:rsid="009dcb47"/>
    </style:style>
    <style:style style:name="T229" style:family="text">
      <style:text-properties officeooo:rsid="009e2beb"/>
    </style:style>
    <style:style style:name="T230" style:family="text">
      <style:text-properties officeooo:rsid="00aa230e"/>
    </style:style>
    <style:style style:name="T231" style:family="text">
      <style:text-properties officeooo:rsid="00aaf207"/>
    </style:style>
    <style:style style:name="T232" style:family="text">
      <style:text-properties officeooo:rsid="00ac4781"/>
    </style:style>
    <style:style style:name="T233" style:family="text">
      <style:text-properties officeooo:rsid="00ac5b8c"/>
    </style:style>
    <style:style style:name="T234" style:family="text">
      <style:text-properties officeooo:rsid="00acb604"/>
    </style:style>
    <style:style style:name="T235" style:family="text">
      <style:text-properties officeooo:rsid="00ad01ea"/>
    </style:style>
    <style:style style:name="T236" style:family="text">
      <style:text-properties officeooo:rsid="00ae4f29"/>
    </style:style>
    <style:style style:name="T237" style:family="text">
      <style:text-properties officeooo:rsid="00af1ac9"/>
    </style:style>
    <style:style style:name="T238" style:family="text">
      <style:text-properties officeooo:rsid="008bad4f"/>
    </style:style>
    <style:style style:name="T239" style:family="text">
      <style:text-properties officeooo:rsid="00b114d5"/>
    </style:style>
    <style:style style:name="T240" style:family="text">
      <style:text-properties officeooo:rsid="00b114d5" fo:background-color="#ffff00"/>
    </style:style>
    <style:style style:name="T241" style:family="text">
      <style:text-properties officeooo:rsid="00b871dc"/>
    </style:style>
    <style:style style:name="T242" style:family="text">
      <style:text-properties officeooo:rsid="00b92664"/>
    </style:style>
    <style:style style:name="T243" style:family="text">
      <style:text-properties officeooo:rsid="00ba7188"/>
    </style:style>
    <style:style style:name="T244" style:family="text">
      <style:text-properties officeooo:rsid="00bc288c"/>
    </style:style>
    <style:style style:name="T245" style:family="text">
      <style:text-properties officeooo:rsid="00bc8fb5"/>
    </style:style>
    <style:style style:name="T246" style:family="text">
      <style:text-properties officeooo:rsid="00bda5c8"/>
    </style:style>
    <style:style style:name="T247" style:family="text">
      <style:text-properties style:font-name="Courier New" officeooo:rsid="00580a86"/>
    </style:style>
    <style:style style:name="T248" style:family="text">
      <style:text-properties officeooo:rsid="00beace5"/>
    </style:style>
    <style:style style:name="T249" style:family="text">
      <style:text-properties officeooo:rsid="00c06cd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4"><text:a xlink:type="simple" xlink:href="#__RefHeading__2283_1069698732" text:style-name="Index_20_Link" text:visited-style-name="Index_20_Link">Introduction<text:tab/>2</text:a></text:p>
          <text:p text:style-name="P255"><text:a xlink:type="simple" xlink:href="#__RefHeading__2825_783618117" text:style-name="Index_20_Link" text:visited-style-name="Index_20_Link">Definitions<text:tab/>2</text:a></text:p>
          <text:p text:style-name="P255"><text:a xlink:type="simple" xlink:href="#__RefHeading__15867_1069698732" text:style-name="Index_20_Link" text:visited-style-name="Index_20_Link">References<text:tab/>3</text:a></text:p>
          <text:p text:style-name="P254"><text:a xlink:type="simple" xlink:href="#__RefHeading__15869_1069698732" text:style-name="Index_20_Link" text:visited-style-name="Index_20_Link">Machine Interface<text:tab/>3</text:a></text:p>
          <text:p text:style-name="P254"><text:a xlink:type="simple" xlink:href="#__RefHeading__22292_565103337" text:style-name="Index_20_Link" text:visited-style-name="Index_20_Link">IPL ELF Lessons Learned<text:tab/>4</text:a></text:p>
          <text:p text:style-name="P255"><text:a xlink:type="simple" xlink:href="#__RefHeading__22294_565103337" text:style-name="Index_20_Link" text:visited-style-name="Index_20_Link">Media Architectures<text:tab/>4</text:a></text:p>
          <text:p text:style-name="P255"><text:a xlink:type="simple" xlink:href="#__RefHeading__22296_565103337" text:style-name="Index_20_Link" text:visited-style-name="Index_20_Link">Reusable Bootstrap Loaders<text:tab/>5</text:a></text:p>
          <text:p text:style-name="P255"><text:a xlink:type="simple" xlink:href="#__RefHeading__22298_565103337" text:style-name="Index_20_Link" text:visited-style-name="Index_20_Link">Media Preparation Data<text:tab/>5</text:a></text:p>
          <text:p text:style-name="P255"><text:a xlink:type="simple" xlink:href="#__RefHeading__22300_565103337" text:style-name="Index_20_Link" text:visited-style-name="Index_20_Link">Bootstrap Loader Interface<text:tab/>6</text:a></text:p>
          <text:p text:style-name="P282"><text:a xlink:type="simple" xlink:href="#__RefHeading__22302_565103337" text:style-name="Index_20_Link" text:visited-style-name="Index_20_Link">Stream vs. Directed Boot Program Records<text:tab/>6</text:a></text:p>
          <text:p text:style-name="P282"><text:a xlink:type="simple" xlink:href="#__RefHeading__22304_565103337" text:style-name="Index_20_Link" text:visited-style-name="Index_20_Link">Object Deck Records<text:tab/>7</text:a></text:p>
          <text:p text:style-name="P254"><text:a xlink:type="simple" xlink:href="#__RefHeading__3164_783618117" text:style-name="Index_20_Link" text:visited-style-name="Index_20_Link">List-Directed IPL Directory Structure<text:tab/>7</text:a></text:p>
          <text:p text:style-name="P255"><text:a xlink:type="simple" xlink:href="#__RefHeading__3353_1088619494" text:style-name="Index_20_Link" text:visited-style-name="Index_20_Link">Bare-metal Program Content<text:tab/>8</text:a></text:p>
          <text:p text:style-name="P255"><text:a xlink:type="simple" xlink:href="#__RefHeading__3166_783618117" text:style-name="Index_20_Link" text:visited-style-name="Index_20_Link">Assembling IPL Records for Bare-metal Programs<text:tab/>9</text:a></text:p>
          <text:p text:style-name="P254"><text:a xlink:type="simple" xlink:href="#__RefHeading__24855_565103337" text:style-name="Index_20_Link" text:visited-style-name="Index_20_Link">LOD1 Record Content<text:tab/>9</text:a></text:p>
          <text:p text:style-name="P254"><text:a xlink:type="simple" xlink:href="#__RefHeading__24857_565103337" text:style-name="Index_20_Link" text:visited-style-name="Index_20_Link">Memory Usage and Program Entry<text:tab/>10</text:a></text:p>
          <text:p text:style-name="P255"><text:a xlink:type="simple" xlink:href="#__RefHeading__2432_826253704" text:style-name="Index_20_Link" text:visited-style-name="Index_20_Link">Bare-Metal Program Usage<text:tab/>10</text:a></text:p>
          <text:p text:style-name="P255"><text:a xlink:type="simple" xlink:href="#__RefHeading__2434_826253704" text:style-name="Index_20_Link" text:visited-style-name="Index_20_Link">Bare-Metal Program Entry<text:tab/>12</text:a></text:p>
          <text:p text:style-name="P282"><text:a xlink:type="simple" xlink:href="#__RefHeading__2436_826253704" text:style-name="Index_20_Link" text:visited-style-name="Index_20_Link">IPL PSW Source<text:tab/>12</text:a></text:p>
          <text:p text:style-name="P255"><text:a xlink:type="simple" xlink:href="#__RefHeading__2438_826253704" text:style-name="Index_20_Link" text:visited-style-name="Index_20_Link">Bootstrap Loader Usage<text:tab/>13</text:a></text:p>
          <text:p text:style-name="P255"><text:a xlink:type="simple" xlink:href="#__RefHeading__2440_826253704" text:style-name="Index_20_Link" text:visited-style-name="Index_20_Link">Booted Program Entry<text:tab/>14</text:a></text:p>
          <text:p text:style-name="P254"><text:a xlink:type="simple" xlink:href="#__RefHeading__2849_383088859" text:style-name="Index_20_Link" text:visited-style-name="Index_20_Link">FBA DASD Structure<text:tab/>15</text:a></text:p>
          <text:p text:style-name="P254"><text:a xlink:type="simple" xlink:href="#__RefHeading__25023_565103337" text:style-name="Index_20_Link" text:visited-style-name="Index_20_Link">iplasma.py<text:tab/>16</text:a></text:p>
          <text:p text:style-name="P255"><text:a xlink:type="simple" xlink:href="#__RefHeading__25138_565103337" text:style-name="Index_20_Link" text:visited-style-name="Index_20_Link">Bare-metal Program Command-Line Options<text:tab/>16</text:a></text:p>
          <text:p text:style-name="P282"><text:a xlink:type="simple" xlink:href="#__RefHeading__2410_175267726" text:style-name="Index_20_Link" text:visited-style-name="Index_20_Link">-g/--gldipl FILEPATH<text:tab/>16</text:a></text:p>
          <text:p text:style-name="P282"><text:a xlink:type="simple" xlink:href="#__RefHeading__3460_1088619494" text:style-name="Index_20_Link" text:visited-style-name="Index_20_Link">-n/--noload FILENAME<text:tab/>16</text:a></text:p>
          <text:p text:style-name="P282"><text:a xlink:type="simple" xlink:href="#__RefHeading__2412_175267726" text:style-name="Index_20_Link" text:visited-style-name="Index_20_Link">-o/--object FILEPATH<text:tab/>16</text:a></text:p>
          <text:p text:style-name="P282"><text:a xlink:type="simple" xlink:href="#__RefHeading__2735_383088859" text:style-name="Index_20_Link" text:visited-style-name="Index_20_Link">-v/--verbose<text:tab/>17</text:a></text:p>
          <text:p text:style-name="P282"><text:a xlink:type="simple" xlink:href="#__RefHeading__2414_175267726" text:style-name="Index_20_Link" text:visited-style-name="Index_20_Link">--psw FILENAME|bc|ec<text:tab/>17</text:a></text:p>
          <text:p text:style-name="P282"><text:a xlink:type="simple" xlink:href="#__RefHeading__2416_175267726" text:style-name="Index_20_Link" text:visited-style-name="Index_20_Link">--asa FILENAME<text:tab/>17</text:a></text:p>
          <text:p text:style-name="P255"><text:a xlink:type="simple" xlink:href="#__RefHeading__2420_175267726" text:style-name="Index_20_Link" text:visited-style-name="Index_20_Link">Bootstrap Loader Command-Line Options<text:tab/>17</text:a></text:p>
          <text:p text:style-name="P282"><text:a xlink:type="simple" xlink:href="#__RefHeading__2422_175267726" text:style-name="Index_20_Link" text:visited-style-name="Index_20_Link">-b/--bldipl FILEPATH<text:tab/>17</text:a></text:p>
          <text:p text:style-name="P282"><text:a xlink:type="simple" xlink:href="#__RefHeading__2424_175267726" text:style-name="Index_20_Link" text:visited-style-name="Index_20_Link">--arch ACTION<text:tab/>18</text:a></text:p>
          <text:p text:style-name="P282"><text:a xlink:type="simple" xlink:href="#__RefHeading__2426_175267726" text:style-name="Index_20_Link" text:visited-style-name="Index_20_Link">--traps<text:tab/>18</text:a></text:p>
          <text:p text:style-name="P255"><text:a xlink:type="simple" xlink:href="#__RefHeading__2428_175267726" text:style-name="Index_20_Link" text:visited-style-name="Index_20_Link">Output IPL Medium Command-Line Options<text:tab/>18</text:a></text:p>
          <text:p text:style-name="P282"><text:a xlink:type="simple" xlink:href="#__RefHeading__25142_565103337" text:style-name="Index_20_Link" text:visited-style-name="Index_20_Link">-d/--dtype DTYPE<text:tab/>18</text:a></text:p>
          <text:p text:style-name="P282"><text:a xlink:type="simple" xlink:href="#__RefHeading__25144_565103337" text:style-name="Index_20_Link" text:visited-style-name="Index_20_Link">-m/--medium FILEPATH<text:tab/>18</text:a></text:p>
          <text:p text:style-name="P282"><text:a xlink:type="simple" xlink:href="#__RefHeading__25150_565103337" text:style-name="Index_20_Link" text:visited-style-name="Index_20_Link">-r/--recl SIZE<text:tab/>18</text:a></text:p>
          <text:p text:style-name="P282"><text:a xlink:type="simple" xlink:href="#__RefHeading__3323_423091853" text:style-name="Index_20_Link" text:visited-style-name="Index_20_Link">-s/--size OPTION<text:tab/>19</text:a></text:p>
        </text:index-body>
      </text:table-of-content>
      <text:p text:style-name="P218"/>
      <text:p text:style-name="P3">Copyright <text:span text:style-name="T58">©</text:span> 201<text:span text:style-name="T59">5</text:span> Harold Grovesteen</text:p>
      <text:p text:style-name="P3"><text:span text:style-name="T2">See the file </text:span><text:span text:style-name="T3">doc/fdl-1.3.txt</text:span><text:span text:style-name="T2"> for copying conditions.</text:span></text:p>
      <text:h text:style-name="P246" text:outline-level="1"><text:bookmark-start text:name="__RefHeading__2283_1069698732"/><text:soft-page-break/>Introduction<text:bookmark-end text:name="__RefHeading__2283_1069698732"/></text:h>
      <text:p text:style-name="P47"><text:span text:style-name="T1">A Small Mainframe Assembler (ASMA), the </text:span><text:span text:style-name="T4">asma.py</text:span><text:span text:style-name="T1"> tool, creates output intended for loading a bare-metal program into a mainframe compatible system for execution. <text:s/>With the exception </text:span><text:span text:style-name="T1">of the ASMA list-directed Initial Program Load output format option, used with the Hercules emulator, some additional external content is required to do so.</text:span></text:p>
      <text:p text:style-name="P49">The context for <text:span text:style-name="T248">this </text:span>document is the structuring of an ASMA assembly image output <text:span text:style-name="T248">for</text:span> a list-directed IPL directory's content as the source for creating <text:span text:style-name="T248">a </text:span>Hercules emulation medium suitable for IPL, eliminating the need for additional user supplied content.</text:p>
      <text:p text:style-name="P50">Creation of device media content suitable for use with the mainframe Initial Program Load (IPL) function ties together the tools used to create the content, the use and attributes of the media itself and the needs of the IPL function. <text:s/>Some intermediate process is required to go from the created binary content to the media ready for use in the IPL function. <text:s/>The capabilities of the binary content creation tooling drives much of the requirements for the intermediate process. <text:s/>The more capable the binary creation tools the less the intermediate process needs to do.</text:p>
      <text:p text:style-name="P47"><text:span text:style-name="T1">Concepts and lessons learned from the use of the IPL ELF ABI supplement will be incorporated into </text:span><text:span text:style-name="T154">the</text:span><text:span text:style-name="T1"> new utility, </text:span><text:span text:style-name="T4">iplasma.py</text:span><text:span text:style-name="T61">.</text:span></text:p>
      <text:h text:style-name="P256" text:outline-level="2"><text:bookmark-start text:name="__RefHeading__2825_783618117"/>Definitions<text:bookmark-end text:name="__RefHeading__2825_783618117"/></text:h>
      <text:p text:style-name="P38">The following terms are used in this document.</text:p>
      <text:p text:style-name="P39">install</text:p>
      <text:p text:style-name="P222"><text:span text:style-name="T129">The process of creating content </text:span><text:span text:style-name="T130">and placing it on a real or emulated medium </text:span><text:span text:style-name="T129">suppor</text:span><text:span text:style-name="T130">ting</text:span><text:span text:style-name="T129"> the mainframe Initial Program Load </text:span><text:span text:style-name="T150">(IPL)</text:span><text:span text:style-name="T129"> function or loading by a bootstrap loader </text:span><text:span text:style-name="T150">supporting the IPL function</text:span><text:span text:style-name="T129">.</text:span></text:p>
      <text:p text:style-name="P225">bootstrap loader</text:p>
      <text:p text:style-name="P222"><text:span text:style-name="T129">A</text:span><text:span text:style-name="T131">n installed</text:span><text:span text:style-name="T129"> bare-metal program that loads a program to which control is passed upon completion of the loading process.</text:span></text:p>
      <text:p text:style-name="P225">booted program</text:p>
      <text:p text:style-name="P222"><text:span text:style-name="T129">A </text:span><text:span text:style-name="T132">bare-metal </text:span><text:span text:style-name="T129">program loaded into memory by a bootstrap loader </text:span><text:span text:style-name="T149">to which control is passed by the bootstrap loader.</text:span></text:p>
      <text:p text:style-name="P224"><text:span text:style-name="T130">A list-directed IPL directory constitutes a real medium into which a bare-metal program may be installed. <text:s text:c="2"/>As the direct output of ASMA, ASMA installs, in the context of the above definition, its output into the directory. <text:s/></text:span><text:span text:style-name="T131">The process described and documented herein takes the files installed and installs the bare-metal program, or a bootstrap loader with its booted program onto emulated medium.</text:span></text:p>
      <text:h text:style-name="P257" text:outline-level="2"><text:bookmark-start text:name="__RefHeading__15867_1069698732"/><text:soft-page-break/>References<text:bookmark-end text:name="__RefHeading__15867_1069698732"/></text:h>
      <text:list xml:id="list20992832521" text:style-name="L1">
        <text:list-item>
          <text:p text:style-name="P226"><text:span text:style-name="T63">IPL ELF ABI Supplement</text:span><text:span text:style-name="T62">, in SATK directory </text:span><text:span text:style-name="T5">doc/iplelf</text:span><text:span text:style-name="T62">.</text:span></text:p>
        </text:list-item>
      </text:list>
      <text:p text:style-name="P4"/>
      <text:h text:style-name="P247" text:outline-level="1"><text:bookmark-start text:name="__RefHeading__15869_1069698732"/>Machine Interface<text:bookmark-end text:name="__RefHeading__15869_1069698732"/></text:h>
      <text:p text:style-name="P48"><text:span text:style-name="T62">The machine interface remains largely the same as described in the </text:span><text:span text:style-name="T63">IPL ELF ABI Supplement</text:span><text:span text:style-name="T62">. <text:s/></text:span><text:span text:style-name="T67">What differs is the source of the IPL record content, namely the list-directed IPL directory </text:span><text:span text:style-name="T70">as opposed to an ELF executable file</text:span><text:span text:style-name="T67">. <text:s/>The primary </text:span><text:span text:style-name="T70">list-directed IPL </text:span><text:span text:style-name="T67">file in the list-directed IPL directory identifies the binary image data and its starting absolute address in storage. <text:s/>Each file of binary image data directly corresponds to the ASMA region name associated with it.</text:span></text:p>
      <text:p text:style-name="P5">The following <text:span text:style-name="T159">table identifies the expected types of </text:span><text:span text:style-name="T161">logical IPL </text:span>records <text:span text:style-name="T159">and their content</text:span>. <text:s/><text:span text:style-name="T157">The rows in </text:span><text:span text:style-name="T158">blue</text:span><text:span text:style-name="T157"> are part of the standard IPL function. <text:s/>SATK has enhanced the basic process by providing the optional capability of low-storage initialization. <text:s/>In some cases the IPL process itself is not readily built to load the desired program and instead an intermediate bootstrap loader is used for the loading of the actual program. <text:s/></text:span><text:span text:style-name="T239">The enhanced records that are part of the SATK process are identified in </text:span><text:span text:style-name="T240">yellow</text:span><text:span text:style-name="T239">.</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03">IPL Record</text:p>
            </table:table-cell>
            <table:table-cell table:style-name="Table8.A1" office:value-type="string">
              <text:p text:style-name="P204">Status</text:p>
            </table:table-cell>
            <table:table-cell table:style-name="Table8.A1" office:value-type="string">
              <text:p text:style-name="P203">Program Specific Data</text:p>
            </table:table-cell>
            <table:table-cell table:style-name="Table8.D1" office:value-type="string">
              <text:p text:style-name="P203">Device Specific Data</text:p>
            </table:table-cell>
          </table:table-row>
        </table:table-header-rows>
        <table:table-row>
          <table:table-cell table:style-name="Table8.A2" office:value-type="string">
            <text:p text:style-name="P92">0</text:p>
          </table:table-cell>
          <table:table-cell table:style-name="Table8.A2" office:value-type="string">
            <text:p text:style-name="P95">required</text:p>
          </table:table-cell>
          <table:table-cell table:style-name="Table8.C4" office:value-type="string">
            <text:p text:style-name="P93">Initial PSW passing control to the program</text:p>
          </table:table-cell>
          <table:table-cell table:style-name="Table8.D2" office:value-type="string">
            <text:p text:style-name="P93">First two explicit channel command words (CCWs) of the I/O command chain</text:p>
          </table:table-cell>
        </table:table-row>
        <table:table-row>
          <table:table-cell table:style-name="Table8.A2" office:value-type="string">
            <text:p text:style-name="P92">1</text:p>
          </table:table-cell>
          <table:table-cell table:style-name="Table8.A2" office:value-type="string">
            <text:p text:style-name="P95">optional</text:p>
          </table:table-cell>
          <table:table-cell table:style-name="Table8.C4" office:value-type="string">
            <text:p text:style-name="P93"/>
          </table:table-cell>
          <table:table-cell table:style-name="Table8.D3" office:value-type="string">
            <text:p text:style-name="P93">Remainder of the I/O command chain</text:p>
          </table:table-cell>
        </table:table-row>
        <table:table-row>
          <table:table-cell table:style-name="Table8.A2" office:value-type="string">
            <text:p text:style-name="P92">2<text:span text:style-name="T230">-n</text:span></text:p>
          </table:table-cell>
          <table:table-cell table:style-name="Table8.A2" office:value-type="string">
            <text:p text:style-name="P95">required</text:p>
          </table:table-cell>
          <table:table-cell table:style-name="Table8.C4" office:value-type="string">
            <text:p text:style-name="P93">The program / <text:span text:style-name="T155">boot loader</text:span></text:p>
          </table:table-cell>
          <table:table-cell table:style-name="Table8.D4" office:value-type="string">
            <text:p text:style-name="P93"/>
          </table:table-cell>
        </table:table-row>
        <table:table-row>
          <table:table-cell table:style-name="Table8.A5" office:value-type="string">
            <text:p text:style-name="P201">n+1</text:p>
          </table:table-cell>
          <table:table-cell table:style-name="Table8.A5" office:value-type="string">
            <text:p text:style-name="P95">optional</text:p>
          </table:table-cell>
          <table:table-cell table:style-name="Table8.C5" office:value-type="string">
            <text:p text:style-name="P93">Low storage initialization</text:p>
          </table:table-cell>
          <table:table-cell table:style-name="Table8.D5" office:value-type="string">
            <text:p text:style-name="P93"/>
          </table:table-cell>
        </table:table-row>
        <table:table-row>
          <table:table-cell table:style-name="Table8.A5" office:value-type="string">
            <text:p text:style-name="P202">n+2</text:p>
          </table:table-cell>
          <table:table-cell table:style-name="Table8.A5" office:value-type="string">
            <text:p text:style-name="P97">optional</text:p>
          </table:table-cell>
          <table:table-cell table:style-name="Table8.C6" office:value-type="string">
            <text:p text:style-name="P94"><text:span text:style-name="T163">Program </text:span><text:span text:style-name="T156">load information</text:span></text:p>
          </table:table-cell>
          <table:table-cell table:style-name="Table8.D6" office:value-type="string">
            <text:p text:style-name="P98">Device attributes</text:p>
          </table:table-cell>
        </table:table-row>
        <table:table-row>
          <table:table-cell table:style-name="Table8.A7" office:value-type="string">
            <text:p text:style-name="P95">variable</text:p>
          </table:table-cell>
          <table:table-cell table:style-name="Table8.A7" office:value-type="string">
            <text:p text:style-name="P95">optional</text:p>
          </table:table-cell>
          <table:table-cell table:style-name="Table8.C7" office:value-type="string">
            <text:p text:style-name="P96">additional boot loader records</text:p>
          </table:table-cell>
          <table:table-cell table:style-name="Table8.D7" office:value-type="string">
            <text:p text:style-name="P93"/>
          </table:table-cell>
        </table:table-row>
      </table:table>
      <text:p text:style-name="P219"/>
      <text:p text:style-name="P51">All of the content identified above is placed onto the IPL capable media by the ASMA IPL process. <text:s/>The colored rows <text:span text:style-name="T239">(blue and yellow, if present)</text:span> are loaded into memory by the IPL function itself. <text:s/>The records in the white row are brought into memory by the previously loaded bootstrap loader program.</text:p>
      <text:p text:style-name="P6">Because the IPL function loads and uses memory, implementation requires an approach to how memory will be utilized by the function in any given case. <text:s/>The hardware defines use of certain specific locations by the function. <text:s/>These are small areas and technically any other locations may be used as the implementation elects. <text:s/>For the purpose of debugging it is desirable to separate areas so that they do not overlap and <text:span text:style-name="T230">allowing </text:span>data at one point <text:span text:style-name="T230">is not </text:span>lost by the process.</text:p>
      <text:p text:style-name="P6"><text:soft-page-break/>In addition, the process must know how to locate specific records with regards to specific media. <text:s/>These locations of the records on the media and their memory resident locations become embedded in IPL record 1, where most of the channel program used by the IPL function (blue rows above) is located. <text:s/>IPL record 0, must of course know where IPL record 1 will reside so it too can be brought into memory.</text:p>
      <text:p text:style-name="P7">For each type of record, the process must define <text:span text:style-name="T249">and establish</text:span>:</text:p>
      <text:list xml:id="list669134359" text:style-name="L2">
        <text:list-item>
          <text:p text:style-name="P227">Binary content,</text:p>
        </text:list-item>
        <text:list-item>
          <text:p text:style-name="P227">Memory resident addresses, and</text:p>
        </text:list-item>
        <text:list-item>
          <text:p text:style-name="P227">IPL media resident location.</text:p>
        </text:list-item>
      </text:list>
      <text:p text:style-name="P52"><text:span text:style-name="T160">Because the binary content </text:span><text:span text:style-name="T161">of IPL records </text:span><text:span text:style-name="T160">reference memory resident addresses and media resident locations, the simplest approach is to establish fixed locations for each. <text:s/>The most complex case allows all of the</text:span><text:span text:style-name="T161">se</text:span><text:span text:style-name="T160"> variables to change. <text:s/>Neither is ideal. <text:s/></text:span><text:span text:style-name="T161">The IPL ELF Supplement addressed some of the variations by establishing fixed locations on the IPL medium for the logical records.</text:span></text:p>
      <text:p text:style-name="P71">The hardware itself has some constraints on the variables. <text:s/>The IPL function uses <text:span text:style-name="T230">F</text:span>ormat 0 Channel Command Words, limiting all I/O operations to the first 16 megabytes of memory. <text:s/>This means that, initially, 24-bit CPU address mode is adequate for entering either the program or bootstrap loader. <text:s/>In fact, either must reside below the 16-megabyte boundary. <text:s/>Format 0 CCW address wrapping will not allow any location to be loaded from a device above this boundary.</text:p>
      <text:p text:style-name="P53"><text:span text:style-name="T161">Another consideration relates to device media constraints. <text:s/>A program brought into memory from a Count-Key-Data (CKD) Direct-Access-Storage Device (DASD) can not exceed the length of a single track, </text:span><text:span text:style-name="T162">the maximum length of logical IPL record</text:span><text:span text:style-name="T230">s</text:span><text:span text:style-name="T161">. <text:s/>Fixed-Block-Architecture (FBA) DASD, as emulated by Hercules, can only read or write entire sectors. <text:s/>This means the minimum record size for an FBA device is 512 bytes. <text:s/>For FBA devices, information can be merged into one or more sequential sectors and read as a group. <text:s/>This is typically done for logical IPL records 0 and 1.</text:span></text:p>
      <text:p text:style-name="P72">All of these issues come together when logical IPL record 1 is created.</text:p>
      <text:h text:style-name="P252" text:outline-level="1"><text:bookmark-start text:name="__RefHeading__22292_565103337"/>IPL ELF Lessons Learned<text:bookmark-end text:name="__RefHeading__22292_565103337"/></text:h>
      <text:p text:style-name="P70"><text:span text:style-name="T71">From development of the </text:span><text:span text:style-name="T64">IPL ELF ABI Supplement</text:span><text:span text:style-name="T71">, found at “</text:span><text:span text:style-name="T49">doc/iplelf/IPL ELF ABI Supplement.odt</text:span><text:span text:style-name="T143">” and implemented by </text:span><text:span text:style-name="T9">tools/iplmed.py</text:span><text:span text:style-name="T71">, a number of lessons were learned.</text:span></text:p>
      <text:h text:style-name="P258" text:outline-level="2"><text:bookmark-start text:name="__RefHeading__22294_565103337"/>Media Architectures<text:bookmark-end text:name="__RefHeading__22294_565103337"/></text:h>
      <text:p text:style-name="P55"><text:span text:style-name="T75">The </text:span><text:span text:style-name="T10">iplmed.py</text:span><text:span text:style-name="T75"> tool supported five forms of output as emulated by the Hercules emulator a:</text:span></text:p>
      <text:list xml:id="list71880167" text:style-name="L3">
        <text:list-item>
          <text:p text:style-name="P228">list-directed IPL directory</text:p>
        </text:list-item>
        <text:list-item>
          <text:p text:style-name="P228"><text:soft-page-break/>sequential card deck</text:p>
        </text:list-item>
        <text:list-item>
          <text:p text:style-name="P228">sequential tape volume</text:p>
        </text:list-item>
        <text:list-item>
          <text:p text:style-name="P228">direct access CKD DASD volume</text:p>
        </text:list-item>
        <text:list-item>
          <text:p text:style-name="P228">direct access FBA DASD volume</text:p>
        </text:list-item>
      </text:list>
      <text:p text:style-name="P8">The list-directed IPL directory is itself created directly by ASMA <text:span text:style-name="T226">in the context of this </text:span><text:span text:style-name="T226">document</text:span>. <text:s/>Special tooling is not required for its use in the context of the IPL function for an ASMA image created with this output option. <text:s/>And in that context, the list-directed IPL directory is the input to the IPL medium creation rather than an output of it for an ASMA image.</text:p>
      <text:p text:style-name="P8">This really leaves the remaining IPL volumes as the output of the processes described here. <text:s/>Another lesson learned is that the way in which the emulated medium is accessed has a major impact on the processes involved in creation of the IPL records and bootstrap loader records. <text:s/>In essence, the tooling for sequentially accessed volumes is different than the tooling required to create directly accessed volumes.</text:p>
      <text:h text:style-name="P259" text:outline-level="2"><text:bookmark-start text:name="__RefHeading__22296_565103337"/>Reusable Bootstrap Loaders<text:bookmark-end text:name="__RefHeading__22296_565103337"/></text:h>
      <text:p text:style-name="P56"><text:span text:style-name="T76">As originally conceived, the IPL ELF ABI Supplement expected a bootstrap loader to be assembled with the bare-metal program. <text:s/>Experience showed that this was unnecessary and undesirable. <text:s/>The solution adopted by the </text:span><text:span text:style-name="T11">iplmed.py</text:span><text:span text:style-name="T76"> tool used to separate ELF executable files as input: one being the bare-metal program being loaded and the other the bootstrap loader.</text:span></text:p>
      <text:p text:style-name="P9">Reuse of the same boot strap loader with ASMA is also desirable. <text:s/>In this context two list-directed IPL directories will be used as input to the medium creation tool. <text:s/>One directory contains the bare-metal program. <text:s/>The other optional directory contains the bootstrap loader.</text:p>
      <text:h text:style-name="P260" text:outline-level="2"><text:bookmark-start text:name="__RefHeading__22298_565103337"/>Media Preparation Data<text:bookmark-end text:name="__RefHeading__22298_565103337"/></text:h>
      <text:p text:style-name="P54"><text:span text:style-name="T67">The </text:span><text:span text:style-name="T65">IPL ELF ABI Supplement</text:span><text:span text:style-name="T67"> allows for the creation of medium preparation processor specific data </text:span><text:span text:style-name="T69">without explicit definition of the contents. </text:span><text:span text:style-name="T67"><text:s/></text:span><text:span text:style-name="T69">This data is defined </text:span><text:span text:style-name="T67">as separate from the volume identification. <text:s/></text:span><text:span text:style-name="T71">Media preparation data is really an assist to a boot</text:span><text:span text:style-name="T77">strap</text:span><text:span text:style-name="T71"> loader.</text:span></text:p>
      <text:p text:style-name="P54"><text:span text:style-name="T67">The use of IPL media by the ASMA process </text:span><text:span text:style-name="T68">standardizes the use of preparation data </text:span><text:span text:style-name="T71">by the boot</text:span><text:span text:style-name="T78">strap</text:span><text:span text:style-name="T71"> loader</text:span><text:span text:style-name="T68">. <text:s/>A new standard record, </text:span><text:span text:style-name="T6">LOD1</text:span><text:span text:style-name="T68">, is used to contain </text:span><text:span text:style-name="T69">boot </text:span><text:span text:style-name="T68">loader specific information. <text:s/>The </text:span><text:span text:style-name="T6">LOD1</text:span><text:span text:style-name="T68"> record is considered part of the set of IPL records.</text:span></text:p>
      <text:p text:style-name="P54"><text:span text:style-name="T162">Logical IPL record 4, the </text:span><text:span text:style-name="T7">LOD1</text:span><text:span text:style-name="T162"> record, has </text:span><text:span text:style-name="T165">itself </text:span><text:span text:style-name="T162">some unique aspects. <text:s/>Does the IPL function </text:span><text:span text:style-name="T162">need to </text:span><text:span text:style-name="T164">bring it into memory</text:span><text:span text:style-name="T162">? <text:s/>It depends upon the needs of the bootstrap loader and the nature of the IPL medium. <text:s/>If the </text:span><text:span text:style-name="T7">LOD1</text:span><text:span text:style-name="T162"> record only contains information related to the program </text:span><text:span text:style-name="T162">brought into memory by the bootstrap loader, then the bootstrap loader may read it. <text:s/>If, however, the </text:span><text:span text:style-name="T7">LOD1</text:span><text:span text:style-name="T162"> record contains information related to the medium required by the bootstrap loader when accessing the medium, then the IPL function must load it for the </text:span><text:soft-page-break/><text:span text:style-name="T162">bootstrap loader. <text:s/></text:span><text:span text:style-name="T164">Without this information, then potentially the bootstrap loader may not be able to read the </text:span><text:span text:style-name="T8">LOD1</text:span><text:span text:style-name="T164"> record itself.</text:span></text:p>
      <text:p text:style-name="P54"><text:span text:style-name="T72">The latter case exists for DASD devices, but not for tape or card media. <text:s/>Why? <text:s/>For both </text:span><text:span text:style-name="T72">types of DASD devices, one of the I/O operations required to read from the DASD device is the establishment of the area being accessed, the DASD “extent”. <text:s/>During the IPL function, the hardware automatically makes the entire device the accessed extent. <text:s/>However, the bootstrap loader or program must actually inform the DASD of the extent before it can read </text:span><text:span text:style-name="T72">from the device. <text:s/>The values supplied in this information are controlled by the size of the device. <text:s/></text:span><text:span text:style-name="T73">Values in excess of the device size are rejected and the I/O operations fail. <text:s/>For a DASD accessing bootstrap loader, it must either be told this information, or it must figure it out for itself. <text:s/>“Figuring it out” increases the complexity of both the medium creation and bootstrap processes. <text:s/></text:span><text:span text:style-name="T74">Hercules can complicate this further because non-standard DASD sizes are possible. <text:s/>In this case only the process creating the DASD medium knows the actual size of the volume.</text:span></text:p>
      <text:h text:style-name="Heading_20_2" text:outline-level="2"><text:bookmark-start text:name="__RefHeading__22300_565103337"/><text:span text:style-name="T78">Bootstrap Loader </text:span><text:span text:style-name="T80">Interface</text:span><text:bookmark-end text:name="__RefHeading__22300_565103337"/></text:h>
      <text:p text:style-name="P57"><text:span text:style-name="T78">The implementation of the </text:span><text:span text:style-name="T66">IPL ELF ABI Supplement</text:span><text:span text:style-name="T78"> by </text:span><text:span text:style-name="T12">iplmed.py</text:span><text:span text:style-name="T78"> utilized the ELF executable file for its bootstrap loader binary content. <text:s/>A bootstrap loader interface structure communicated to the </text:span><text:span text:style-name="T12">iplmed.py</text:span><text:span text:style-name="T78"> tool its capabilities and attributes </text:span><text:span text:style-name="T80">and was updated by the </text:span><text:span text:style-name="T14">iplmed.py</text:span><text:span text:style-name="T80"> tool to communicate IPL medium and record information to the bootstrap loader</text:span><text:span text:style-name="T78">. <text:s/>This made sense from the perspective of a generic process for which the IPL medium record contents were being constructed for the bootstrap loader about which the tool could make no assumptions.</text:span></text:p>
      <text:p text:style-name="P57"><text:span text:style-name="T78">This </text:span><text:span text:style-name="T79">assembled </text:span><text:span text:style-name="T78">interface proved to be overkill in practice after the ability to reuse a bootstrap loader became an option. <text:s/></text:span><text:span text:style-name="T79">Tool capabilities have advanced as well. <text:s/>SATK can now add dynamically files to its </text:span><text:span text:style-name="T13">PYTHONPATH</text:span><text:span text:style-name="T79"> directory list. <text:s/>A Python module residing in the list-directed IPL directory will support this function for SATK supplied bootstrap loaders </text:span><text:span text:style-name="T81">needing to </text:span><text:span text:style-name="T81">communicate with the preparation process</text:span><text:span text:style-name="T79">.</text:span></text:p>
      <text:p text:style-name="P63"><text:span text:style-name="T80">The </text:span><text:span text:style-name="T14">LOD1</text:span><text:span text:style-name="T80"> record replaces th</text:span><text:span text:style-name="T81">e </text:span><text:span text:style-name="T80">interface for communication with the bootstrap loader </text:span><text:span text:style-name="T81">by the media preparation process.</text:span></text:p>
      <text:p text:style-name="P64"><text:span text:style-name="T116">The </text:span><text:span text:style-name="T33">__boot__.py</text:span><text:span text:style-name="T116"> file within a bootstrap loader list-directed IPL directory communicates its </text:span><text:span text:style-name="T116">capabilities to the </text:span><text:span text:style-name="T33">iplasma.py</text:span><text:span text:style-name="T116"> tool. <text:s/>See the </text:span><text:span text:style-name="T33">iplasma.py</text:span><text:span text:style-name="T116"> source for details on the contents of this file.</text:span></text:p>
      <text:h text:style-name="P271" text:outline-level="3"><text:bookmark-start text:name="__RefHeading__22302_565103337"/>Stream vs. Directed <text:span text:style-name="T226">Boot </text:span>Program Records<text:bookmark-end text:name="__RefHeading__22302_565103337"/></text:h>
      <text:p text:style-name="P73"><text:span text:style-name="T78">Two types of sequentially accessed bootstrap loader records were supported by </text:span><text:span text:style-name="T12">iplmed.py</text:span><text:span text:style-name="T78"> depending upon the bootstrap loader capabilities:</text:span></text:p>
      <text:list xml:id="list1913796161" text:style-name="L4">
        <text:list-item>
          <text:p text:style-name="P229">stream records, and</text:p>
        </text:list-item>
        <text:list-item>
          <text:p text:style-name="P229">directed records.</text:p>
        </text:list-item>
      </text:list>
      <text:p text:style-name="P10"><text:soft-page-break/>Stream records used an initial memory starting address and were loaded sequentially into memory. <text:s/>Directed records, as the name was intended to imply, contained a memory address in its first four bytes and the remained of the record was loaded into memory at that location. <text:s/>The concept of the directed records was inspired by the way an object deck is loaded using the text records address as the starting point for the records content.</text:p>
      <text:p text:style-name="P74"><text:span text:style-name="T79">At first blush, it would seem that stream records make sense for use with the ASMA created list-directed IPL directory. <text:s/>That would be true if only one region would be found in the </text:span><text:span text:style-name="T79">directory. <text:s/>By design multiple files are expected to be found list-directed IPL directory, one for each ASMA assembled region. <text:s/>All boot</text:span><text:span text:style-name="T80">strap</text:span><text:span text:style-name="T79"> loaders standardize on the directed IPL record </text:span><text:span text:style-name="T80">format</text:span><text:span text:style-name="T79">.</text:span></text:p>
      <text:p text:style-name="P29">Some bootstrap loaders may require a length in bytes 4 and 5 of the record. <text:s/>This is true for any loader that is unable to dictate the content length via the physical record length. <text:s/>FBA devices have this constraint.</text:p>
      <text:h text:style-name="P272" text:outline-level="3"><text:bookmark-start text:name="__RefHeading__22304_565103337"/>Object Deck Records<text:bookmark-end text:name="__RefHeading__22304_565103337"/></text:h>
      <text:p text:style-name="P74"><text:span text:style-name="T79">ASMA supports the creation of an object deck via the output option </text:span><text:span text:style-name="T13">–-object</text:span><text:span text:style-name="T79">. <text:s/>It is restricted to use with sequential media bootstrap loaders supporting card decks or emulated tape volumes.</text:span></text:p>
      <text:h text:style-name="P248" text:outline-level="1"><text:bookmark-start text:name="__RefHeading__3164_783618117"/>List-Directed IPL Directory Structure<text:bookmark-end text:name="__RefHeading__3164_783618117"/></text:h>
      <text:p text:style-name="P82"><text:span text:style-name="T133">The </text:span><text:span text:style-name="T44">iplasma.py</text:span><text:span text:style-name="T133"> tool uses one or more list-directory IPL directories as input. <text:s/>The input is used to install either:</text:span></text:p>
      <text:list xml:id="list1683330347" text:style-name="L5">
        <text:list-item>
          <text:p text:style-name="P230">a bare-metal program <text:span text:style-name="T239">(using one directory) </text:span>or</text:p>
        </text:list-item>
        <text:list-item>
          <text:p text:style-name="P230">a bootstrap loader and its booted program <text:span text:style-name="T239">(using a directory for each)</text:span></text:p>
        </text:list-item>
      </text:list>
      <text:p text:style-name="P40">onto an emulated install medium.</text:p>
      <text:p text:style-name="P40">The command line options are used as follows in each ca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11">Option</text:p>
            </table:table-cell>
            <table:table-cell table:style-name="Table6.A1" office:value-type="string">
              <text:p text:style-name="P212">Optional</text:p>
            </table:table-cell>
            <table:table-cell table:style-name="Table6.A1" office:value-type="string">
              <text:p text:style-name="P213">Default</text:p>
            </table:table-cell>
            <table:table-cell table:style-name="Table6.A1" office:value-type="string">
              <text:p text:style-name="P211">Bare-Metal Program</text:p>
            </table:table-cell>
            <table:table-cell table:style-name="Table6.E1" office:value-type="string">
              <text:p text:style-name="P211">Bootstrap Loader and Booted Program</text:p>
            </table:table-cell>
          </table:table-row>
        </table:table-header-rows>
        <table:table-row>
          <table:table-cell table:style-name="Table6.A2" office:value-type="string">
            <text:p text:style-name="P124">--dtype</text:p>
          </table:table-cell>
          <table:table-cell table:style-name="Table6.A2" office:value-type="string">
            <text:p text:style-name="P191">no</text:p>
          </table:table-cell>
          <table:table-cell table:style-name="Table6.A2" office:value-type="string">
            <text:p text:style-name="P193">none</text:p>
          </table:table-cell>
          <table:table-cell table:style-name="Table6.A2" office:value-type="string">
            <text:p text:style-name="P177">required</text:p>
          </table:table-cell>
          <table:table-cell table:style-name="Table6.E2" office:value-type="string">
            <text:p text:style-name="P177">required</text:p>
          </table:table-cell>
        </table:table-row>
        <table:table-row>
          <table:table-cell table:style-name="Table6.A2" office:value-type="string">
            <text:p text:style-name="P124">--medium</text:p>
          </table:table-cell>
          <table:table-cell table:style-name="Table6.A2" office:value-type="string">
            <text:p text:style-name="P191">no</text:p>
          </table:table-cell>
          <table:table-cell table:style-name="Table6.A2" office:value-type="string">
            <text:p text:style-name="P193">none</text:p>
          </table:table-cell>
          <table:table-cell table:style-name="Table6.A2" office:value-type="string">
            <text:p text:style-name="P177">required</text:p>
          </table:table-cell>
          <table:table-cell table:style-name="Table6.E2" office:value-type="string">
            <text:p text:style-name="P177">required</text:p>
          </table:table-cell>
        </table:table-row>
        <table:table-row>
          <table:table-cell table:style-name="Table6.A2" office:value-type="string">
            <text:p text:style-name="P126">--gldipl</text:p>
          </table:table-cell>
          <table:table-cell table:style-name="Table6.A2" office:value-type="string">
            <text:p text:style-name="P191">no</text:p>
          </table:table-cell>
          <table:table-cell table:style-name="Table6.A2" office:value-type="string">
            <text:p text:style-name="P193">none</text:p>
          </table:table-cell>
          <table:table-cell table:style-name="Table6.A2" office:value-type="string">
            <text:p text:style-name="P178">the bare-metal program</text:p>
          </table:table-cell>
          <table:table-cell table:style-name="Table6.E2" office:value-type="string">
            <text:p text:style-name="P178">the booted program</text:p>
          </table:table-cell>
        </table:table-row>
        <table:table-row>
          <table:table-cell table:style-name="Table6.A2" office:value-type="string">
            <text:p text:style-name="P126">--bldipl</text:p>
          </table:table-cell>
          <table:table-cell table:style-name="Table6.A2" office:value-type="string">
            <text:p text:style-name="P191">no</text:p>
          </table:table-cell>
          <table:table-cell table:style-name="Table6.A2" office:value-type="string">
            <text:p text:style-name="P193">none</text:p>
          </table:table-cell>
          <table:table-cell table:style-name="Table6.A2" office:value-type="string">
            <text:p text:style-name="P127">--</text:p>
          </table:table-cell>
          <table:table-cell table:style-name="Table6.E2" office:value-type="string">
            <text:p text:style-name="P178">the bootstrap loader</text:p>
          </table:table-cell>
        </table:table-row>
        <table:table-row>
          <table:table-cell table:style-name="Table6.A2" office:value-type="string">
            <text:p text:style-name="P124">--psw</text:p>
          </table:table-cell>
          <table:table-cell table:style-name="Table6.A2" office:value-type="string">
            <text:p text:style-name="P191">yes</text:p>
          </table:table-cell>
          <table:table-cell table:style-name="Table6.A2" office:value-type="string">
            <text:p text:style-name="P125">IPLPSW.bin</text:p>
          </table:table-cell>
          <table:table-cell table:style-name="Table6.A2" office:value-type="string">
            <text:p text:style-name="P135"><text:span text:style-name="T227">IPL </text:span><text:span text:style-name="T229">record 0</text:span><text:span text:style-name="T227"> PSW region</text:span></text:p>
          </table:table-cell>
          <table:table-cell table:style-name="Table6.E2" office:value-type="string">
            <text:p text:style-name="P135"><text:span text:style-name="T227"><text:s/>Requires </text:span><text:span text:style-name="T235">default</text:span></text:p>
          </table:table-cell>
        </table:table-row>
        <table:table-row>
          <table:table-cell table:style-name="Table6.A2" office:value-type="string">
            <text:p text:style-name="P124">--asa</text:p>
          </table:table-cell>
          <table:table-cell table:style-name="Table6.A2" office:value-type="string">
            <text:p text:style-name="P191">yes</text:p>
          </table:table-cell>
          <table:table-cell table:style-name="Table6.A2" office:value-type="string">
            <text:p text:style-name="P125">ASAREGN.bin</text:p>
          </table:table-cell>
          <table:table-cell table:style-name="Table6.A2" office:value-type="string">
            <text:p text:style-name="P177">Assigned storage area region</text:p>
          </table:table-cell>
          <table:table-cell table:style-name="Table6.E2" office:value-type="string">
            <text:p text:style-name="P135"><text:span text:style-name="T227">Requires </text:span><text:span text:style-name="T235">default</text:span></text:p>
          </table:table-cell>
        </table:table-row>
        <table:table-row>
          <table:table-cell table:style-name="Table6.A2" office:value-type="string">
            <text:p text:style-name="P124">--bare</text:p>
          </table:table-cell>
          <table:table-cell table:style-name="Table6.A2" office:value-type="string">
            <text:p text:style-name="P191">yes</text:p>
          </table:table-cell>
          <table:table-cell table:style-name="Table6.A2" office:value-type="string">
            <text:p text:style-name="P125">PROGRAM.bin</text:p>
          </table:table-cell>
          <table:table-cell table:style-name="Table6.A2" office:value-type="string">
            <text:p text:style-name="P177">Program region</text:p>
          </table:table-cell>
          <table:table-cell table:style-name="Table6.E2" office:value-type="string">
            <text:p text:style-name="P135"><text:span text:style-name="T227">Requires </text:span><text:span text:style-name="T235">default</text:span></text:p>
          </table:table-cell>
        </table:table-row>
        <table:table-row>
          <table:table-cell table:style-name="Table6.A2" office:value-type="string">
            <text:p text:style-name="P129">--recl</text:p>
          </table:table-cell>
          <table:table-cell table:style-name="Table6.A2" office:value-type="string">
            <text:p text:style-name="P192">yes</text:p>
          </table:table-cell>
          <table:table-cell table:style-name="Table6.A2" office:value-type="string">
            <text:p text:style-name="P192"/>
          </table:table-cell>
          <table:table-cell table:style-name="Table6.A2" office:value-type="string">
            <text:p text:style-name="P128">--</text:p>
          </table:table-cell>
          <table:table-cell table:style-name="Table6.E2" office:value-type="string">
            <text:p text:style-name="P136"><text:span text:style-name="T228">Defaults for </text:span><text:span text:style-name="T45">--dtype</text:span></text:p>
          </table:table-cell>
        </table:table-row>
        <table:table-row>
          <table:table-cell table:style-name="Table6.A2" office:value-type="string">
            <text:p text:style-name="P129">--arch</text:p>
          </table:table-cell>
          <table:table-cell table:style-name="Table6.A2" office:value-type="string">
            <text:p text:style-name="P192">yes</text:p>
          </table:table-cell>
          <table:table-cell table:style-name="Table6.A2" office:value-type="string">
            <text:p text:style-name="P192"/>
          </table:table-cell>
          <table:table-cell table:style-name="Table6.A2" office:value-type="string">
            <text:p text:style-name="P128">--</text:p>
          </table:table-cell>
          <table:table-cell table:style-name="Table6.E2" office:value-type="string">
            <text:p text:style-name="P179">Optional when supported</text:p>
          </table:table-cell>
        </table:table-row>
        <text:soft-page-break/>
        <table:table-row>
          <table:table-cell table:style-name="Table6.A2" office:value-type="string">
            <text:p text:style-name="P129">--traps</text:p>
          </table:table-cell>
          <table:table-cell table:style-name="Table6.A2" office:value-type="string">
            <text:p text:style-name="P192">yes</text:p>
          </table:table-cell>
          <table:table-cell table:style-name="Table6.A2" office:value-type="string">
            <text:p text:style-name="P192"/>
          </table:table-cell>
          <table:table-cell table:style-name="Table6.A2" office:value-type="string">
            <text:p text:style-name="P128">--</text:p>
          </table:table-cell>
          <table:table-cell table:style-name="Table6.E2" office:value-type="string">
            <text:p text:style-name="P179"><text:span text:style-name="T230">O</text:span>ptional when supported</text:p>
          </table:table-cell>
        </table:table-row>
      </table:table>
      <text:p text:style-name="P40"/>
      <text:p text:style-name="P83"><text:span text:style-name="T134">The list-directed IPL directory is implied by the path to the designated file name of the option. <text:s/>The file name is that of the control file. <text:s/>The other files of the directory contain the installed </text:span><text:span text:style-name="T134">content. <text:s/></text:span><text:span text:style-name="T135">They result from a ASMA defined region, created by the the second operand of a </text:span><text:span text:style-name="T46">START</text:span><text:span text:style-name="T135"> directive.</text:span><text:span text:style-name="T134"> For a bare-metal program, various files may be identified. <text:s/>The bootstrap loader requires the default file name if it supplies the content in its directory. <text:s/></text:span><text:span text:style-name="T135">The tool accepts non-standard names for a bare-metal program.</text:span></text:p>
      <text:p text:style-name="P41">The IPL function depends upon a sequence of input/output channel commands. <text:s/>These commands tie the physical location of the content on the medium and its memory resident locations. <text:s/>The IPL function is embodied in IPL Record 0 and if needed IPL Record 1. <text:s/>IPL Record 0 contains three distinct pieces of information:</text:p>
      <text:list xml:id="list2164625441" text:style-name="L6">
        <text:list-item>
          <text:p text:style-name="P231">the IPL PSW used to pass control to the loaded program</text:p>
        </text:list-item>
        <text:list-item>
          <text:p text:style-name="P231">A CCW, frequently used to read IPL Record 1 into memory, and</text:p>
        </text:list-item>
        <text:list-item>
          <text:p text:style-name="P238"><text:span text:style-name="T135">an optional CCW that causes the remainder of the operations to occur, </text:span><text:span text:style-name="T136">usually</text:span><text:span text:style-name="T135"> based upon the content of IPL Record 1, </text:span><text:span text:style-name="T139">usually a transfer-in-channel command</text:span><text:span text:style-name="T135">.</text:span></text:p>
        </text:list-item>
      </text:list>
      <text:p text:style-name="P45">Both IPL Records 0 and 1 <text:span text:style-name="T244">are</text:span> built by the tool itself. <text:s/><text:span text:style-name="T244">The only explicit information used for these records from the list-directed IPL directory is the IPL PSW. <text:s/></text:span></text:p>
      <text:p text:style-name="P45"><text:span text:style-name="T244">See command-line option </text:span><text:span text:style-name="T56">–-psw</text:span><text:span text:style-name="T244"> for details.</text:span></text:p>
      <text:h text:style-name="P264" text:outline-level="2"><text:bookmark-start text:name="__RefHeading__3353_1088619494"/>Bare-metal Program Content<text:bookmark-end text:name="__RefHeading__3353_1088619494"/></text:h>
      <text:p text:style-name="P84"><text:span text:style-name="T230">The </text:span><text:span text:style-name="T47">iplasma.py</text:span><text:span text:style-name="T230"> tool emulates the IPL function of a list-directed IPL directory by loading in the sequence of the control file, each separate region represented by a file in the directory excluding:</text:span></text:p>
      <text:list xml:id="list1022550770" text:style-name="L7">
        <text:list-item>
          <text:p text:style-name="P239">the IPL PSW binary file, used by logical IPL Record 0, if present, <text:span text:style-name="T244">and</text:span></text:p>
        </text:list-item>
        <text:list-item>
          <text:p text:style-name="P240">the assigned storage initialization from logical IPL Record 3, if present.</text:p>
        </text:list-item>
      </text:list>
      <text:p text:style-name="P87">All other files are considered part of the “binary program” and are installed on the IPL medium and loaded by the generated IPL Record 1.</text:p>
      <text:p text:style-name="P85"><text:span text:style-name="T231">These other files become part of a load list used to construct the read sequences required by the IPL medium to read the installed content into memory. <text:s/>This includes the assigned storage initialization region </text:span><text:span text:style-name="T244">always loaded last</text:span><text:span text:style-name="T231">. <text:s/></text:span><text:span text:style-name="T232">All bare-metal program content must load within the first 16M of memory. <text:s/>Otherwise, a bootstrap loader is required using Format-1 CCW's (and channel subsystem input/output operations) </text:span><text:span text:style-name="T233">to load content above the 16M boundary</text:span><text:span text:style-name="T232">.</text:span></text:p>
      <text:p text:style-name="P86"><text:span text:style-name="T232">The IPL medium content built by the </text:span><text:span text:style-name="T48">iplasma.py</text:span><text:span text:style-name="T232"> tool does not restrict the bare-metal program to a single physical medium record, but rather generates read sequences as </text:span><text:soft-page-break/><text:span text:style-name="T232">required to load the bare-metal program</text:span><text:span text:style-name="T233">'</text:span><text:span text:style-name="T232">s regions. <text:s/></text:span><text:span text:style-name="T233">The read sequences must reside in a single logical IPL Record 1. <text:s/>The IPL medium will constrain the size of the logical IPL Record 1, but the design limit for the bare metal program is much larger.</text:span></text:p>
      <text:h text:style-name="P261" text:outline-level="2"><text:bookmark-start text:name="__RefHeading__3166_783618117"/>Assembling IPL Records for Bare-metal Programs<text:bookmark-end text:name="__RefHeading__3166_783618117"/></text:h>
      <text:p text:style-name="P232">The following SATK supplied ASMA macros are provided to assist with creating IPL record content.</text:p>
      <text:p text:style-name="P46"><text:span text:style-name="T245">For IPL Record 0 use a </text:span><text:span text:style-name="T57">START</text:span><text:span text:style-name="T245"> directive initiating a region, by default </text:span><text:span text:style-name="T57">IPLPSW</text:span><text:span text:style-name="T151">, and</text:span><text:span text:style-name="T245"> a differently named CSECT at address 0. <text:s/>Assemble the desired PSW in this region using either an explicit PSW directive or one controlled by the current XMODE PSW setting. <text:s/>Leave this region (and CSECT) by using another </text:span><text:span text:style-name="T57">START</text:span><text:span text:style-name="T245"> directive for the remainder of the program.</text:span></text:p>
      <text:p text:style-name="P46"><text:span text:style-name="T245">For IPL Record </text:span><text:span text:style-name="T249">3</text:span><text:span text:style-name="T245"> use either the </text:span><text:span text:style-name="T57">ASALOAD</text:span><text:span text:style-name="T245"> and optionally the </text:span><text:span text:style-name="T57">ASAIPL</text:span><text:span text:style-name="T245"> macros. <text:s/>These macros will create the assigned storage initialization region </text:span><text:span text:style-name="T57">ASAREGN</text:span><text:span text:style-name="T245">.</text:span></text:p>
      <text:p text:style-name="P46"><text:span text:style-name="T245">See the </text:span><text:span text:style-name="T218">SATK.pdf</text:span><text:span text:style-name="T245"> or </text:span><text:span text:style-name="T218">SATK.odt</text:span><text:span text:style-name="T245"> manuals in the </text:span><text:span text:style-name="T57">doc</text:span><text:span text:style-name="T245"> directory for details </text:span><text:span text:style-name="T249">concerning these macros</text:span><text:span text:style-name="T245">.</text:span></text:p>
      <text:h text:style-name="P249" text:outline-level="1"><text:bookmark-start text:name="__RefHeading__24855_565103337"/>LOD1 Record Content<text:bookmark-end text:name="__RefHeading__24855_565103337"/></text:h>
      <text:p text:style-name="P75"><text:span text:style-name="T88">The </text:span><text:span text:style-name="T43">LOD1</text:span><text:span text:style-name="T88"> Record must be loaded on an eight-byte memory address boundary. <text:s/>Primarily this is because it contains the Program Status Word (PSW) used to enter the bare-metal program brought into memory by the bootstrap loader. <text:s/></text:span><text:span text:style-name="T89">All numeric fields are unsigned binary. <text:s/></text:span><text:span text:style-name="T92">Fields </text:span><text:span text:style-name="T123">altered</text:span><text:span text:style-name="T92"> by the bootstrap loader are identified in </text:span><text:span text:style-name="T93">blue</text:span><text:span text:style-name="T94"> and must be initialized to binary zeros. <text:s/></text:span><text:span text:style-name="T95">Reserved fields are highlighted in </text:span><text:span text:style-name="T96">gray</text:span><text:span text:style-name="T95"> and must also be initialized to binary zero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06">Disp.</text:p>
              <text:p text:style-name="P206">(Dec)</text:p>
            </table:table-cell>
            <table:table-cell table:style-name="Table2.A1" office:value-type="string">
              <text:p text:style-name="P206">Disp.</text:p>
              <text:p text:style-name="P206">(Hex)</text:p>
            </table:table-cell>
            <table:table-cell table:style-name="Table2.A1" office:value-type="string">
              <text:p text:style-name="P206">Length</text:p>
            </table:table-cell>
            <table:table-cell table:style-name="Table2.A1" office:value-type="string">
              <text:p text:style-name="P207">Address</text:p>
            </table:table-cell>
            <table:table-cell table:style-name="Table2.E1" office:value-type="string">
              <text:p text:style-name="P206">Description</text:p>
            </table:table-cell>
          </table:table-row>
        </table:table-header-rows>
        <table:table-row>
          <table:table-cell table:style-name="Table2.A2" office:value-type="string">
            <text:p text:style-name="P145">+0</text:p>
          </table:table-cell>
          <table:table-cell table:style-name="Table2.A2" office:value-type="string">
            <text:p text:style-name="P145">+0</text:p>
          </table:table-cell>
          <table:table-cell table:style-name="Table2.A2" office:value-type="string">
            <text:p text:style-name="P145">4</text:p>
          </table:table-cell>
          <table:table-cell table:style-name="Table2.A2" office:value-type="string">
            <text:p text:style-name="P101">000240</text:p>
          </table:table-cell>
          <table:table-cell table:style-name="Table2.E2" office:value-type="string">
            <text:p text:style-name="P140"><text:span text:style-name="T176">Record identification: EBCDIC </text:span><text:span text:style-name="T20">C'LOD1'</text:span><text:span text:style-name="T176"> or </text:span><text:span text:style-name="T20">X'D3D6C4F1'</text:span></text:p>
          </table:table-cell>
        </table:table-row>
        <table:table-row>
          <table:table-cell table:style-name="Table2.A2" office:value-type="string">
            <text:p text:style-name="P145">+4</text:p>
          </table:table-cell>
          <table:table-cell table:style-name="Table2.A2" office:value-type="string">
            <text:p text:style-name="P145">+4</text:p>
          </table:table-cell>
          <table:table-cell table:style-name="Table2.A2" office:value-type="string">
            <text:p text:style-name="P145">1</text:p>
          </table:table-cell>
          <table:table-cell table:style-name="Table2.A2" office:value-type="string">
            <text:p text:style-name="P101">000244</text:p>
          </table:table-cell>
          <table:table-cell table:style-name="Table2.E2" office:value-type="string">
            <text:p text:style-name="P146">IPL Medium Type:</text:p>
            <text:list xml:id="list507301835" text:style-name="L8">
              <text:list-item>
                <text:p text:style-name="P267">X'0<text:span text:style-name="T211">2</text:span>' – <text:span text:style-name="T211">Directed records contain two-byte length of content</text:span></text:p>
              </text:list-item>
              <text:list-item>
                <text:p text:style-name="P268">X'04' – Card</text:p>
              </text:list-item>
              <text:list-item>
                <text:p text:style-name="P267">X'08' – Tape</text:p>
              </text:list-item>
              <text:list-item>
                <text:p text:style-name="P269"><text:span text:style-name="T178">X'10' – FBA DASD </text:span><text:span text:style-name="T185">(see field at +24)</text:span></text:p>
              </text:list-item>
              <text:list-item>
                <text:p text:style-name="P269"><text:span text:style-name="T178">X'20' – CKD DASD </text:span><text:span text:style-name="T185">(see fields +28 - +3</text:span><text:span text:style-name="T192">4</text:span><text:span text:style-name="T185">)</text:span></text:p>
              </text:list-item>
              <text:list-item>
                <text:p text:style-name="P269"><text:span text:style-name="T178">X'40' – ECKD DASD </text:span><text:span text:style-name="T193">(to be documented)</text:span></text:p>
              </text:list-item>
            </text:list>
          </table:table-cell>
        </table:table-row>
        <table:table-row>
          <table:table-cell table:style-name="Table2.A2" office:value-type="string">
            <text:p text:style-name="P145">+5</text:p>
          </table:table-cell>
          <table:table-cell table:style-name="Table2.A2" office:value-type="string">
            <text:p text:style-name="P145">+5</text:p>
          </table:table-cell>
          <table:table-cell table:style-name="Table2.A2" office:value-type="string">
            <text:p text:style-name="P145">1</text:p>
          </table:table-cell>
          <table:table-cell table:style-name="Table2.A2" office:value-type="string">
            <text:p text:style-name="P101">000245</text:p>
          </table:table-cell>
          <table:table-cell table:style-name="Table2.E2" office:value-type="string">
            <text:p text:style-name="P141"><text:span text:style-name="T181">Bootstrap Loader flags</text:span><text:span text:style-name="T179">:</text:span></text:p>
            <text:p text:style-name="P147">X'80' – change architecture before entering bare-metal program</text:p>
            <text:p text:style-name="P165">X'40' – set 64-bit address mode when entering bare-metal program</text:p>
            <text:p text:style-name="P148"><text:span text:style-name="T197">X'</text:span><text:span text:style-name="T198">2</text:span><text:span text:style-name="T197">0' – set trap new PSW's before entering program</text:span></text:p>
            <text:p text:style-name="P149">X'<text:span text:style-name="T197">01</text:span>' – Use Format-1 CCW's <text:span text:style-name="T200">and 31-bit addressing mode </text:span>during loading (default Format-0 <text:span text:style-name="T200">and 24-bit addressing</text:span>)</text:p>
          </table:table-cell>
        </table:table-row>
        <table:table-row>
          <table:table-cell table:style-name="Table2.A2" office:value-type="string">
            <text:p text:style-name="P145">+6</text:p>
          </table:table-cell>
          <table:table-cell table:style-name="Table2.A2" office:value-type="string">
            <text:p text:style-name="P145">+6</text:p>
          </table:table-cell>
          <table:table-cell table:style-name="Table2.A2" office:value-type="string">
            <text:p text:style-name="P145">2</text:p>
          </table:table-cell>
          <table:table-cell table:style-name="Table2.A2" office:value-type="string">
            <text:p text:style-name="P101">000246</text:p>
          </table:table-cell>
          <table:table-cell table:style-name="Table2.E2" office:value-type="string">
            <text:p text:style-name="P150">Maximum length of bootstrap directed record in bytes</text:p>
          </table:table-cell>
        </table:table-row>
        <table:table-row>
          <table:table-cell table:style-name="Table2.A2" office:value-type="string">
            <text:p text:style-name="P145">+8</text:p>
          </table:table-cell>
          <table:table-cell table:style-name="Table2.A2" office:value-type="string">
            <text:p text:style-name="P145">+8</text:p>
          </table:table-cell>
          <table:table-cell table:style-name="Table2.A2" office:value-type="string">
            <text:p text:style-name="P145">4</text:p>
          </table:table-cell>
          <table:table-cell table:style-name="Table2.A2" office:value-type="string">
            <text:p text:style-name="P101">000248</text:p>
          </table:table-cell>
          <table:table-cell table:style-name="Table2.E2" office:value-type="string">
            <text:p text:style-name="P140"><text:span text:style-name="T181">Cumulative l</text:span><text:span text:style-name="T176">ength of bare-metal program </text:span><text:span text:style-name="T190">content </text:span><text:span text:style-name="T188">on medium</text:span></text:p>
          </table:table-cell>
        </table:table-row>
        <table:table-row>
          <table:table-cell table:style-name="Table2.A7" office:value-type="string">
            <text:p text:style-name="P145">+12</text:p>
          </table:table-cell>
          <table:table-cell table:style-name="Table2.A7" office:value-type="string">
            <text:p text:style-name="P145">+C</text:p>
          </table:table-cell>
          <table:table-cell table:style-name="Table2.A7" office:value-type="string">
            <text:p text:style-name="P145">4</text:p>
          </table:table-cell>
          <table:table-cell table:style-name="Table2.A7" office:value-type="string">
            <text:p text:style-name="P101">00024C</text:p>
          </table:table-cell>
          <table:table-cell table:style-name="Table2.E7" office:value-type="string">
            <text:p text:style-name="P142"><text:span text:style-name="T181">Cumulative length of bare-metal program </text:span><text:span text:style-name="T191">content</text:span><text:span text:style-name="T181"> </text:span><text:span text:style-name="T191">loaded</text:span><text:span text:style-name="T181"> (zero)</text:span></text:p>
          </table:table-cell>
        </table:table-row>
        <text:soft-page-break/>
        <table:table-row>
          <table:table-cell table:style-name="Table2.A2" office:value-type="string">
            <text:p text:style-name="P145">+16</text:p>
          </table:table-cell>
          <table:table-cell table:style-name="Table2.A2" office:value-type="string">
            <text:p text:style-name="P145">+10</text:p>
          </table:table-cell>
          <table:table-cell table:style-name="Table2.A2" office:value-type="string">
            <text:p text:style-name="P166">8</text:p>
          </table:table-cell>
          <table:table-cell table:style-name="Table2.A2" office:value-type="string">
            <text:p text:style-name="P101">000250</text:p>
          </table:table-cell>
          <table:table-cell table:style-name="Table2.E2" office:value-type="string">
            <text:p text:style-name="P140"><text:span text:style-name="T225">Booted</text:span><text:span text:style-name="T176"> program entry Program Status Word </text:span><text:span text:style-name="T177">(from </text:span><text:span text:style-name="T21">IPLPSW.bin</text:span><text:span text:style-name="T177"> or </text:span><text:span text:style-name="T21">ASAREGN.bin</text:span><text:span text:style-name="T177">) </text:span><text:span text:style-name="T181">loaded using LPSW instruction</text:span></text:p>
          </table:table-cell>
        </table:table-row>
        <table:table-row>
          <table:table-cell table:style-name="Table2.A2" office:value-type="string">
            <text:p text:style-name="P132"><text:span text:style-name="T177">+</text:span><text:span text:style-name="T181">2</text:span><text:span text:style-name="T180">4</text:span></text:p>
          </table:table-cell>
          <table:table-cell table:style-name="Table2.A2" office:value-type="string">
            <text:p text:style-name="P132"><text:span text:style-name="T177">+</text:span><text:span text:style-name="T180">18</text:span></text:p>
          </table:table-cell>
          <table:table-cell table:style-name="Table2.A2" office:value-type="string">
            <text:p text:style-name="P151">4</text:p>
          </table:table-cell>
          <table:table-cell table:style-name="Table2.A2" office:value-type="string">
            <text:p text:style-name="P102">000258</text:p>
          </table:table-cell>
          <table:table-cell table:style-name="Table2.E2" office:value-type="string">
            <text:p text:style-name="P152">FBA DASD bare-metal program starting sector</text:p>
          </table:table-cell>
        </table:table-row>
        <table:table-row>
          <table:table-cell table:style-name="Table2.A2" office:value-type="string">
            <text:p text:style-name="P151">+28</text:p>
          </table:table-cell>
          <table:table-cell table:style-name="Table2.A2" office:value-type="string">
            <text:p text:style-name="P151">+1C</text:p>
          </table:table-cell>
          <table:table-cell table:style-name="Table2.A2" office:value-type="string">
            <text:p text:style-name="P151">2</text:p>
          </table:table-cell>
          <table:table-cell table:style-name="Table2.A2" office:value-type="string">
            <text:p text:style-name="P102">00025C</text:p>
          </table:table-cell>
          <table:table-cell table:style-name="Table2.E2" office:value-type="string">
            <text:p text:style-name="P152">CKD DASD bare-metal program starting cylinder number</text:p>
          </table:table-cell>
        </table:table-row>
        <table:table-row>
          <table:table-cell table:style-name="Table2.A2" office:value-type="string">
            <text:p text:style-name="P151">+30</text:p>
          </table:table-cell>
          <table:table-cell table:style-name="Table2.A2" office:value-type="string">
            <text:p text:style-name="P151">+1E</text:p>
          </table:table-cell>
          <table:table-cell table:style-name="Table2.A2" office:value-type="string">
            <text:p text:style-name="P151">2</text:p>
          </table:table-cell>
          <table:table-cell table:style-name="Table2.A2" office:value-type="string">
            <text:p text:style-name="P102">00025E</text:p>
          </table:table-cell>
          <table:table-cell table:style-name="Table2.E2" office:value-type="string">
            <text:p text:style-name="P152">CKD DASD bare-metal program starting track (head) number</text:p>
          </table:table-cell>
        </table:table-row>
        <table:table-row>
          <table:table-cell table:style-name="Table2.A2" office:value-type="string">
            <text:p text:style-name="P151">+32</text:p>
          </table:table-cell>
          <table:table-cell table:style-name="Table2.A2" office:value-type="string">
            <text:p text:style-name="P151">+20</text:p>
          </table:table-cell>
          <table:table-cell table:style-name="Table2.A2" office:value-type="string">
            <text:p text:style-name="P151">1</text:p>
          </table:table-cell>
          <table:table-cell table:style-name="Table2.A2" office:value-type="string">
            <text:p text:style-name="P102">000260</text:p>
          </table:table-cell>
          <table:table-cell table:style-name="Table2.E2" office:value-type="string">
            <text:p text:style-name="P143"><text:span text:style-name="T182">C</text:span><text:span text:style-name="T183">KD</text:span><text:span text:style-name="T182"> DASD bare-metal program starting record number</text:span></text:p>
          </table:table-cell>
        </table:table-row>
        <table:table-row>
          <table:table-cell table:style-name="Table2.A2" office:value-type="string">
            <text:p text:style-name="P153">+33</text:p>
          </table:table-cell>
          <table:table-cell table:style-name="Table2.A2" office:value-type="string">
            <text:p text:style-name="P153">+21</text:p>
          </table:table-cell>
          <table:table-cell table:style-name="Table2.A2" office:value-type="string">
            <text:p text:style-name="P153">1</text:p>
          </table:table-cell>
          <table:table-cell table:style-name="Table2.A2" office:value-type="string">
            <text:p text:style-name="P103">000261</text:p>
          </table:table-cell>
          <table:table-cell table:style-name="Table2.E2" office:value-type="string">
            <text:p text:style-name="P154">CKD DASD number of bootstrap records per track</text:p>
          </table:table-cell>
        </table:table-row>
        <table:table-row>
          <table:table-cell table:style-name="Table2.A2" office:value-type="string">
            <text:p text:style-name="P153">+32</text:p>
          </table:table-cell>
          <table:table-cell table:style-name="Table2.A2" office:value-type="string">
            <text:p text:style-name="P153">+22</text:p>
          </table:table-cell>
          <table:table-cell table:style-name="Table2.A2" office:value-type="string">
            <text:p text:style-name="P153">2</text:p>
          </table:table-cell>
          <table:table-cell table:style-name="Table2.A2" office:value-type="string">
            <text:p text:style-name="P103">000262</text:p>
          </table:table-cell>
          <table:table-cell table:style-name="Table2.E2" office:value-type="string">
            <text:p text:style-name="P154">CKD DASD maximum cylinder number</text:p>
          </table:table-cell>
        </table:table-row>
        <table:table-row>
          <table:table-cell table:style-name="Table2.A2" office:value-type="string">
            <text:p text:style-name="P153">+34</text:p>
          </table:table-cell>
          <table:table-cell table:style-name="Table2.A2" office:value-type="string">
            <text:p text:style-name="P153">+24</text:p>
          </table:table-cell>
          <table:table-cell table:style-name="Table2.A2" office:value-type="string">
            <text:p text:style-name="P153">2</text:p>
          </table:table-cell>
          <table:table-cell table:style-name="Table2.A2" office:value-type="string">
            <text:p text:style-name="P103">000264</text:p>
          </table:table-cell>
          <table:table-cell table:style-name="Table2.E2" office:value-type="string">
            <text:p text:style-name="P154">CKD DASD maximum track (head) number</text:p>
          </table:table-cell>
        </table:table-row>
        <table:table-row>
          <table:table-cell table:style-name="Table2.A16" office:value-type="string">
            <text:p text:style-name="P155">+36</text:p>
          </table:table-cell>
          <table:table-cell table:style-name="Table2.A16" office:value-type="string">
            <text:p text:style-name="P155">+26</text:p>
          </table:table-cell>
          <table:table-cell table:style-name="Table2.A16" office:value-type="string">
            <text:p text:style-name="P155">2</text:p>
          </table:table-cell>
          <table:table-cell table:style-name="Table2.A16" office:value-type="string">
            <text:p text:style-name="P104">000266</text:p>
          </table:table-cell>
          <table:table-cell table:style-name="Table2.E16" office:value-type="string">
            <text:p text:style-name="P156">Reserved, must be zero</text:p>
          </table:table-cell>
        </table:table-row>
        <table:table-row>
          <table:table-cell table:style-name="Table2.A7" office:value-type="string">
            <text:p text:style-name="P155">+38</text:p>
          </table:table-cell>
          <table:table-cell table:style-name="Table2.A7" office:value-type="string">
            <text:p text:style-name="P155">+28</text:p>
          </table:table-cell>
          <table:table-cell table:style-name="Table2.A7" office:value-type="string">
            <text:p text:style-name="P155">4</text:p>
          </table:table-cell>
          <table:table-cell table:style-name="Table2.A7" office:value-type="string">
            <text:p text:style-name="P104">000268</text:p>
          </table:table-cell>
          <table:table-cell table:style-name="Table2.E7" office:value-type="string">
            <text:p text:style-name="P144"><text:span text:style-name="T187">IPL device identification </text:span><text:span text:style-name="T189">from IPL function</text:span></text:p>
          </table:table-cell>
        </table:table-row>
        <table:table-row>
          <table:table-cell table:style-name="Table2.A18" office:value-type="string">
            <text:p text:style-name="P166">+42</text:p>
          </table:table-cell>
          <table:table-cell table:style-name="Table2.A18" office:value-type="string">
            <text:p text:style-name="P166">+2C</text:p>
          </table:table-cell>
          <table:table-cell table:style-name="Table2.A18" office:value-type="string">
            <text:p text:style-name="P166">4</text:p>
          </table:table-cell>
          <table:table-cell table:style-name="Table2.A18" office:value-type="string">
            <text:p text:style-name="P115">00026C</text:p>
          </table:table-cell>
          <table:table-cell table:style-name="Table2.E18" office:value-type="string">
            <text:p text:style-name="P167"><text:span text:style-name="T209">Bootstrap loader input/output area address, </text:span><text:span text:style-name="T210">if required</text:span></text:p>
          </table:table-cell>
        </table:table-row>
        <table:table-row>
          <table:table-cell table:style-name="Table2.A19" office:value-type="string">
            <text:p text:style-name="P166">+46</text:p>
          </table:table-cell>
          <table:table-cell table:style-name="Table2.A19" office:value-type="string">
            <text:p text:style-name="P166">+30</text:p>
          </table:table-cell>
          <table:table-cell table:style-name="Table2.A19" office:value-type="string">
            <text:p text:style-name="P166">16</text:p>
          </table:table-cell>
          <table:table-cell table:style-name="Table2.A19" office:value-type="string">
            <text:p text:style-name="P115">000270</text:p>
          </table:table-cell>
          <table:table-cell table:style-name="Table2.E7" office:value-type="string">
            <text:p text:style-name="P164"><text:span text:style-name="T198">64-bit PSW required for 64-bit addressing mode </text:span><text:span text:style-name="T199">loaded by LPSWE instruction.</text:span></text:p>
          </table:table-cell>
        </table:table-row>
        <table:table-row>
          <table:table-cell table:style-name="Table2.A20" office:value-type="string">
            <text:p text:style-name="P133"><text:span text:style-name="T184">+</text:span><text:span text:style-name="T198">6</text:span><text:span text:style-name="T187">2</text:span></text:p>
          </table:table-cell>
          <table:table-cell table:style-name="Table2.A20" office:value-type="string">
            <text:p text:style-name="P133"><text:span text:style-name="T184">+2</text:span><text:span text:style-name="T187">A</text:span></text:p>
          </table:table-cell>
          <table:table-cell table:style-name="Table2.A20" office:value-type="string">
            <text:p text:style-name="P166">16</text:p>
          </table:table-cell>
          <table:table-cell table:style-name="Table2.A16" office:value-type="string">
            <text:p text:style-name="P99"><text:span text:style-name="T184">000</text:span><text:span text:style-name="T186">2</text:span><text:span text:style-name="T198">80</text:span><text:span text:style-name="T184"> </text:span><text:span text:style-name="T186">- 00028F</text:span></text:p>
          </table:table-cell>
          <table:table-cell table:style-name="Table2.E20" office:value-type="string">
            <text:p text:style-name="P157">Reserved, must be zero</text:p>
          </table:table-cell>
        </table:table-row>
      </table:table>
      <text:p text:style-name="P11"/>
      <text:p text:style-name="P12"/>
      <text:h text:style-name="P250" text:outline-level="1"><text:bookmark-start text:name="__RefHeading__24857_565103337"/>Memory Usage <text:span text:style-name="T204">and Program Entry</text:span><text:bookmark-end text:name="__RefHeading__24857_565103337"/></text:h>
      <text:p text:style-name="P13">The following table describes the general usage of memory for all SATK supplied bootstrap loaders. <text:s/>Addresses are absolute. <text:s/>Source refers to the default ASMA region name found in the list-directed IPL directory.</text:p>
      <text:h text:style-name="P265" text:outline-level="2"><text:bookmark-start text:name="__RefHeading__2432_826253704"/>Bare-Metal Program Usage<text:bookmark-end text:name="__RefHeading__2432_826253704"/></text:h>
      <text:p text:style-name="P80">This section describes the usage of memory by the IPL function when loading a bare-metal program directly. <text:s/>“EOP” means the end of the bare-metal program. <text:s/>“EOM” means the end of memor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08">Start</text:p>
            </table:table-cell>
            <table:table-cell table:style-name="Table1.A1" office:value-type="string">
              <text:p text:style-name="P208">End</text:p>
            </table:table-cell>
            <table:table-cell table:style-name="Table1.A1" office:value-type="string">
              <text:p text:style-name="P208">Length</text:p>
            </table:table-cell>
            <table:table-cell table:style-name="Table1.A1" office:value-type="string">
              <text:p text:style-name="P208">Source</text:p>
            </table:table-cell>
            <table:table-cell table:style-name="Table1.A1" office:value-type="string">
              <text:p text:style-name="P205"><text:span text:style-name="T169">Note</text:span><text:span text:style-name="T175">s</text:span></text:p>
            </table:table-cell>
            <table:table-cell table:style-name="Table1.F1" office:value-type="string">
              <text:p text:style-name="P208">Description</text:p>
            </table:table-cell>
          </table:table-row>
        </table:table-header-rows>
        <table:table-row>
          <table:table-cell table:style-name="Table1.A2" office:value-type="string">
            <text:p text:style-name="P105">000000</text:p>
          </table:table-cell>
          <table:table-cell table:style-name="Table1.A2" office:value-type="string">
            <text:p text:style-name="P105">000017</text:p>
          </table:table-cell>
          <table:table-cell table:style-name="Table1.A2" office:value-type="string">
            <text:p text:style-name="P158">24 - X'017'</text:p>
          </table:table-cell>
          <table:table-cell table:style-name="Table1.D2" office:value-type="string">
            <text:p text:style-name="P107">IPLPSW.bin<text:span text:style-name="T137"> </text:span><text:span text:style-name="T138">or</text:span></text:p>
            <text:p text:style-name="P123">iplasm.py</text:p>
          </table:table-cell>
          <table:table-cell table:style-name="Table1.A2" office:value-type="string">
            <text:p text:style-name="P183">1, <text:span text:style-name="T203">4</text:span></text:p>
          </table:table-cell>
          <table:table-cell table:style-name="Table1.F2" office:value-type="string">
            <text:p text:style-name="P137"><text:span text:style-name="T167">IPL Record 0 (</text:span><text:span text:style-name="T15">IPL</text:span><text:span text:style-name="T16">0</text:span><text:span text:style-name="T167">)</text:span></text:p>
          </table:table-cell>
        </table:table-row>
        <table:table-row>
          <table:table-cell table:style-name="Table1.A7" office:value-type="string">
            <text:p text:style-name="P109">000000</text:p>
          </table:table-cell>
          <table:table-cell table:style-name="Table1.B3" office:value-type="string">
            <text:p text:style-name="P109">0001FF</text:p>
          </table:table-cell>
          <table:table-cell table:style-name="Table1.C3" office:value-type="string">
            <text:p text:style-name="P131"><text:span text:style-name="T166">512 </text:span><text:span text:style-name="T167">-</text:span><text:span text:style-name="T166"> </text:span><text:span text:style-name="T167">X'200'</text:span></text:p>
          </table:table-cell>
          <table:table-cell table:style-name="Table1.D3" office:value-type="string">
            <text:p text:style-name="P111">ASAREGN.bin</text:p>
          </table:table-cell>
          <table:table-cell table:style-name="Table1.E3" office:value-type="string">
            <text:p text:style-name="P180"><text:span text:style-name="T169">1, </text:span><text:span text:style-name="T203">4</text:span></text:p>
          </table:table-cell>
          <table:table-cell table:style-name="Table1.F3" office:value-type="string">
            <text:p text:style-name="P138"><text:span text:style-name="T166">IPL Record </text:span><text:span text:style-name="T167">3 </text:span><text:span text:style-name="T169">(</text:span><text:span text:style-name="T16">IPL3</text:span><text:span text:style-name="T169">)</text:span></text:p>
          </table:table-cell>
        </table:table-row>
        <table:table-row>
          <table:table-cell table:style-name="Table1.A7" office:value-type="string">
            <text:p text:style-name="P105">000200</text:p>
          </table:table-cell>
          <table:table-cell table:style-name="Table1.B4" office:value-type="string">
            <text:p text:style-name="P105">00023F</text:p>
          </table:table-cell>
          <table:table-cell table:style-name="Table1.C4" office:value-type="string">
            <text:p text:style-name="P158">64 - X'40'</text:p>
          </table:table-cell>
          <table:table-cell table:style-name="Table1.D4" office:value-type="string">
            <text:p text:style-name="P162">none</text:p>
          </table:table-cell>
          <table:table-cell table:style-name="Table1.E4" office:value-type="string">
            <text:p text:style-name="P187">5</text:p>
          </table:table-cell>
          <table:table-cell table:style-name="Table1.F4" office:value-type="string">
            <text:p text:style-name="P160">Reserved for Hercules IPL parameter data</text:p>
          </table:table-cell>
        </table:table-row>
        <table:table-row>
          <table:table-cell table:style-name="Table1.A7" office:value-type="string">
            <text:p text:style-name="P119">000240</text:p>
          </table:table-cell>
          <table:table-cell table:style-name="Table1.B5" office:value-type="string">
            <text:p text:style-name="P119">EOP</text:p>
          </table:table-cell>
          <table:table-cell table:style-name="Table1.C5" office:value-type="string">
            <text:p text:style-name="P172">varies</text:p>
          </table:table-cell>
          <table:table-cell table:style-name="Table1.D5" office:value-type="string">
            <text:p text:style-name="P270">varies</text:p>
          </table:table-cell>
          <table:table-cell table:style-name="Table1.E5" office:value-type="string">
            <text:p text:style-name="P187">6</text:p>
          </table:table-cell>
          <table:table-cell table:style-name="Table1.F5" office:value-type="string">
            <text:p text:style-name="P137"><text:span text:style-name="T245">B</text:span><text:span text:style-name="T203">are-metal program </text:span><text:span text:style-name="T245">regions</text:span></text:p>
          </table:table-cell>
        </table:table-row>
        <table:table-row>
          <table:table-cell table:style-name="Table1.A2" office:value-type="string">
            <text:p text:style-name="P119">EOP+</text:p>
          </table:table-cell>
          <table:table-cell table:style-name="Table1.A2" office:value-type="string">
            <text:p text:style-name="P114"><text:span text:style-name="T202">EOP+</text:span><text:span text:style-name="T203">X</text:span></text:p>
          </table:table-cell>
          <table:table-cell table:style-name="Table1.A2" office:value-type="string">
            <text:p text:style-name="P173">varies</text:p>
          </table:table-cell>
          <table:table-cell table:style-name="Table1.D6" office:value-type="string">
            <text:p text:style-name="P113">iplasm.py</text:p>
          </table:table-cell>
          <table:table-cell table:style-name="Table1.A2" office:value-type="string">
            <text:p text:style-name="P185"><text:span text:style-name="T203">2</text:span>, <text:span text:style-name="T203">3, 4</text:span></text:p>
          </table:table-cell>
          <table:table-cell table:style-name="Table1.F2" office:value-type="string">
            <text:p text:style-name="P139"><text:span text:style-name="T169">IPL Record 1 (</text:span><text:span text:style-name="T16">IPL1</text:span><text:span text:style-name="T169">)</text:span></text:p>
          </table:table-cell>
        </table:table-row>
        <text:soft-page-break/>
        <table:table-row>
          <table:table-cell table:style-name="Table1.A7" office:value-type="string">
            <text:p text:style-name="P120">EOP+X+1</text:p>
          </table:table-cell>
          <table:table-cell table:style-name="Table1.B7" office:value-type="string">
            <text:p text:style-name="P120">EOM</text:p>
          </table:table-cell>
          <table:table-cell table:style-name="Table1.C7" office:value-type="string">
            <text:p text:style-name="P173">varies</text:p>
          </table:table-cell>
          <table:table-cell table:style-name="Table1.D7" office:value-type="string">
            <text:p text:style-name="P187">none</text:p>
          </table:table-cell>
          <table:table-cell table:style-name="Table1.E7" office:value-type="string">
            <text:p text:style-name="P185"/>
          </table:table-cell>
          <table:table-cell table:style-name="Table1.F7" office:value-type="string">
            <text:p text:style-name="P174">Available for bare-metal program use</text:p>
          </table:table-cell>
        </table:table-row>
      </table:table>
      <text:p text:style-name="P13"/>
      <text:p text:style-name="P58"><text:span text:style-name="T82">Note 1: If low-storage is not initialized with an area created by the SATK </text:span><text:span text:style-name="T16">ASALOAD</text:span><text:span text:style-name="T82"> macro, a region containing the IPL PSW, named by default </text:span><text:span text:style-name="T16">IPLPSW</text:span><text:span text:style-name="T82">, is required.</text:span></text:p>
      <text:p text:style-name="P14">Note <text:span text:style-name="T203">2</text:span>: <text:span text:style-name="T203">IPL Record 1 is loaded on a 4-byte boundary following the physical end of the bare-metal program.</text:span></text:p>
      <text:p text:style-name="P14">Note <text:span text:style-name="T203">3</text:span>: The actual length may vary depending upon the IPL medium <text:span text:style-name="T203">and whether the ASA area is loaded during the IPL function.</text:span></text:p>
      <text:p text:style-name="P77"><text:span text:style-name="T60">Note </text:span><text:span text:style-name="T118">4</text:span><text:span text:style-name="T60">: Once control has been passed to the bare-metal program, the areas previously used by the IPL function are available for the program's own use.</text:span></text:p>
      <text:p text:style-name="P78"><text:span text:style-name="T60">Note </text:span><text:span text:style-name="T118">5</text:span><text:span text:style-name="T60">: Hercules IPL parameter data resides in the 16 32-bit registers and if present is visible to the program receiving control following the IPL function. <text:s/>The data must be saved by th</text:span><text:span text:style-name="T119">e program loaded by the IPL function </text:span><text:span text:style-name="T60">before any register content is altered, that is before a base register is established. <text:s/></text:span><text:span text:style-name="T119">SATK standardizes on location </text:span><text:span text:style-name="T140">X'200' </text:span><text:span text:style-name="T119">for storing of the Hercules IPL parameter data. <text:s/>Any 64-byte area that starts before address X'1000' may actually be used.</text:span></text:p>
      <text:p text:style-name="P23">Note <text:span text:style-name="T203">6</text:span>: The length of the supported physical records for a given medium type dictates the maximum size of the program that can be loaded without a bootstrap program. <text:s/><text:span text:style-name="T234">The record size applies the logical IPL Record 1, containing the input/output operations reading the program content.</text:span></text:p>
      <text:list xml:id="list1674730830" text:style-name="L9">
        <text:list-item>
          <text:p text:style-name="P241"><text:span text:style-name="T90">Card – limited to ten successive card images or 800 (X'320') bytes for the bootstrap loader </text:span><text:span text:style-name="T91">due to a single IPL Record 1 of eighty bytes. <text:s/>Ten CCW's that read 80-bytes each makes the limit 800.</text:span></text:p>
        </text:list-item>
        <text:list-item>
          <text:p text:style-name="P233">CKD DASD – <text:span text:style-name="T234">maximum physical record size </text:span>varies based upon device type:</text:p>
        </text:list-item>
      </text:list>
      <text:list xml:id="list416648736" text:style-name="L10">
        <text:list-item>
          <text:p text:style-name="P244">2305 – 14136,</text:p>
        </text:list-item>
        <text:list-item>
          <text:p text:style-name="P244">2311 – 3625,</text:p>
        </text:list-item>
        <text:list-item>
          <text:p text:style-name="P244">2314 – 7294,</text:p>
        </text:list-item>
        <text:list-item>
          <text:p text:style-name="P244">3330 – 13030,</text:p>
        </text:list-item>
        <text:list-item>
          <text:p text:style-name="P244">3340 – 8368,</text:p>
        </text:list-item>
        <text:list-item>
          <text:p text:style-name="P244">3350 – 19069,</text:p>
        </text:list-item>
        <text:list-item>
          <text:p text:style-name="P244">3375 – 35616,</text:p>
        </text:list-item>
        <text:list-item>
          <text:p text:style-name="P244">3380 – 47476,</text:p>
        </text:list-item>
        <text:list-item>
          <text:p text:style-name="P244">3390 – 56664,</text:p>
        </text:list-item>
        <text:list-item>
          <text:p text:style-name="P244">9345 – 46456.</text:p>
        </text:list-item>
      </text:list>
      <text:list xml:id="list1509167616" text:continue-list="list1674730830" text:style-name="L9">
        <text:list-item>
          <text:p text:style-name="P241"><text:soft-page-break/><text:span text:style-name="T84">FBA DASD – </text:span><text:span text:style-name="T141">IPL Record 1 is merged with IPL Record 0 into the first sector of the volume. <text:s text:c="2"/>The read sequences (20 bytes each) are constrained to the 488 bytes available for IPL Record 1 </text:span><text:span text:style-name="T151">in this sector</text:span><text:span text:style-name="T141">. <text:s/>The bare-metal program is limited to 24 read sequences. <text:s/>However, each read sequence can read 127 512-byte sectors for a maximum size of 65,024 bytes per read sequence (</text:span><text:span text:style-name="T151">total</text:span><text:span text:style-name="T153">ing</text:span><text:span text:style-name="T141"> 1,560,576 bytes – X'17D000').</text:span></text:p>
        </text:list-item>
        <text:list-item>
          <text:p text:style-name="P233">Tape – 65,535 without data chaining.</text:p>
        </text:list-item>
      </text:list>
      <text:h text:style-name="P266" text:outline-level="2"><text:bookmark-start text:name="__RefHeading__2434_826253704"/>Bare-Metal Program Entry<text:bookmark-end text:name="__RefHeading__2434_826253704"/></text:h>
      <text:p text:style-name="P81">Control is passed to the bare-metal program via the IPL function itself. <text:s/>The Program Status Word (PSW), located at addresses 0 through 7, inclusive, is loaded and control is passed to the bare-metal program by the CPU with the state dictated in the PSW.</text:p>
      <text:p text:style-name="P79"><text:span text:style-name="T216">The system is in the prescribed by its </text:span><text:span text:style-name="T217">Principles of Operation</text:span><text:span text:style-name="T216"> manual following the IPL function with the following possible exception on the Hercules emulator.</text:span></text:p>
      <text:p text:style-name="P81">The Hercules emulator accepts IPL parameters as a character string in it IPL commands. <text:s/>This data is presented to the program in general registers 0-15. <text:s/>As many registers as are needed to contain the data are initialized with it. <text:s/>Following the last character of the IPL parameters, binary zeros are present in the registers not targeted with any data.</text:p>
      <text:p text:style-name="P30">If the assigned storage area is initialized, the content will be present in addresses X'008' through X'1FF'.</text:p>
      <text:h text:style-name="P279" text:outline-level="3"><text:bookmark-start text:name="__RefHeading__2436_826253704"/>IPL PSW Source<text:bookmark-end text:name="__RefHeading__2436_826253704"/></text:h>
      <text:p text:style-name="P31">The IPL function itself and the IPL records created by the tool dictates the sequence by which memory is loaded from the assembled regions, as follows:</text:p>
      <text:list xml:id="list573100304" text:style-name="L11">
        <text:list-item>
          <text:p text:style-name="P234"><text:span text:style-name="T219">the IPL PSW (IPL Record 0) </text:span><text:span text:style-name="T220">always loaded at address 0</text:span><text:span text:style-name="T219">, default region </text:span><text:span text:style-name="T38">IPLPSW.bin</text:span><text:span text:style-name="T219">,</text:span></text:p>
        </text:list-item>
        <text:list-item>
          <text:p text:style-name="P234"><text:span text:style-name="T219">the bare-metal program (IPL Record 1), default region </text:span><text:span text:style-name="T38">PROGRAM.bin</text:span><text:span text:style-name="T219"> and last</text:span></text:p>
        </text:list-item>
        <text:list-item>
          <text:p text:style-name="P234"><text:span text:style-name="T219">the assigned storage area initialization region (IPL Record 3), default region </text:span><text:span text:style-name="T38">ASAREGN.bin</text:span><text:span text:style-name="T219">.</text:span></text:p>
        </text:list-item>
      </text:list>
      <text:p text:style-name="P24"><text:span text:style-name="T219">If all three regions are placed at address 0, the last loaded region dictates the IPL PSW loaded into the CPU. <text:s/></text:span><text:span text:style-name="T220">However, the priority for the source is the reverse of how the IPL function operates. <text:s/>If an IPL PSW is explicitly identified it takes precedence of the other two potential sources. <text:s/>And, the bare-metal program itself takes precedence over the assigned </text:span><text:span text:style-name="T220">storage area. <text:s/>If a higher priority source is loaded before a lower priority source at address 0, </text:span><text:span text:style-name="T220">the content of the lower priority source will be modified to use the higher priority source's first eight bytes. <text:s/>This only applies when sources are loaded at address 0.</text:span></text:p>
      <text:p text:style-name="P25"><text:span text:style-name="T220">If no source is loaded at address 0 from the list-directed IPL directory, an IPL PSW will be manufactured to enter the bare-metal program at its starting location. <text:s/>The constructed PSW is, in hex: </text:span><text:span text:style-name="T39">000</text:span><text:span text:style-name="T40">8</text:span><text:span text:style-name="T39"> 0000 00xx xxxx</text:span><text:span text:style-name="T220">, where the “x” is the entry address. <text:s/>For systems capable </text:span><text:soft-page-break/><text:span text:style-name="T220">of more than one addressing mode this means the program is entered in 24-bit address mode. <text:s/></text:span><text:span text:style-name="T238">If a basic-control mode PSW is requested i</text:span><text:span text:style-name="T237">t</text:span><text:span text:style-name="T238"> take</text:span><text:span text:style-name="T237">s</text:span><text:span text:style-name="T238"> the form: <text:s/></text:span><text:span text:style-name="T40">0000 0000 00xx xxxx</text:span><text:span text:style-name="T238">.</text:span></text:p>
      <text:h text:style-name="P262" text:outline-level="2"><text:bookmark-start text:name="__RefHeading__2438_826253704"/>Bootstrap Loader Usage<text:bookmark-end text:name="__RefHeading__2438_826253704"/></text:h>
      <text:p text:style-name="P66"><text:span text:style-name="T117">This section describes how memory is used with a bootstrap loader</text:span><text:span text:style-name="T120">. <text:s/>The bootstrap loader is itself brought into memory by the IPL function. <text:s/>Everything stated in the previous section “Bare-Metal Program Usage” and “Bare-Metal Program Entry” applies to the bootstrap loader.</text:span></text:p>
      <text:p text:style-name="P32">For purposes of distinction the “bare-metal' program is designated the “booted-program” in this section.</text:p>
      <text:p text:style-name="P67"><text:span text:style-name="T34">EO</text:span><text:span text:style-name="T35">P</text:span><text:span text:style-name="T117"> means the end of the </text:span><text:span text:style-name="T120">booted</text:span><text:span text:style-name="T117"> program. <text:s/></text:span><text:span text:style-name="T34">EOM</text:span><text:span text:style-name="T117"> means the end of memory. <text:s/></text:span><text:span text:style-name="T36">E</text:span><text:span text:style-name="T35">IO</text:span><text:span text:style-name="T120"> means </text:span><text:span text:style-name="T120">bootstrap loader input/output area, </text:span><text:span text:style-name="T122">if used</text:span><text:span text:style-name="T120">.</text:span></text:p>
      <text:p text:style-name="P67"><text:span text:style-name="T120">In general, the first 8,192 bytes of memory are reserved for the bootstrap loader with the booted program starting at </text:span><text:span text:style-name="T121">or beyond </text:span><text:span text:style-name="T120">location X'2000'.</text:span></text:p>
      <text:p text:style-name="P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9">Start</text:p>
            </table:table-cell>
            <table:table-cell table:style-name="Table4.A1" office:value-type="string">
              <text:p text:style-name="P209">End</text:p>
            </table:table-cell>
            <table:table-cell table:style-name="Table4.A1" office:value-type="string">
              <text:p text:style-name="P209">Length</text:p>
            </table:table-cell>
            <table:table-cell table:style-name="Table4.A1" office:value-type="string">
              <text:p text:style-name="P209">Source</text:p>
            </table:table-cell>
            <table:table-cell table:style-name="Table4.A1" office:value-type="string">
              <text:p text:style-name="P210"><text:span text:style-name="T169">Note</text:span><text:span text:style-name="T175">s</text:span></text:p>
            </table:table-cell>
            <table:table-cell table:style-name="Table4.F1" office:value-type="string">
              <text:p text:style-name="P209">Description</text:p>
            </table:table-cell>
          </table:table-row>
        </table:table-header-rows>
        <table:table-row>
          <table:table-cell table:style-name="Table4.A2" office:value-type="string">
            <text:p text:style-name="P106">000000</text:p>
          </table:table-cell>
          <table:table-cell table:style-name="Table4.A2" office:value-type="string">
            <text:p text:style-name="P106">000017</text:p>
          </table:table-cell>
          <table:table-cell table:style-name="Table4.A2" office:value-type="string">
            <text:p text:style-name="P159">24 - X'017'</text:p>
          </table:table-cell>
          <table:table-cell table:style-name="Table4.A2" office:value-type="string">
            <text:p text:style-name="P108">IPLPSW.bin</text:p>
          </table:table-cell>
          <table:table-cell table:style-name="Table4.A2" office:value-type="string">
            <text:p text:style-name="P184">1, <text:span text:style-name="T208">4, </text:span><text:span text:style-name="T222">11</text:span></text:p>
          </table:table-cell>
          <table:table-cell table:style-name="Table4.F2" office:value-type="string">
            <text:p text:style-name="P171"><text:span text:style-name="T167">IPL Record 0 (</text:span><text:span text:style-name="T15">IPL</text:span><text:span text:style-name="T16">0</text:span><text:span text:style-name="T167">)</text:span></text:p>
          </table:table-cell>
        </table:table-row>
        <table:table-row>
          <table:table-cell table:style-name="Table4.A2" office:value-type="string">
            <text:p text:style-name="P110">000000</text:p>
          </table:table-cell>
          <table:table-cell table:style-name="Table4.A2" office:value-type="string">
            <text:p text:style-name="P110">0001FF</text:p>
          </table:table-cell>
          <table:table-cell table:style-name="Table4.A2" office:value-type="string">
            <text:p text:style-name="P134"><text:span text:style-name="T166">512 </text:span><text:span text:style-name="T167">-</text:span><text:span text:style-name="T166"> </text:span><text:span text:style-name="T167">X'200'</text:span></text:p>
          </table:table-cell>
          <table:table-cell table:style-name="Table4.A2" office:value-type="string">
            <text:p text:style-name="P112">ASAREGN.bin</text:p>
          </table:table-cell>
          <table:table-cell table:style-name="Table4.A2" office:value-type="string">
            <text:p text:style-name="P181"><text:span text:style-name="T169">1, </text:span><text:span text:style-name="T208">4</text:span></text:p>
          </table:table-cell>
          <table:table-cell table:style-name="Table4.F2" office:value-type="string">
            <text:p text:style-name="P171"><text:span text:style-name="T166">IPL Record </text:span><text:span text:style-name="T167">3 </text:span><text:span text:style-name="T169">(</text:span><text:span text:style-name="T16">IPL3</text:span><text:span text:style-name="T169">)</text:span></text:p>
          </table:table-cell>
        </table:table-row>
        <table:table-row>
          <table:table-cell table:style-name="Table4.A2" office:value-type="string">
            <text:p text:style-name="P100"><text:span text:style-name="T171">00000</text:span><text:span text:style-name="T173">0</text:span></text:p>
          </table:table-cell>
          <table:table-cell table:style-name="Table4.A2" office:value-type="string">
            <text:p text:style-name="P116">001FFF</text:p>
          </table:table-cell>
          <table:table-cell table:style-name="Table4.A2" office:value-type="string">
            <text:p text:style-name="P168">8,092 - X'2000'</text:p>
          </table:table-cell>
          <table:table-cell table:style-name="Table4.A2" office:value-type="string">
            <text:p text:style-name="P186">none</text:p>
          </table:table-cell>
          <table:table-cell table:style-name="Table4.A2" office:value-type="string">
            <text:p text:style-name="P188">4</text:p>
          </table:table-cell>
          <table:table-cell table:style-name="Table4.F2" office:value-type="string">
            <text:p text:style-name="P169">Reserved for <text:span text:style-name="T206">bootstrap</text:span> program us<text:span text:style-name="T206">age</text:span></text:p>
          </table:table-cell>
        </table:table-row>
        <table:table-row>
          <table:table-cell table:style-name="Table4.A2" office:value-type="string">
            <text:p text:style-name="P106">000200</text:p>
          </table:table-cell>
          <table:table-cell table:style-name="Table4.A2" office:value-type="string">
            <text:p text:style-name="P106">00023F</text:p>
          </table:table-cell>
          <table:table-cell table:style-name="Table4.A2" office:value-type="string">
            <text:p text:style-name="P159">64 - X'40'</text:p>
          </table:table-cell>
          <table:table-cell table:style-name="Table4.A2" office:value-type="string">
            <text:p text:style-name="P163">none</text:p>
          </table:table-cell>
          <table:table-cell table:style-name="Table4.A2" office:value-type="string">
            <text:p text:style-name="P190">9</text:p>
          </table:table-cell>
          <table:table-cell table:style-name="Table4.F2" office:value-type="string">
            <text:p text:style-name="P161">Reserved for Hercules IPL parameter data</text:p>
          </table:table-cell>
        </table:table-row>
        <table:table-row>
          <table:table-cell table:style-name="Table4.A2" office:value-type="string">
            <text:p text:style-name="P106">000240</text:p>
          </table:table-cell>
          <table:table-cell table:style-name="Table4.A2" office:value-type="string">
            <text:p text:style-name="P114">0003FF</text:p>
          </table:table-cell>
          <table:table-cell table:style-name="Table4.A2" office:value-type="string">
            <text:p text:style-name="P163">448 - X'1C0'</text:p>
          </table:table-cell>
          <table:table-cell table:style-name="Table4.A2" office:value-type="string">
            <text:p text:style-name="P114">iplasm.py</text:p>
          </table:table-cell>
          <table:table-cell table:style-name="Table4.A2" office:value-type="string">
            <text:p text:style-name="P181"><text:span text:style-name="T208">4, </text:span><text:span text:style-name="T213">8</text:span><text:span text:style-name="T174">, 1</text:span><text:span text:style-name="T214">0</text:span></text:p>
          </table:table-cell>
          <table:table-cell table:style-name="Table4.F2" office:value-type="string">
            <text:p text:style-name="P171"><text:span text:style-name="T167">Reserved for IPL Record 4 (</text:span><text:span text:style-name="T15">LOD1</text:span><text:span text:style-name="T167">)</text:span></text:p>
          </table:table-cell>
        </table:table-row>
        <table:table-row>
          <table:table-cell table:style-name="Table4.A2" office:value-type="string">
            <text:p text:style-name="P106">000400</text:p>
          </table:table-cell>
          <table:table-cell table:style-name="Table4.A2" office:value-type="string">
            <text:p text:style-name="P100"><text:span text:style-name="T167">00</text:span><text:span text:style-name="T168">0</text:span><text:span text:style-name="T167">1FF</text:span></text:p>
          </table:table-cell>
          <table:table-cell table:style-name="Table4.A2" office:value-type="string">
            <text:p text:style-name="P134"><text:span text:style-name="T167">3,</text:span><text:span text:style-name="T168">072</text:span><text:span text:style-name="T167"> - X'</text:span><text:span text:style-name="T168">C</text:span><text:span text:style-name="T167">00'</text:span></text:p>
          </table:table-cell>
          <table:table-cell table:style-name="Table4.A2" office:value-type="string">
            <text:p text:style-name="P108">PROGRAM.bin</text:p>
          </table:table-cell>
          <table:table-cell table:style-name="Table4.A2" office:value-type="string">
            <text:p text:style-name="P181"><text:span text:style-name="T207">3, </text:span><text:span text:style-name="T215">4,</text:span><text:span text:style-name="T207"> </text:span><text:span text:style-name="T171">6</text:span></text:p>
          </table:table-cell>
          <table:table-cell table:style-name="Table4.F2" office:value-type="string">
            <text:p text:style-name="P171"><text:span text:style-name="T169">IPL Record 2</text:span><text:span text:style-name="T167"> for bootstrap loader</text:span></text:p>
          </table:table-cell>
        </table:table-row>
        <table:table-row>
          <table:table-cell table:style-name="Table4.A2" office:value-type="string">
            <text:p text:style-name="P117">002000</text:p>
          </table:table-cell>
          <table:table-cell table:style-name="Table4.A2" office:value-type="string">
            <text:p text:style-name="P122">EOP</text:p>
          </table:table-cell>
          <table:table-cell table:style-name="Table4.A2" office:value-type="string">
            <text:p text:style-name="P170">variable</text:p>
          </table:table-cell>
          <table:table-cell table:style-name="Table4.A2" office:value-type="string">
            <text:p text:style-name="P118">PROGRAM.bin</text:p>
          </table:table-cell>
          <table:table-cell table:style-name="Table4.A2" office:value-type="string">
            <text:p text:style-name="P181"><text:span text:style-name="T215">2, </text:span><text:span text:style-name="T170">3, </text:span><text:span text:style-name="T172">7</text:span></text:p>
          </table:table-cell>
          <table:table-cell table:style-name="Table4.F2" office:value-type="string">
            <text:p text:style-name="P175">Booted program loaded by bootstrap loader</text:p>
          </table:table-cell>
        </table:table-row>
        <table:table-row>
          <table:table-cell table:style-name="Table4.A2" office:value-type="string">
            <text:p text:style-name="P119">EOP+</text:p>
          </table:table-cell>
          <table:table-cell table:style-name="Table4.A2" office:value-type="string">
            <text:p text:style-name="P114"><text:span text:style-name="T202">EOP+</text:span><text:span text:style-name="T203">X</text:span></text:p>
          </table:table-cell>
          <table:table-cell table:style-name="Table4.A2" office:value-type="string">
            <text:p text:style-name="P173">varies</text:p>
          </table:table-cell>
          <table:table-cell table:style-name="Table4.A2" office:value-type="string">
            <text:p text:style-name="P113">iplasm.py</text:p>
          </table:table-cell>
          <table:table-cell table:style-name="Table4.A2" office:value-type="string">
            <text:p text:style-name="P189">4</text:p>
          </table:table-cell>
          <table:table-cell table:style-name="Table4.F2" office:value-type="string">
            <text:p text:style-name="P139"><text:span text:style-name="T169">IPL Record 1 (</text:span><text:span text:style-name="T16">IPL1</text:span><text:span text:style-name="T169">)</text:span></text:p>
          </table:table-cell>
        </table:table-row>
        <table:table-row>
          <table:table-cell table:style-name="Table4.A2" office:value-type="string">
            <text:p text:style-name="P121">EOP+X+1</text:p>
          </table:table-cell>
          <table:table-cell table:style-name="Table4.A2" office:value-type="string">
            <text:p text:style-name="P122">EIO</text:p>
          </table:table-cell>
          <table:table-cell table:style-name="Table4.A2" office:value-type="string">
            <text:p text:style-name="P176">varies</text:p>
          </table:table-cell>
          <table:table-cell table:style-name="Table4.A2" office:value-type="string">
            <text:p text:style-name="P118"/>
          </table:table-cell>
          <table:table-cell table:style-name="Table4.A2" office:value-type="string">
            <text:p text:style-name="P182"><text:span text:style-name="T208">4, </text:span><text:span text:style-name="T209">6</text:span></text:p>
          </table:table-cell>
          <table:table-cell table:style-name="Table4.F2" office:value-type="string">
            <text:p text:style-name="P175">Optional I/O area used by bootstrap loader</text:p>
          </table:table-cell>
        </table:table-row>
      </table:table>
      <text:p text:style-name="Text_20_body"/>
      <text:p text:style-name="P65"><text:span text:style-name="T82">Note 1: If low-storage is not initialized with an area created by the SATK </text:span><text:span text:style-name="T16">ASALOAD</text:span><text:span text:style-name="T82"> macro, a region containing the IPL PSW, named by default </text:span><text:span text:style-name="T16">IPLPSW</text:span><text:span text:style-name="T82">, is required.</text:span></text:p>
      <text:p text:style-name="P27">Note <text:span text:style-name="T207">2</text:span>: <text:span text:style-name="T207">T</text:span>he <text:span text:style-name="T207">booted</text:span> program <text:span text:style-name="T207">is</text:span> loaded from the bootstrap records <text:span text:style-name="T207">on the IPL medium</text:span>.</text:p>
      <text:p text:style-name="P34">Note 3: The sources for the bootstrap loader and booted program may have the same name but always are found in different directories, inferred from the command-line arguments of the IPL medium creation tool.</text:p>
      <text:p text:style-name="P15">Note 4: Th<text:span text:style-name="T208">is</text:span> area is <text:span text:style-name="T208">available for use by the booted program </text:span><text:span text:style-name="T213">upon entry.</text:span></text:p>
      <text:p text:style-name="P65"><text:span text:style-name="T83">Note 6: The entire area from X'000240'-X'001FFF' is available for use of the bootstrap loader. <text:s/>FBA DASD requires an input/output area for support of bootstrap records using the directed </text:span><text:span text:style-name="T83">format. <text:s/>The Hercules FBA DASD driver does not support data chaining or skipping. <text:s/>It </text:span><text:soft-page-break/><text:span text:style-name="T83">therefore can </text:span><text:span text:style-name="T84">not</text:span><text:span text:style-name="T83"> use self-modifying channel programs as is possible with other emulated devices. <text:s/></text:span><text:span text:style-name="T123">The input/output area location is provided by the </text:span><text:span text:style-name="T37">LOD1</text:span><text:span text:style-name="T123"> record.</text:span></text:p>
      <text:p text:style-name="P23">Note 7: <text:span text:style-name="T205">IPL medium physical record constraints identified in Note 6 of the section “Bare-Metal Program Usage” apply to the size of a bootstrap loader. <text:s/>The bootstrap loader uses the IPL function to become resident and receive control. <text:s/></text:span><text:span text:style-name="T212">The same constraints apply to bootstrap loader directed records making some record sized invalid for some devices. </text:span></text:p>
      <text:p text:style-name="P65"><text:span text:style-name="T85">Note </text:span><text:span text:style-name="T124">8</text:span><text:span text:style-name="T85">: When using an FBA DASD device, the Hercules FBA DASD driver requires reading (and writing) of entire sectors. <text:s/>This results from the lack of data chaining support within the driver. <text:s/>It is expected that the sector containing the </text:span><text:span text:style-name="T17">LOD1</text:span><text:span text:style-name="T85"> record on the FBA DASD device will </text:span><text:span text:style-name="T85">be read into memory starting at X'200' and that the actual </text:span><text:span text:style-name="T17">LOD1</text:span><text:span text:style-name="T85"> record content will start at byte 64 of the sector. <text:s/>This positions the content in memory at its expected starting location.</text:span></text:p>
      <text:p text:style-name="P28">Note <text:span text:style-name="T213">9</text:span>: Hercules IPL parameter data resides in the 16 32-bit registers and if present is visible to the program receiving control following the IPL function. <text:s/>The data must be saved by <text:span text:style-name="T213">the bootstrap loader</text:span> program before any register content is altered, that is before a base register is established.</text:p>
      <text:p text:style-name="P65"><text:span text:style-name="T86">Note 1</text:span><text:span text:style-name="T125">0</text:span><text:span text:style-name="T86">: Some content of the </text:span><text:span text:style-name="T18">LOD1</text:span><text:span text:style-name="T86"> record may be useful to the bare-metal program, particularly in cases where IPL device attributes are provided. <text:s/>This eliminates the need for the bare-metal program to figure out the nature of the IPL device. <text:s/></text:span><text:span text:style-name="T87">It is for this reason the </text:span><text:span text:style-name="T19">LOD1</text:span><text:span text:style-name="T87"> record is provided a standard memory location.</text:span></text:p>
      <text:p text:style-name="P69"><text:span text:style-name="T127">Note 11: When a bootstrap loader supports architecture change a 128-bit PSW may be defined within the booted program's list-directed IPL directory. <text:s/></text:span><text:span text:style-name="T128">It is not used for IPL Record 0, but will be placed in the </text:span><text:span text:style-name="T42">LOD1</text:span><text:span text:style-name="T128"> record and used by the bootstrap loader.</text:span></text:p>
      <text:h text:style-name="P263" text:outline-level="2"><text:bookmark-start text:name="__RefHeading__2440_826253704"/>Booted Program Entry<text:bookmark-end text:name="__RefHeading__2440_826253704"/></text:h>
      <text:p text:style-name="P237"><text:span text:style-name="T246">To be supplied</text:span></text:p>
      <text:p text:style-name="P35"/>
      <text:p text:style-name="P221"/>
      <text:h text:style-name="P253" text:outline-level="1"><text:bookmark-start text:name="__RefHeading__2849_383088859"/>FBA DASD Structure<text:bookmark-end text:name="__RefHeading__2849_383088859"/></text:h>
      <text:p text:style-name="P37">FBA DASD volumes are composed of 512-byte sectors. <text:s/>All data is written to and from the sectors.</text:p>
      <text:p text:style-name="P37">Sectors usage is as follow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17">Sectors</text:p>
            </table:table-cell>
            <table:table-cell table:style-name="Table5.A1" office:value-type="string">
              <text:p text:style-name="P217">Optional/Required</text:p>
            </table:table-cell>
            <table:table-cell table:style-name="Table5.C1" office:value-type="string">
              <text:p text:style-name="P217">Description</text:p>
            </table:table-cell>
          </table:table-row>
        </table:table-header-rows>
        <table:table-row>
          <table:table-cell table:style-name="Table5.A2" office:value-type="string">
            <text:p text:style-name="P199">1</text:p>
          </table:table-cell>
          <table:table-cell table:style-name="Table5.A2" office:value-type="string">
            <text:p text:style-name="P199">Required</text:p>
          </table:table-cell>
          <table:table-cell table:style-name="Table5.C2" office:value-type="string">
            <text:p text:style-name="P200">IPL Records 0 and 1 combined into a single sector</text:p>
          </table:table-cell>
        </table:table-row>
        <table:table-row>
          <table:table-cell table:style-name="Table5.A2" office:value-type="string">
            <text:p text:style-name="P199">1</text:p>
          </table:table-cell>
          <table:table-cell table:style-name="Table5.A2" office:value-type="string">
            <text:p text:style-name="P199">Required</text:p>
          </table:table-cell>
          <table:table-cell table:style-name="Table5.C2" office:value-type="string">
            <text:p text:style-name="P200">Reserved for volume descriptor information </text:p>
          </table:table-cell>
        </table:table-row>
        <table:table-row>
          <table:table-cell table:style-name="Table5.A2" office:value-type="string">
            <text:p text:style-name="P199">1</text:p>
          </table:table-cell>
          <table:table-cell table:style-name="Table5.A2" office:value-type="string">
            <text:p text:style-name="P199">Optional</text:p>
          </table:table-cell>
          <table:table-cell table:style-name="Table5.C2" office:value-type="string">
            <text:p text:style-name="P200">IPL Record 3, assigned storage area initialization</text:p>
          </table:table-cell>
        </table:table-row>
        <table:table-row>
          <table:table-cell table:style-name="Table5.A2" office:value-type="string">
            <text:p text:style-name="P199">1</text:p>
          </table:table-cell>
          <table:table-cell table:style-name="Table5.A2" office:value-type="string">
            <text:p text:style-name="P199">Optional</text:p>
          </table:table-cell>
          <table:table-cell table:style-name="Table5.C2" office:value-type="string">
            <text:p text:style-name="P200">IPL Record 4, the LOD1 record</text:p>
          </table:table-cell>
        </table:table-row>
        <table:table-row>
          <table:table-cell table:style-name="Table5.A2" office:value-type="string">
            <text:p text:style-name="P199">variable</text:p>
          </table:table-cell>
          <table:table-cell table:style-name="Table5.A2" office:value-type="string">
            <text:p text:style-name="P199">Required</text:p>
          </table:table-cell>
          <table:table-cell table:style-name="Table5.C2" office:value-type="string">
            <text:p text:style-name="P200">Bare-metal program <text:span text:style-name="T235">regions</text:span> or bootstrap loader <text:span text:style-name="T235">region</text:span></text:p>
          </table:table-cell>
        </table:table-row>
        <table:table-row>
          <table:table-cell table:style-name="Table5.A2" office:value-type="string">
            <text:p text:style-name="P199">variable</text:p>
          </table:table-cell>
          <table:table-cell table:style-name="Table5.A2" office:value-type="string">
            <text:p text:style-name="P199">Optional</text:p>
          </table:table-cell>
          <table:table-cell table:style-name="Table5.C2" office:value-type="string">
            <text:p text:style-name="P198"><text:span text:style-name="T223">Booted program </text:span><text:span text:style-name="T224">bootstrap loader records</text:span></text:p>
          </table:table-cell>
        </table:table-row>
      </table:table>
      <text:p text:style-name="P37"/>
      <text:p text:style-name="P37">Actual starting sector numbers will vary based upon the presence of optional volume content <text:span text:style-name="T236">and sectors required to contain a region.</text:span></text:p>
      <text:p text:style-name="P35"/>
      <text:p text:style-name="P36"/>
      <text:p text:style-name="P16"/>
      <text:p text:style-name="P16"/>
      <text:p text:style-name="P220"/>
      <text:h text:style-name="P251" text:outline-level="1"><text:bookmark-start text:name="__RefHeading__25023_565103337"/>iplasma.py<text:bookmark-end text:name="__RefHeading__25023_565103337"/></text:h>
      <text:p text:style-name="P59"><text:span text:style-name="T97">The tool at </text:span><text:span text:style-name="T22">tools/iplasma.py</text:span><text:span text:style-name="T97"> in the </text:span><text:span text:style-name="T22">SATK</text:span><text:span text:style-name="T97"> directory prepares an IPL medium for use with the any platform that supports use of the emulated volume formats. <text:s/>The Hercules emulator does.</text:span></text:p>
      <text:p text:style-name="P17">The tool will attempt to load the program without a bootstrap loader if possible.</text:p>
      <text:h text:style-name="Heading_20_2" text:outline-level="2"><text:bookmark-start text:name="__RefHeading__25138_565103337"/><text:span text:style-name="T113">Bare-metal Program </text:span><text:span text:style-name="T97">Command-Line </text:span><text:span text:style-name="T98">Options</text:span><text:bookmark-end text:name="__RefHeading__25138_565103337"/></text:h>
      <text:p text:style-name="P76"><text:span text:style-name="T97">The various command line options are described here.</text:span><text:span text:style-name="T99"> <text:s/></text:span><text:span text:style-name="T100">Either the </text:span></text:p>
      <text:list xml:id="list1061240804" text:style-name="L12">
        <text:list-item>
          <text:p text:style-name="P242"><text:span text:style-name="T24">–-</text:span><text:span text:style-name="T26">g</text:span><text:span text:style-name="T24">ldipl</text:span><text:span text:style-name="T100"> option or the </text:span></text:p>
        </text:list-item>
        <text:list-item>
          <text:p text:style-name="P242"><text:span text:style-name="T24">–-object</text:span><text:span text:style-name="T100"> option </text:span><text:span text:style-name="T146">(requires an accompanying </text:span><text:span text:style-name="T51">–-bldipl</text:span><text:span text:style-name="T146"> option).</text:span></text:p>
        </text:list-item>
      </text:list>
      <text:p text:style-name="P76"><text:span text:style-name="T100">must be specified, </text:span><text:span text:style-name="T101">but not both.</text:span></text:p>
      <text:p text:style-name="P90"><text:span text:style-name="T146">In either case, the bare-metal program is expected to have been created by the ASMA tool, </text:span><text:span text:style-name="T51">asma.py</text:span><text:span text:style-name="T146">.</text:span></text:p>
      <text:p text:style-name="P90"><text:span text:style-name="T146">The bare-metal program is defined by all program regions defined in the identified list-directed IPL directory control file that are </text:span><text:span text:style-name="T152">not</text:span><text:span text:style-name="T146"> identified by the </text:span><text:span text:style-name="T51">–-noload</text:span><text:span text:style-name="T146">, </text:span><text:span text:style-name="T51">---asa</text:span><text:span text:style-name="T146"> or </text:span><text:span text:style-name="T51">–-psw</text:span><text:span text:style-name="T146"> options.</text:span></text:p>
      <text:h text:style-name="P280" text:outline-level="3"><text:bookmark-start text:name="__RefHeading__2410_175267726"/><text:span text:style-name="T97">-</text:span><text:span text:style-name="T106">g/</text:span><text:span text:style-name="T97">--</text:span><text:span text:style-name="T106">g</text:span><text:span text:style-name="T97">ldipl </text:span><text:span text:style-name="T109">FILEPATH</text:span><text:bookmark-end text:name="__RefHeading__2410_175267726"/></text:h>
      <text:p text:style-name="P61"><text:span text:style-name="T97">Identifies the list-directed IPL control file used to define the IPL function of the bare-metal program. <text:s/></text:span><text:span text:style-name="T99">Not compatible with the </text:span><text:span text:style-name="T23">–-object</text:span><text:span text:style-name="T99"> option. <text:s/></text:span></text:p>
      <text:p text:style-name="P61"><text:span text:style-name="T106">Use the same value for this argument as was used with the ASMA </text:span><text:span text:style-name="T25">–-gldipl</text:span><text:span text:style-name="T106"> option when the </text:span><text:span text:style-name="T107">bare-metal program was assembled.</text:span></text:p>
      <text:h text:style-name="P273" text:outline-level="3"><text:bookmark-start text:name="__RefHeading__3460_1088619494"/>-n/--noload FILENAME<text:bookmark-end text:name="__RefHeading__3460_1088619494"/></text:h>
      <text:p text:style-name="P91"><text:span text:style-name="T144">Identify any </text:span><text:span text:style-name="T146">list-directed IPL </text:span><text:span text:style-name="T144">region to be ignored during creation of the IPL medium. <text:s/>Multiple occurrences of this option are supported. <text:s/></text:span><text:span text:style-name="T146">To forcibly ignore the default </text:span><text:span text:style-name="T51">-–asa</text:span><text:span text:style-name="T146"> region or <text:s text:c="5"/></text:span><text:span text:style-name="T51">–-psw</text:span><text:span text:style-name="T146"> region, the region name must be identified with this option.</text:span></text:p>
      <text:h text:style-name="P280" text:outline-level="3"><text:bookmark-start text:name="__RefHeading__2412_175267726"/><text:span text:style-name="T99">-o/--object </text:span><text:span text:style-name="T110">FILEPATH</text:span><text:bookmark-end text:name="__RefHeading__2412_175267726"/></text:h>
      <text:p text:style-name="P61"><text:span text:style-name="T99">Identifies an object deck to be loaded by an object loading bootstrap loader. <text:s/></text:span><text:span text:style-name="T110">Specify the same argument as used with the ASMA </text:span><text:span text:style-name="T52">-</text:span><text:span text:style-name="T53">–object</text:span><text:span text:style-name="T110"> option when the object deck was assembled. <text:s/></text:span><text:span text:style-name="T99">Not compatible with the </text:span><text:span text:style-name="T23">–-ldipl</text:span><text:span text:style-name="T99"> option. <text:s/></text:span><text:span text:style-name="T147">Use of this option requires a bootstrap loader identified by the </text:span><text:span text:style-name="T52">–-</text:span><text:span text:style-name="T54">b</text:span><text:span text:style-name="T52">ldipl</text:span><text:span text:style-name="T147"> option. <text:s/></text:span><text:span text:style-name="T148">Presently not supported due to the planned future development of SATK standard bootstrap loaders.</text:span><text:span text:style-name="T147"> <text:s/></text:span></text:p>
      <text:h text:style-name="P274" text:outline-level="3"><text:bookmark-start text:name="__RefHeading__2735_383088859"/><text:soft-page-break/>-v/--verbose<text:bookmark-end text:name="__RefHeading__2735_383088859"/></text:h>
      <text:p text:style-name="P43">Enable verbose messaging during processing.</text:p>
      <text:h text:style-name="P275" text:outline-level="3"><text:bookmark-start text:name="__RefHeading__2414_175267726"/>--psw FILENAME<text:span text:style-name="T221">|bc|ec</text:span><text:bookmark-end text:name="__RefHeading__2414_175267726"/></text:h>
      <text:p text:style-name="P68"><text:span text:style-name="T113">Identifies </text:span><text:span text:style-name="T126">the format or</text:span><text:span text:style-name="T113"> region in the list-directed IPL directory containing the bare-metal program's IPL PSW. <text:s/></text:span><text:span text:style-name="T126">A region o</text:span><text:span text:style-name="T113">verrides an IPL PSW </text:span><text:span text:style-name="T144">found </text:span><text:span text:style-name="T113">in the </text:span><text:span text:style-name="T29">–-asa</text:span><text:span text:style-name="T113"> </text:span><text:span text:style-name="T144">region</text:span><text:span text:style-name="T113">. <text:s/>Defaults to </text:span><text:span text:style-name="T29">IPLPSW.bin</text:span><text:span text:style-name="T113">. <text:s/>Ignored if the binary region file does not exist in the directory </text:span><text:span text:style-name="T145">or is included in the </text:span><text:span text:style-name="T50">–-noload</text:span><text:span text:style-name="T145"> option.</text:span><text:span text:style-name="T113"> <text:s/></text:span></text:p>
      <text:p text:style-name="P68"><text:span text:style-name="T126">If the characters </text:span><text:span text:style-name="T41">bc</text:span><text:span text:style-name="T126"> or </text:span><text:span text:style-name="T41">bc</text:span><text:span text:style-name="T126"> are used, a 64-bit PSW is created in the requested format using the starting address of the bare-metal program as the PSW instruction address. <text:s/>In this case, </text:span><text:span text:style-name="T41">ec</text:span><text:span text:style-name="T126"> is the default.</text:span></text:p>
      <text:p text:style-name="P42">See the section “Bare-Metal Program Entry” for details.</text:p>
      <text:h text:style-name="P275" text:outline-level="3"><text:bookmark-start text:name="__RefHeading__2416_175267726"/>--asa FILENAME<text:bookmark-end text:name="__RefHeading__2416_175267726"/></text:h>
      <text:p text:style-name="P62"><text:span text:style-name="T113">Identifies the region in the list-directed IPL directory containing the assigned storage area initialization, including the bare-metal program's IPL PSW if not overridden by the </text:span><text:span text:style-name="T29">–-psw</text:span><text:span text:style-name="T113"> option. <text:s/>Defaults to </text:span><text:span text:style-name="T29">ASALOAD.bin</text:span><text:span text:style-name="T113">. <text:s/>Ignored if the binary region file does not exist in the directory </text:span><text:span text:style-name="T145">or included in the </text:span><text:span text:style-name="T50">–-noload</text:span><text:span text:style-name="T145"> option</text:span><text:span text:style-name="T113">.</text:span></text:p>
      <text:h text:style-name="Heading_20_2" text:outline-level="2"><text:bookmark-start text:name="__RefHeading__2420_175267726"/><text:span text:style-name="T112">Bootstrap Loader Command</text:span><text:span text:style-name="T115">-</text:span><text:span text:style-name="T112">Line Options</text:span><text:bookmark-end text:name="__RefHeading__2420_175267726"/></text:h>
      <text:p text:style-name="P90"><text:span text:style-name="T146">The </text:span><text:span text:style-name="T51">–</text:span><text:span text:style-name="T57">-</text:span><text:span text:style-name="T51">bldipl</text:span><text:span text:style-name="T146"> option causes the bare-metal program to be booted by the specified bootstrap loader program rather than being directly brought into memory by the IPL function. <text:s/>This option is required if the bare-metal program is identified by the </text:span><text:span text:style-name="T51">–-object</text:span><text:span text:style-name="T146"> option.</text:span></text:p>
      <text:p text:style-name="P235">Presently no SATK standard bootstrap loaders exist for use with this option. <text:s/>Such are planned for future development.</text:p>
      <text:h text:style-name="P280" text:outline-level="3"><text:bookmark-start text:name="__RefHeading__2422_175267726"/><text:span text:style-name="T97">-</text:span><text:span text:style-name="T108">b/</text:span><text:span text:style-name="T97">--bldipl </text:span><text:span text:style-name="T109">FILEPATH</text:span><text:bookmark-end text:name="__RefHeading__2422_175267726"/></text:h>
      <text:p text:style-name="P61"><text:span text:style-name="T97">Identifies the list-directed IPL control file used to define the IPL function used </text:span><text:span text:style-name="T107">for defining how </text:span><text:span text:style-name="T107">the </text:span><text:span text:style-name="T97">the bootstrap program </text:span><text:span text:style-name="T105">itself </text:span><text:span text:style-name="T107">is</text:span><text:span text:style-name="T105"> load</text:span><text:span text:style-name="T107">ed. <text:s/></text:span><text:span text:style-name="T114">Bootstrap loaders are required to use the </text:span><text:span text:style-name="T30">IPLPSW.bin</text:span><text:span text:style-name="T114">, </text:span><text:span text:style-name="T30">ASALOAD.bin</text:span><text:span text:style-name="T114"> and </text:span><text:span text:style-name="T30">PROGRAM.bin</text:span><text:span text:style-name="T114"> binary region file names.</text:span></text:p>
      <text:p text:style-name="P61"><text:span text:style-name="T98">If SATK provides a bootstrap loader for the requested device </text:span><text:span text:style-name="T102">and bare-metal program format</text:span><text:span text:style-name="T98">, it will be used </text:span><text:span text:style-name="T105">when</text:span><text:span text:style-name="T98"> the option is omitted </text:span><text:span text:style-name="T103">and a bootstrap loader is required</text:span><text:span text:style-name="T98">.</text:span></text:p>
      <text:p text:style-name="P18">If specified the bootstrap loader will always be used.</text:p>
      <text:p text:style-name="P61"><text:span text:style-name="T104">A bootstrap loader is required if the bare-metal program resides as any location higher than X'FFFFFF' or </text:span><text:span text:style-name="T142">the sequences required to load the bare-metal program </text:span><text:span text:style-name="T104">exceeds the IPL medium's maximum IPL record </text:span><text:span text:style-name="T142">1</text:span><text:span text:style-name="T104"> length. <text:s/></text:span><text:span text:style-name="T105">Bare-metal content residing above X'7FFFFFFF' must be relocated after loading.</text:span></text:p>
      <text:p text:style-name="P61"><text:soft-page-break/><text:span text:style-name="T106">Use the same value for this argument as was specified for the ASMA </text:span><text:span text:style-name="T25">–-gldipl</text:span><text:span text:style-name="T106"> option when the </text:span><text:span text:style-name="T107">bootstrap program was assembled.</text:span></text:p>
      <text:h text:style-name="P276" text:outline-level="3"><text:bookmark-start text:name="__RefHeading__2424_175267726"/>--arch <text:span text:style-name="T201">ACTION</text:span><text:bookmark-end text:name="__RefHeading__2424_175267726"/></text:h>
      <text:p text:style-name="P20">If <text:span text:style-name="T196">supported by the bootstrap loader, </text:span>causes the bootstrap loader to change architectures before entering the bare-metal program <text:span text:style-name="T201">if action is </text:span><text:span text:style-name="T32">change</text:span><text:span text:style-name="T201">. <text:s/>If action is </text:span><text:span text:style-name="T32">64</text:span><text:span text:style-name="T201"> also causes entry to the bare-metal program in 64-bit addressing mode.</text:span></text:p>
      <text:h text:style-name="P277" text:outline-level="3"><text:bookmark-start text:name="__RefHeading__2426_175267726"/>--traps<text:bookmark-end text:name="__RefHeading__2426_175267726"/></text:h>
      <text:p text:style-name="P44">If supported by the bootstrap loader, causes the bootstrap loader to set new <text:span text:style-name="T241">64-bit </text:span>PSW traps before entering bare-metal program.</text:p>
      <text:p text:style-name="P44"><text:span text:style-name="T241">Depending upon the presence or absence of the </text:span><text:span text:style-name="T55">–-arch</text:span><text:span text:style-name="T241"> option, 128-bit trap PSW's will also be established.</text:span></text:p>
      <text:h text:style-name="Heading_20_2" text:outline-level="2"><text:bookmark-start text:name="__RefHeading__2428_175267726"/><text:span text:style-name="T113">Output IPL Medium </text:span><text:span text:style-name="T115">Command-Line </text:span><text:span text:style-name="T113">Options</text:span><text:bookmark-end text:name="__RefHeading__2428_175267726"/></text:h>
      <text:h text:style-name="P281" text:outline-level="3"><text:bookmark-start text:name="__RefHeading__25142_565103337"/><text:span text:style-name="T97">-d/--dtype </text:span><text:span text:style-name="T110">DTYPE</text:span><text:bookmark-end text:name="__RefHeading__25142_565103337"/></text:h>
      <text:p text:style-name="P60"><text:span text:style-name="T97">Describes the device type being created. <text:s/></text:span><text:span text:style-name="T111">An explicit </text:span><text:span text:style-name="T31">DTYPE</text:span><text:span text:style-name="T111"> value may be used or a generic value that implies a specific valu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5">Medium</text:p>
            </table:table-cell>
            <table:table-cell table:style-name="Table3.A1" office:value-type="string">
              <text:p text:style-name="P216">Generic</text:p>
            </table:table-cell>
            <table:table-cell table:style-name="Table3.C1" office:value-type="string">
              <text:p text:style-name="P214"><text:span text:style-name="T194">Supported </text:span><text:span text:style-name="T195">DTYPE</text:span><text:span text:style-name="T194"> </text:span><text:span text:style-name="T195">Values</text:span></text:p>
            </table:table-cell>
          </table:table-row>
        </table:table-header-rows>
        <table:table-row>
          <table:table-cell table:style-name="Table3.A2" office:value-type="string">
            <text:p text:style-name="P194"><text:span text:style-name="T195">C</text:span><text:span text:style-name="T194">ard</text:span><text:span text:style-name="T195">s</text:span></text:p>
          </table:table-cell>
          <table:table-cell table:style-name="Table3.A2" office:value-type="string">
            <text:p text:style-name="P195"><text:span text:style-name="T27">CARD</text:span><text:span text:style-name="T195"> -&gt; </text:span><text:span text:style-name="T27">3525</text:span></text:p>
          </table:table-cell>
          <table:table-cell table:style-name="Table3.C2" office:value-type="string">
            <text:p text:style-name="P130">3525</text:p>
          </table:table-cell>
        </table:table-row>
        <table:table-row>
          <table:table-cell table:style-name="Table3.A2" office:value-type="string">
            <text:p text:style-name="P196">CKD DASD </text:p>
          </table:table-cell>
          <table:table-cell table:style-name="Table3.A2" office:value-type="string">
            <text:p text:style-name="P195"><text:span text:style-name="T27">CKD</text:span><text:span text:style-name="T195"> -&gt; </text:span><text:span text:style-name="T27">3330</text:span></text:p>
          </table:table-cell>
          <table:table-cell table:style-name="Table3.C2" office:value-type="string">
            <text:p text:style-name="P194"><text:span text:style-name="T28">2305</text:span><text:span text:style-name="T194">, </text:span><text:span text:style-name="T28">2311</text:span><text:span text:style-name="T194">, </text:span><text:span text:style-name="T28">2314</text:span><text:span text:style-name="T194">, </text:span><text:span text:style-name="T28">3330</text:span><text:span text:style-name="T194">, </text:span><text:span text:style-name="T28">3340</text:span><text:span text:style-name="T194">, </text:span><text:span text:style-name="T28">3350</text:span><text:span text:style-name="T194">, </text:span><text:span text:style-name="T28">3380</text:span><text:span text:style-name="T194">, </text:span><text:span text:style-name="T28">3390</text:span><text:span text:style-name="T194">, </text:span><text:span text:style-name="T28">9345</text:span></text:p>
          </table:table-cell>
        </table:table-row>
        <table:table-row>
          <table:table-cell table:style-name="Table3.A2" office:value-type="string">
            <text:p text:style-name="P196">FBA DASD</text:p>
          </table:table-cell>
          <table:table-cell table:style-name="Table3.A2" office:value-type="string">
            <text:p text:style-name="P195"><text:span text:style-name="T27">FBA</text:span><text:span text:style-name="T195"> -&gt; </text:span><text:span text:style-name="T27">3310</text:span></text:p>
          </table:table-cell>
          <table:table-cell table:style-name="Table3.C2" office:value-type="string">
            <text:p text:style-name="P194"><text:span text:style-name="T28">0671</text:span><text:span text:style-name="T194">, </text:span><text:span text:style-name="T28">0671-04</text:span><text:span text:style-name="T194">, </text:span><text:span text:style-name="T28">3310</text:span><text:span text:style-name="T194">, </text:span><text:span text:style-name="T28">3370</text:span><text:span text:style-name="T194">, </text:span><text:span text:style-name="T28">3370-2</text:span><text:span text:style-name="T194">, </text:span><text:span text:style-name="T28">9332</text:span><text:span text:style-name="T194">, </text:span><text:span text:style-name="T28">9332-600</text:span><text:span text:style-name="T194">, </text:span><text:span text:style-name="T28">9313</text:span><text:span text:style-name="T194">, </text:span><text:span text:style-name="T28">9335</text:span><text:span text:style-name="T194">, </text:span><text:span text:style-name="T28">9336</text:span><text:span text:style-name="T194">, </text:span><text:span text:style-name="T28">9336-20</text:span></text:p>
          </table:table-cell>
        </table:table-row>
        <table:table-row>
          <table:table-cell table:style-name="Table3.A2" office:value-type="string">
            <text:p text:style-name="P197">Tape</text:p>
          </table:table-cell>
          <table:table-cell table:style-name="Table3.A2" office:value-type="string">
            <text:p text:style-name="P195"><text:span text:style-name="T27">TAPE</text:span><text:span text:style-name="T195"> -&gt; </text:span><text:span text:style-name="T27">3420</text:span></text:p>
          </table:table-cell>
          <table:table-cell table:style-name="Table3.C2" office:value-type="string">
            <text:p text:style-name="P195"><text:span text:style-name="T27">3410</text:span><text:span text:style-name="T195">, </text:span><text:span text:style-name="T27">3420</text:span><text:span text:style-name="T195">, </text:span><text:span text:style-name="T27">3422</text:span><text:span text:style-name="T195">, </text:span><text:span text:style-name="T27">3430</text:span><text:span text:style-name="T195">, </text:span><text:span text:style-name="T27">3480</text:span><text:span text:style-name="T195">, </text:span><text:span text:style-name="T27">3490</text:span><text:span text:style-name="T195">, </text:span><text:span text:style-name="T27">3590</text:span><text:span text:style-name="T195">, </text:span><text:span text:style-name="T27">8809</text:span><text:span text:style-name="T195">, </text:span><text:span text:style-name="T27">9347</text:span></text:p>
          </table:table-cell>
        </table:table-row>
      </table:table>
      <text:p text:style-name="P19"/>
      <text:h text:style-name="Heading_20_3" text:outline-level="3"><text:bookmark-start text:name="__RefHeading__25144_565103337"/><text:span text:style-name="T98">-m/--medium </text:span><text:span text:style-name="T109">FILEPATH</text:span><text:bookmark-end text:name="__RefHeading__25144_565103337"/></text:h>
      <text:p text:style-name="P21">Specifies the file and path to the <text:span text:style-name="T242">emulated </text:span>IPL medium created by the tool. <text:s/><text:span text:style-name="T243">All emulated media types are supported by the Hercules emulator. <text:s/>Depending upon the format, the medium may be supported directly by other platforms.</text:span></text:p>
      <text:h text:style-name="Heading_20_3" text:outline-level="3"><text:bookmark-start text:name="__RefHeading__25150_565103337"/><text:span text:style-name="T97">-r/--recl </text:span><text:span text:style-name="T110">SIZE</text:span><text:bookmark-end text:name="__RefHeading__25150_565103337"/></text:h>
      <text:p text:style-name="P88"><text:span text:style-name="T97">Describes the length of the directed bootstrap records in bytes (including the four-byte address field). <text:s/>Must be compatible with the record sizes supported by the device and selected bootstrap loader. <text:s/></text:span><text:span text:style-name="T98">If omitted, a default record size for the supported device will be </text:span><text:soft-page-break/><text:span text:style-name="T98">used.</text:span></text:p>
      <text:h text:style-name="P278" text:outline-level="3"><text:bookmark-start text:name="__RefHeading__3323_423091853"/>-s/--size OPTION<text:bookmark-end text:name="__RefHeading__3323_423091853"/></text:h>
      <text:p text:style-name="P89"><text:span text:style-name="T145">Defines the sizing of an output CKD DASD or FBA DASD volume. <text:s/>The option is ignored for other device types. <text:s/>In each case all of the content required to IPL or boot the bare-metal program is written. <text:s/>And in each case the DASD volume will have the standard attributes of the </text:span><text:span text:style-name="T50">–-dtype</text:span><text:span text:style-name="T145"> device type. <text:s/>What differs is the physical file system size of the emulated volume and the response to certain channel commands, for example, the </text:span><text:span text:style-name="T50">READ</text:span><text:span text:style-name="T145"> </text:span><text:span text:style-name="T50">DEVICE</text:span><text:span text:style-name="T145"> </text:span><text:span text:style-name="T50">CHARACTERISTICS</text:span><text:span text:style-name="T145"> command.</text:span></text:p>
      <text:p text:style-name="P89"><text:span text:style-name="T145">Three </text:span><text:span text:style-name="T145">values</text:span><text:span text:style-name="T145"> are supported.</text:span></text:p>
      <text:list xml:id="list268520683" text:style-name="L13">
        <text:list-item>
          <text:p text:style-name="P243"><text:span text:style-name="T50">mini</text:span><text:span text:style-name="T145"> - The smallest DASD volume supported by Hercules is created. <text:s/></text:span><text:span text:style-name="T50">mini</text:span><text:span text:style-name="T145"> is the default.</text:span></text:p>
        </text:list-item>
        <text:list-item>
          <text:p text:style-name="P243"><text:span text:style-name="T50">comp</text:span><text:span text:style-name="T145"> – The smallest DASD volume required to allow Hercules compression of the volume is created. <text:s/>The output volume is eligible for compression by a Hercules utility. <text:s/>The emulated volume as created by </text:span><text:span text:style-name="T50">iplasma.py</text:span><text:span text:style-name="T145"> is itself not compressed.</text:span></text:p>
        </text:list-item>
        <text:list-item>
          <text:p text:style-name="P243"><text:span text:style-name="T50">std</text:span><text:span text:style-name="T145"> – A full size DASD volume as specified by the </text:span><text:span text:style-name="T50">--dtype</text:span><text:span text:style-name="T145"> options is created. <text:s/>A </text:span><text:span text:style-name="T50">std</text:span><text:span text:style-name="T145"> volume is also compression eligible.</text:span></text:p>
        </text:list-item>
      </text:list>
      <text:p text:style-name="P236">The <text:span text:style-name="T248">size </text:span>relationship between the different options is:</text:p>
      <text:p text:style-name="P223"><text:span text:style-name="T50">mini</text:span><text:span text:style-name="T145"> &lt;= </text:span><text:span text:style-name="T50">comp</text:span><text:span text:style-name="T145"> &lt;= </text:span><text:span text:style-name="T50">std</text:span><text:span text:style-name="T145">.</text:span></text:p>
      <text:p text:style-name="P245"/>
      <text:p text:style-name="P2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MP2" style:family="paragraph" style:parent-style-name="Footer">
      <style:paragraph-properties fo:text-align="center" style:justify-single-word="false"/>
      <style:text-properties officeooo:paragraph-rsid="00159e98"/>
    </style:style>
    <style:style style:name="MT1" style:family="text">
      <style:text-properties officeooo:rsid="00159e98"/>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itial Program Load with ASMA</text:p>
      </style:header>
      <style:footer>
        <text:p text:style-name="MP2"><text:span text:style-name="MT1">Page </text:span><text:span text:style-name="MT1"><text:page-number text:select-page="current">19</text:page-number></text:span><text:span text:style-name="MT1"> of </text:span><text:span text:style-name="MT1"><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5-01-17T11:10:24</meta:creation-date>
    <dc:date>2015-02-14T13:10:44</dc:date>
    <meta:editing-duration>PT20H42M41S</meta:editing-duration>
    <meta:editing-cycles>158</meta:editing-cycles>
    <meta:generator>LibreOffice/3.6$Linux_X86_64 LibreOffice_project/360m1$Build-304</meta:generator>
    <meta:document-statistic meta:table-count="7" meta:image-count="0" meta:object-count="0" meta:page-count="19" meta:paragraph-count="570" meta:word-count="6226" meta:character-count="37468" meta:non-whitespace-character-count="31704"/>
  </office:meta>
</office:document-meta>
</file>